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6pt"/>
    </style:style>
    <style:style style:name="co2" style:family="table-column">
      <style:table-column-properties fo:break-before="auto" style:column-width="115.34pt"/>
    </style:style>
    <style:style style:name="co3" style:family="table-column">
      <style:table-column-properties fo:break-before="auto" style:column-width="45.61pt"/>
    </style:style>
    <style:style style:name="co4" style:family="table-column">
      <style:table-column-properties fo:break-before="auto" style:column-width="49.29pt"/>
    </style:style>
    <style:style style:name="co5" style:family="table-column">
      <style:table-column-properties fo:break-before="auto" style:column-width="62.65pt"/>
    </style:style>
    <style:style style:name="co6" style:family="table-column">
      <style:table-column-properties fo:break-before="auto" style:column-width="38.44pt"/>
    </style:style>
    <style:style style:name="co7" style:family="table-column">
      <style:table-column-properties fo:break-before="auto" style:column-width="51.31pt"/>
    </style:style>
    <style:style style:name="co8" style:family="table-column">
      <style:table-column-properties fo:break-before="auto" style:column-width="146.01pt"/>
    </style:style>
    <style:style style:name="co9" style:family="table-column">
      <style:table-column-properties fo:break-before="auto" style:column-width="69.11pt"/>
    </style:style>
    <style:style style:name="co10" style:family="table-column">
      <style:table-column-properties fo:break-before="auto" style:column-width="66.25pt"/>
    </style:style>
    <style:style style:name="co11" style:family="table-column">
      <style:table-column-properties fo:break-before="auto" style:column-width="101.85pt"/>
    </style:style>
    <style:style style:name="co12" style:family="table-column">
      <style:table-column-properties fo:break-before="auto" style:column-width="87.59pt"/>
    </style:style>
    <style:style style:name="co13" style:family="table-column">
      <style:table-column-properties fo:break-before="auto" style:column-width="83.34pt"/>
    </style:style>
    <style:style style:name="co14" style:family="table-column">
      <style:table-column-properties fo:break-before="auto" style:column-width="74.04pt"/>
    </style:style>
    <style:style style:name="co15" style:family="table-column">
      <style:table-column-properties fo:break-before="auto" style:column-width="86.14pt"/>
    </style:style>
    <style:style style:name="co16" style:family="table-column">
      <style:table-column-properties fo:break-before="auto" style:column-width="84.76pt"/>
    </style:style>
    <style:style style:name="co17" style:family="table-column">
      <style:table-column-properties fo:break-before="auto" style:column-width="81.21pt"/>
    </style:style>
    <style:style style:name="co18" style:family="table-column">
      <style:table-column-properties fo:break-before="auto" style:column-width="88.36pt"/>
    </style:style>
    <style:style style:name="co19" style:family="table-column">
      <style:table-column-properties fo:break-before="auto" style:column-width="85.44pt"/>
    </style:style>
    <style:style style:name="co20" style:family="table-column">
      <style:table-column-properties fo:break-before="auto" style:column-width="76.2pt"/>
    </style:style>
    <style:style style:name="co21" style:family="table-column">
      <style:table-column-properties fo:break-before="auto" style:column-width="91.16pt"/>
    </style:style>
    <style:style style:name="co22" style:family="table-column">
      <style:table-column-properties fo:break-before="auto" style:column-width="89.74pt"/>
    </style:style>
    <style:style style:name="co23" style:family="table-column">
      <style:table-column-properties fo:break-before="auto" style:column-width="67.66pt"/>
    </style:style>
    <style:style style:name="co24" style:family="table-column">
      <style:table-column-properties fo:break-before="auto" style:column-width="97.54pt"/>
    </style:style>
    <style:style style:name="co25" style:family="table-column">
      <style:table-column-properties fo:break-before="auto" style:column-width="90.45pt"/>
    </style:style>
    <style:style style:name="co26" style:family="table-column">
      <style:table-column-properties fo:break-before="auto" style:column-width="74.81pt"/>
    </style:style>
    <style:style style:name="co27" style:family="table-column">
      <style:table-column-properties fo:break-before="auto" style:column-width="94.76pt"/>
    </style:style>
    <style:style style:name="co28" style:family="table-column">
      <style:table-column-properties fo:break-before="auto" style:column-width="99.69pt"/>
    </style:style>
    <style:style style:name="co29" style:family="table-column">
      <style:table-column-properties fo:break-before="auto" style:column-width="75.49pt"/>
    </style:style>
    <style:style style:name="co30" style:family="table-column">
      <style:table-column-properties fo:break-before="auto" style:column-width="81.89pt"/>
    </style:style>
    <style:style style:name="co31" style:family="table-column">
      <style:table-column-properties fo:break-before="auto" style:column-width="173.06pt"/>
    </style:style>
    <style:style style:name="co32" style:family="table-column">
      <style:table-column-properties fo:break-before="auto" style:column-width="165.26pt"/>
    </style:style>
    <style:style style:name="ro1" style:family="table-row">
      <style:table-row-properties style:row-height="11.99pt" fo:break-before="auto" style:use-optimal-row-height="true"/>
    </style:style>
    <style:style style:name="ro2" style:family="table-row">
      <style:table-row-properties style:row-height="187.51pt" fo:break-before="auto" style:use-optimal-row-height="false"/>
    </style:style>
    <style:style style:name="ro3" style:family="table-row">
      <style:table-row-properties style:row-height="11.25pt" fo:break-before="auto" style:use-optimal-row-height="true"/>
    </style:style>
    <style:style style:name="ro4" style:family="table-row">
      <style:table-row-properties style:row-height="13.49pt" fo:break-before="auto" style:use-optimal-row-height="false"/>
    </style:style>
    <style:style style:name="ro5" style:family="table-row">
      <style:table-row-properties style:row-height="38.24pt" fo:break-before="auto" style:use-optimal-row-height="false"/>
    </style:style>
    <style:style style:name="ro6" style:family="table-row">
      <style:table-row-properties style:row-height="39.74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24.75pt" fo:break-before="auto" style:use-optimal-row-height="false"/>
    </style:style>
    <style:style style:name="ro9" style:family="table-row">
      <style:table-row-properties style:row-height="25.51pt" fo:break-before="auto" style:use-optimal-row-height="false"/>
    </style:style>
    <style:style style:name="ro10" style:family="table-row">
      <style:table-row-properties style:row-height="28.49pt" fo:break-before="auto" style:use-optimal-row-height="false"/>
    </style:style>
    <style:style style:name="ro11" style:family="table-row">
      <style:table-row-properties style:row-height="29.25pt" fo:break-before="auto" style:use-optimal-row-height="false"/>
    </style:style>
    <style:style style:name="ro12" style:family="table-row">
      <style:table-row-properties style:row-height="34.5pt" fo:break-before="auto" style:use-optimal-row-height="false"/>
    </style:style>
    <style:style style:name="ro13" style:family="table-row">
      <style:table-row-properties style:row-height="27.75pt" fo:break-before="auto" style:use-optimal-row-height="false"/>
    </style:style>
    <style:style style:name="ro14" style:family="table-row">
      <style:table-row-properties style:row-height="37.5pt" fo:break-before="auto" style:use-optimal-row-height="false"/>
    </style:style>
    <style:style style:name="ro15" style:family="table-row">
      <style:table-row-properties style:row-height="32.26pt" fo:break-before="auto" style:use-optimal-row-height="false"/>
    </style:style>
    <style:style style:name="ro16" style:family="table-row">
      <style:table-row-properties style:row-height="29.99pt" fo:break-before="auto" style:use-optimal-row-height="false"/>
    </style:style>
    <style:style style:name="ro17" style:family="table-row">
      <style:table-row-properties style:row-height="26.25pt" fo:break-before="auto" style:use-optimal-row-height="false"/>
    </style:style>
    <style:style style:name="ro18" style:family="table-row">
      <style:table-row-properties style:row-height="49.49pt" fo:break-before="auto" style:use-optimal-row-height="false"/>
    </style:style>
    <style:style style:name="ro19" style:family="table-row">
      <style:table-row-properties style:row-height="36.74pt" fo:break-before="auto" style:use-optimal-row-height="false"/>
    </style:style>
    <style:style style:name="ro20" style:family="table-row">
      <style:table-row-properties style:row-height="55.5pt" fo:break-before="auto" style:use-optimal-row-height="false"/>
    </style:style>
    <style:style style:name="ro21" style:family="table-row">
      <style:table-row-properties style:row-height="41.24pt" fo:break-before="auto" style:use-optimal-row-height="false"/>
    </style:style>
    <style:style style:name="ro22" style:family="table-row">
      <style:table-row-properties style:row-height="15pt" fo:break-before="auto" style:use-optimal-row-height="false"/>
    </style:style>
    <style:style style:name="ro23" style:family="table-row">
      <style:table-row-properties style:row-height="14.26pt" fo:break-before="auto" style:use-optimal-row-height="false"/>
    </style:style>
    <style:style style:name="ro24" style:family="table-row">
      <style:table-row-properties style:row-height="15.76pt" fo:break-before="auto" style:use-optimal-row-height="false"/>
    </style:style>
    <style:style style:name="ta1" style:family="table" style:master-page-name="PageStyle_5f_Handleiding">
      <style:table-properties table:display="true" style:writing-mode="lr-tb" tableooo:tab-color="#ffc000"/>
    </style:style>
    <style:style style:name="ta2" style:family="table" style:master-page-name="PageStyle_5f_Agentschappen">
      <style:table-properties table:display="true" style:writing-mode="lr-tb" tableooo:tab-color="#92d050"/>
    </style:style>
    <number:number-style style:name="N3">
      <number:number number:decimal-places="0" loext:min-decimal-places="0" number:min-integer-digits="1" number:grouping="true"/>
    </number:number-style>
    <style:style style:name="ce1" style:family="table-cell" style:parent-style-name="Default">
      <style:table-cell-properties style:cell-protect="none" style:print-content="true" style:rotation-align="none"/>
    </style:style>
    <style:style style:name="ce2" style:family="table-cell" style:parent-style-name="Default">
      <style:table-cell-properties fo:background-color="#ffc000" style:cell-protect="none" style:print-content="tru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5"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6"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8" style:family="table-cell" style:parent-style-name="Default">
      <style:table-cell-properties fo:border-bottom="1.76pt solid #000000" fo:background-color="#ffc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1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style>
    <style:style style:name="ce13"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1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1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style>
    <style:style style:name="ce1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23" style:family="table-cell" style:parent-style-name="Default">
      <style:table-cell-properties fo:border-bottom="1.76pt solid #000000" fo:background-color="#ffc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6" style:family="table-cell" style:parent-style-name="Default">
      <style:table-cell-properties fo:border-bottom="none" style:cell-protect="none" style:print-content="tru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7"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9"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0" style:family="table-cell" style:parent-style-name="Default">
      <style:table-cell-properties fo:border-bottom="0.74pt solid #ffffff" fo:background-color="#8eb4e3" style:cell-protect="protected" style:print-content="true" style:diagonal-bl-tr="none" style:diagonal-tl-br="none" fo:border-left="none" fo:border-right="0.74pt solid #ffffff" style:rotation-align="none" fo:border-top="2.49pt solid #ffffff"/>
    </style:style>
    <style:style style:name="ce31" style:family="table-cell" style:parent-style-name="Default">
      <style:table-cell-properties fo:border-bottom="0.74pt solid #ffffff" fo:background-color="#c6d9f1" style:cell-protect="protected" style:print-content="true" style:diagonal-bl-tr="none" style:diagonal-tl-br="none" fo:border-left="none" fo:border-right="0.74pt solid #ffffff" style:rotation-align="none" fo:border-top="0.74pt solid #ffffff"/>
    </style:style>
    <style:style style:name="ce32" style:family="table-cell" style:parent-style-name="Default">
      <style:table-cell-properties fo:border-bottom="0.74pt solid #ffffff" fo:background-color="#8eb4e3" style:cell-protect="protected" style:print-content="true" style:diagonal-bl-tr="none" style:diagonal-tl-br="none" fo:border-left="none" fo:border-right="0.74pt solid #ffffff" style:rotation-align="none" fo:border-top="0.74pt solid #ffffff"/>
    </style:style>
    <style:style style:name="ce33" style:family="table-cell" style:parent-style-name="Default">
      <style:table-cell-properties fo:border-bottom="0.74pt solid #ffffff" fo:background-color="#8eb4e3" style:cell-protect="protected" style:print-content="true" style:diagonal-bl-tr="none" style:diagonal-tl-br="none" fo:border-left="none" fo:border-right="0.74pt solid #ffffff" style:rotation-align="none" fo:border-top="1.76pt solid #ffffff"/>
    </style:style>
    <style:style style:name="ce34" style:family="table-cell" style:parent-style-name="Default">
      <style:table-cell-properties fo:border-bottom="0.74pt solid #ffffff" fo:background-color="#8eb4e3" style:cell-protect="none" style:print-content="true" style:diagonal-bl-tr="none" style:diagonal-tl-br="none" fo:border-left="none" fo:border-right="0.74pt solid #ffffff" style:rotation-align="none" fo:border-top="0.74pt solid #ffffff"/>
    </style:style>
    <style:style style:name="ce35" style:family="table-cell" style:parent-style-name="Default">
      <style:table-cell-properties fo:border-bottom="0.74pt solid #ffffff" fo:background-color="#c6d9f1" style:cell-protect="none" style:print-content="true" style:diagonal-bl-tr="none" style:diagonal-tl-br="none" fo:border-left="none" fo:border-right="0.74pt solid #ffffff" style:rotation-align="none" fo:border-top="0.74pt solid #ffffff"/>
    </style:style>
    <style:style style:name="ce36" style:family="table-cell" style:parent-style-name="Default">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7" style:family="table-cell" style:parent-style-name="Default">
      <style:table-cell-properties fo:border-bottom="2.49pt solid #ffffff" fo:background-color="#4f81bd" style:cell-protect="none" style:print-content="true" style:diagonal-bl-tr="none" style:diagonal-tl-br="none" fo:border-left="0.74pt solid #ffffff" fo:border-right="0.74pt solid #ffffff" style:rotation-align="none" fo:border-top="non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8" style:family="table-cell" style:parent-style-name="Default">
      <style:table-cell-properties fo:border-bottom="0.74pt solid #ffffff" fo:background-color="#8eb4e3" style:cell-protect="protected" style:print-content="true" style:diagonal-bl-tr="none" style:diagonal-tl-br="none" fo:border-left="0.74pt solid #ffffff" fo:border-right="0.74pt solid #ffffff" style:rotation-align="none" fo:border-top="2.49pt solid #ffffff"/>
    </style:style>
    <style:style style:name="ce39" style:family="table-cell" style:parent-style-name="Default">
      <style:table-cell-properties fo:background-color="#c6d9f1" style:cell-protect="protected" style:print-content="true" style:diagonal-bl-tr="none" style:diagonal-tl-br="none" fo:border="0.74pt solid #ffffff" style:rotation-align="none"/>
    </style:style>
    <style:style style:name="ce40" style:family="table-cell" style:parent-style-name="Default">
      <style:table-cell-properties fo:background-color="#8eb4e3" style:cell-protect="protected" style:print-content="true" style:diagonal-bl-tr="none" style:diagonal-tl-br="none" fo:border="0.74pt solid #ffffff" style:rotation-align="none"/>
    </style:style>
    <style:style style:name="ce41" style:family="table-cell" style:parent-style-name="Default">
      <style:table-cell-properties fo:border-bottom="0.74pt solid #ffffff" fo:background-color="#8eb4e3" style:cell-protect="protected" style:print-content="true" style:diagonal-bl-tr="none" style:diagonal-tl-br="none" fo:border-left="0.74pt solid #ffffff" fo:border-right="0.74pt solid #ffffff" style:rotation-align="none" fo:border-top="1.76pt solid #ffffff"/>
    </style:style>
    <style:style style:name="ce42" style:family="table-cell" style:parent-style-name="Default">
      <style:table-cell-properties fo:background-color="#8eb4e3" style:cell-protect="none" style:print-content="true" style:diagonal-bl-tr="none" style:diagonal-tl-br="none" fo:border="0.74pt solid #ffffff" style:rotation-align="none"/>
    </style:style>
    <style:style style:name="ce43" style:family="table-cell" style:parent-style-name="Default">
      <style:table-cell-properties fo:background-color="#c6d9f1" style:cell-protect="none" style:print-content="true" style:diagonal-bl-tr="none" style:diagonal-tl-br="none" fo:border="0.74pt solid #ffffff" style:rotation-align="none"/>
    </style:style>
    <style:style style:name="ce44" style:family="table-cell" style:parent-style-name="Default">
      <style:table-cell-properties fo:border-bottom="none" fo:background-color="#4f81bd"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45"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2.49pt solid #ffffff"/>
    </style:style>
    <style:style style:name="ce46" style:family="table-cell" style:parent-style-name="Default">
      <style:table-cell-properties fo:border-bottom="0.74pt solid #ffffff" fo:background-color="#c6d9f1" style:cell-protect="none" style:print-content="true" style:diagonal-bl-tr="none" style:diagonal-tl-br="none" fo:border-left="0.74pt solid #ffffff" fo:border-right="none" style:rotation-align="none" fo:border-top="0.74pt solid #ffffff"/>
    </style:style>
    <style:style style:name="ce47"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0.74pt solid #ffffff"/>
    </style:style>
    <style:style style:name="ce48"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1.76pt solid #ffffff"/>
    </style:style>
    <style:style style:name="ce49" style:family="table-cell" style:parent-style-name="Default" style:data-style-name="N3">
      <style:table-cell-properties fo:border-bottom="0.74pt solid #ffffff" fo:background-color="#8eb4e3" style:cell-protect="none" style:print-content="true" style:diagonal-bl-tr="none" style:diagonal-tl-br="none" fo:border-left="0.74pt solid #ffffff" fo:border-right="none" style:rotation-align="none" fo:border-top="2.49pt solid #ffffff"/>
    </style:style>
    <style:style style:name="ce50" style:family="table-cell" style:parent-style-name="Default">
      <style:table-cell-properties fo:background-color="#ffc000"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1" style:family="table-cell" style:parent-style-name="Default">
      <style:table-cell-properties fo:background-color="#17ac0c"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2"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53" style:family="table-cell" style:parent-style-name="Excel_20_Built-in_20_Currency" style:data-style-name="N126">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4" style:family="table-cell" style:parent-style-name="Excel_20_Built-in_20_Currency" style:data-style-name="N126">
      <style:table-cell-properties fo:border-bottom="0.74pt solid #ffffff" fo:background-color="#c6d9f1"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5" style:family="table-cell" style:parent-style-name="Excel_20_Built-in_20_Currency" style:data-style-name="N126">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6" style:family="table-cell" style:parent-style-name="Excel_20_Built-in_20_Currency_20_1" style:data-style-name="N128">
      <style:table-cell-properties fo:border-bottom="0.74pt solid #ffffff" fo:background-color="#8eb4e3" style:cell-protect="none" style:print-content="true" style:diagonal-bl-tr="none" style:diagonal-tl-br="none" style:text-align-source="value-type" style:repeat-content="false" fo:wrap-option="no-wrap" fo:border-left="1.76pt solid #000000" style:direction="ltr" fo:border-right="0.74pt solid #ffffff" style:rotation-angle="0" style:rotation-align="none" style:shrink-to-fit="false" fo:border-top="1.76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7" style:family="table-cell" style:parent-style-name="Excel_20_Built-in_20_Currency_20_1" style:data-style-name="N128">
      <style:table-cell-properties fo:border-bottom="0.74pt solid #ffffff" fo:background-color="#c6d9f1" style:cell-protect="none" style:print-content="true" style:diagonal-bl-tr="none" style:diagonal-tl-br="none" style:text-align-source="value-type" style:repeat-content="false" fo:wrap-option="no-wrap" fo:border-left="1.76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8" style:family="table-cell" style:parent-style-name="Excel_20_Built-in_20_Currency_20_1" style:data-style-name="N128">
      <style:table-cell-properties fo:border-bottom="0.74pt solid #ffffff" fo:background-color="#8eb4e3" style:cell-protect="none" style:print-content="true" style:diagonal-bl-tr="none" style:diagonal-tl-br="none" style:text-align-source="value-type" style:repeat-content="false" fo:wrap-option="no-wrap" fo:border-left="1.76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9"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0"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1"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2" style:family="table-cell" style:parent-style-name="Excel_20_Built-in_20_Currency" style:data-style-name="N126">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3" style:family="table-cell" style:parent-style-name="Excel_20_Built-in_20_Currency" style:data-style-name="N126">
      <style:table-cell-properties fo:background-color="#c6d9f1"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4" style:family="table-cell" style:parent-style-name="Excel_20_Built-in_20_Currency" style:data-style-name="N126">
      <style:table-cell-properties fo:background-color="#8eb4e3"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5" style:family="table-cell" style:parent-style-name="Excel_20_Built-in_20_Currency_20_1" style:data-style-name="N128">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6" style:family="table-cell" style:parent-style-name="Excel_20_Built-in_20_Currency_20_1" style:data-style-name="N128">
      <style:table-cell-properties fo:background-color="#c6d9f1"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7" style:family="table-cell" style:parent-style-name="Excel_20_Built-in_20_Currency_20_1" style:data-style-name="N128">
      <style:table-cell-properties fo:background-color="#8eb4e3"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9" style:family="table-cell" style:parent-style-name="Excel_20_Built-in_20_Currency" style:data-style-name="N126">
      <style:table-cell-properties fo:border-bottom="none"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0" style:family="table-cell" style:parent-style-name="Excel_20_Built-in_20_Currency" style:data-style-name="N126">
      <style:table-cell-properties fo:background-color="#bfbfb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1" style:family="table-cell" style:parent-style-name="Excel_20_Built-in_20_Currency_20_1" style:data-style-name="N128">
      <style:table-cell-properties fo:border-bottom="none"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2" style:family="table-cell" style:parent-style-name="Excel_20_Built-in_20_Currency_20_1" style:data-style-name="N128">
      <style:table-cell-properties fo:background-color="#bfbfb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3"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4"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5"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style>
    <style:style style:name="ce76"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style>
    <style:style style:name="ce77"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none" style:rotation-align="none" fo:border-top="1.76pt solid #ffffff"/>
    </style:style>
    <style:style style:name="ce78"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style>
    <style:style style:name="ce79" style:family="table-cell" style:parent-style-name="Default">
      <style:table-cell-properties fo:background-color="#a33d3b"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0"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1" style:family="table-cell" style:parent-style-name="Excel_20_Built-in_20_Currency" style:data-style-name="N126">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2" style:family="table-cell" style:parent-style-name="Excel_20_Built-in_20_Currency_20_1" style:data-style-name="N128">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3" style:family="table-cell" style:parent-style-name="Excel_20_Built-in_20_Currency" style:data-style-name="N126">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4"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5" style:family="table-cell" style:parent-style-name="Excel_20_Built-in_20_Currency" style:data-style-name="N126">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6" style:family="table-cell" style:parent-style-name="Excel_20_Built-in_20_Currency" style:data-style-name="N126">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7" style:family="table-cell" style:parent-style-name="Excel_20_Built-in_20_Currency_20_1" style:data-style-name="N128">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1.76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8" style:family="table-cell" style:parent-style-name="Excel_20_Built-in_20_Currency_20_1" style:data-style-name="N128">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9"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0"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91"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2" style:family="table-cell" style:parent-style-name="Default" style:data-style-name="N126">
      <style:table-cell-properties fo:border-bottom="0.74pt solid #ffffff" fo:background-color="#bfbfbf" style:cell-protect="protected" style:print-content="true" style:diagonal-bl-tr="none" style:diagonal-tl-br="none" fo:border-left="2.49pt solid #000000" fo:border-right="0.74pt solid #ffffff" style:rotation-align="none" fo:border-top="2.49pt solid #ffffff"/>
    </style:style>
    <style:style style:name="ce93" style:family="table-cell" style:parent-style-name="Default" style:data-style-name="N126">
      <style:table-cell-properties fo:border-bottom="0.74pt solid #ffffff" fo:background-color="#bfbfbf" style:cell-protect="protected" style:print-content="true" style:diagonal-bl-tr="none" style:diagonal-tl-br="none" fo:border-left="2.49pt solid #000000" fo:border-right="0.74pt solid #ffffff" style:rotation-align="none" fo:border-top="0.74pt solid #ffffff"/>
    </style:style>
    <style:style style:name="ce94" style:family="table-cell" style:parent-style-name="Default" style:data-style-name="N128">
      <style:table-cell-properties fo:border-bottom="0.74pt solid #ffffff" fo:background-color="#bfbfbf" style:cell-protect="protected" style:print-content="true" style:diagonal-bl-tr="none" style:diagonal-tl-br="none" fo:border-left="1.76pt solid #000000" fo:border-right="0.74pt solid #ffffff" style:rotation-align="none" fo:border-top="1.76pt solid #ffffff"/>
    </style:style>
    <style:style style:name="ce95" style:family="table-cell" style:parent-style-name="Default" style:data-style-name="N128">
      <style:table-cell-properties fo:border-bottom="0.74pt solid #ffffff" fo:background-color="#bfbfbf" style:cell-protect="protected" style:print-content="true" style:diagonal-bl-tr="none" style:diagonal-tl-br="none" fo:border-left="1.76pt solid #000000" fo:border-right="0.74pt solid #ffffff" style:rotation-align="none" fo:border-top="0.74pt solid #ffffff"/>
    </style:style>
    <style:style style:name="ce96" style:family="table-cell" style:parent-style-name="Default">
      <style:table-cell-properties fo:background-color="#fbe06d"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7"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8" style:family="table-cell" style:parent-style-name="Default">
      <style:table-cell-properties fo:border-bottom="none" fo:background-color="#4f81bd"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9" style:family="table-cell" style:parent-style-name="Default" style:data-style-name="N126">
      <style:table-cell-properties fo:border-bottom="0.74pt solid #ffffff" fo:background-color="#8eb4e3" style:cell-protect="none" style:print-content="true" style:diagonal-bl-tr="none" style:diagonal-tl-br="none" fo:border-left="2.49pt solid #000000" fo:border-right="0.74pt solid #ffffff" style:rotation-align="none" fo:border-top="2.49pt solid #ffffff"/>
    </style:style>
    <style:style style:name="ce100" style:family="table-cell" style:parent-style-name="Default" style:data-style-name="N126">
      <style:table-cell-properties fo:border-bottom="0.74pt solid #ffffff" fo:background-color="#c6d9f1" style:cell-protect="none" style:print-content="true" style:diagonal-bl-tr="none" style:diagonal-tl-br="none" fo:border-left="2.49pt solid #000000" fo:border-right="0.74pt solid #ffffff" style:rotation-align="none" fo:border-top="0.74pt solid #ffffff"/>
    </style:style>
    <style:style style:name="ce101" style:family="table-cell" style:parent-style-name="Default" style:data-style-name="N126">
      <style:table-cell-properties fo:border-bottom="0.74pt solid #ffffff" fo:background-color="#8eb4e3" style:cell-protect="none" style:print-content="true" style:diagonal-bl-tr="none" style:diagonal-tl-br="none" fo:border-left="2.49pt solid #000000" fo:border-right="0.74pt solid #ffffff" style:rotation-align="none" fo:border-top="0.74pt solid #ffffff"/>
    </style:style>
    <style:style style:name="ce102" style:family="table-cell" style:parent-style-name="Default" style:data-style-name="N128">
      <style:table-cell-properties fo:border-bottom="0.74pt solid #ffffff" fo:background-color="#8eb4e3" style:cell-protect="none" style:print-content="true" style:diagonal-bl-tr="none" style:diagonal-tl-br="none" fo:border-left="1.76pt solid #000000" fo:border-right="0.74pt solid #ffffff" style:rotation-align="none" fo:border-top="1.76pt solid #ffffff"/>
    </style:style>
    <style:style style:name="ce103" style:family="table-cell" style:parent-style-name="Default" style:data-style-name="N128">
      <style:table-cell-properties fo:border-bottom="0.74pt solid #ffffff" fo:background-color="#c6d9f1" style:cell-protect="none" style:print-content="true" style:diagonal-bl-tr="none" style:diagonal-tl-br="none" fo:border-left="1.76pt solid #000000" fo:border-right="0.74pt solid #ffffff" style:rotation-align="none" fo:border-top="0.74pt solid #ffffff"/>
    </style:style>
    <style:style style:name="ce104" style:family="table-cell" style:parent-style-name="Default" style:data-style-name="N128">
      <style:table-cell-properties fo:border-bottom="0.74pt solid #ffffff" fo:background-color="#8eb4e3" style:cell-protect="none" style:print-content="true" style:diagonal-bl-tr="none" style:diagonal-tl-br="none" fo:border-left="1.76pt solid #000000" fo:border-right="0.74pt solid #ffffff" style:rotation-align="none" fo:border-top="0.74pt solid #ffffff"/>
    </style:style>
    <style:style style:name="ce105" style:family="table-cell" style:parent-style-name="Default" style:data-style-name="N3">
      <style:table-cell-properties style:rotation-align="none"/>
    </style:style>
    <style:style style:name="ce106" style:family="table-cell" style:parent-style-name="Default" style:data-style-name="N126">
      <style:table-cell-properties fo:border-bottom="0.74pt solid #ffffff" fo:background-color="#8eb4e3" style:cell-protect="none" style:print-content="true" style:diagonal-bl-tr="none" style:diagonal-tl-br="none" fo:border-left="0.74pt solid #ffffff" fo:border-right="0.74pt solid #ffffff" style:rotation-align="none" fo:border-top="2.49pt solid #ffffff"/>
    </style:style>
    <style:style style:name="ce107" style:family="table-cell" style:parent-style-name="Default" style:data-style-name="N126">
      <style:table-cell-properties fo:background-color="#c6d9f1" style:cell-protect="none" style:print-content="true" style:diagonal-bl-tr="none" style:diagonal-tl-br="none" fo:border="0.74pt solid #ffffff" style:rotation-align="none"/>
    </style:style>
    <style:style style:name="ce108" style:family="table-cell" style:parent-style-name="Default" style:data-style-name="N126">
      <style:table-cell-properties fo:background-color="#8eb4e3" style:cell-protect="none" style:print-content="true" style:diagonal-bl-tr="none" style:diagonal-tl-br="none" fo:border="0.74pt solid #ffffff" style:rotation-align="none"/>
    </style:style>
    <style:style style:name="ce109" style:family="table-cell" style:parent-style-name="Default" style:data-style-name="N128">
      <style:table-cell-properties fo:border-bottom="0.74pt solid #ffffff" fo:background-color="#8eb4e3" style:cell-protect="none" style:print-content="true" style:diagonal-bl-tr="none" style:diagonal-tl-br="none" fo:border-left="0.74pt solid #ffffff" fo:border-right="0.74pt solid #ffffff" style:rotation-align="none" fo:border-top="1.76pt solid #ffffff"/>
    </style:style>
    <style:style style:name="ce110" style:family="table-cell" style:parent-style-name="Default" style:data-style-name="N128">
      <style:table-cell-properties fo:background-color="#c6d9f1" style:cell-protect="none" style:print-content="true" style:diagonal-bl-tr="none" style:diagonal-tl-br="none" fo:border="0.74pt solid #ffffff" style:rotation-align="none"/>
    </style:style>
    <style:style style:name="ce111" style:family="table-cell" style:parent-style-name="Default" style:data-style-name="N128">
      <style:table-cell-properties fo:background-color="#8eb4e3" style:cell-protect="none" style:print-content="true" style:diagonal-bl-tr="none" style:diagonal-tl-br="none" fo:border="0.74pt solid #ffffff" style:rotation-align="none"/>
    </style:style>
    <style:style style:name="ce112"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13" style:family="table-cell" style:parent-style-name="Default">
      <style:table-cell-properties fo:border-bottom="none" fo:background-color="#bfbfbf"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14"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23" style:base-cell-address="Agentschappen.AC5"/>
    </style:style>
    <style:style style:name="ce115"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style>
    <style:style style:name="ce116"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J$5]" style:apply-style-name="ConditionalStyle_5f_21" style:base-cell-address="Agentschappen.AC7"/>
    </style:style>
    <style:style style:name="ce117" style:family="table-cell" style:parent-style-name="Default" style:data-style-name="N128">
      <style:table-cell-properties fo:border-bottom="none" fo:background-color="#bfbfbf" style:cell-protect="protected" style:print-content="true" style:diagonal-bl-tr="none" style:diagonal-tl-br="none" fo:border-left="0.74pt solid #ffffff" fo:border-right="none" style:rotation-align="none" fo:border-top="1.76pt solid #ffffff"/>
      <style:map style:condition="cell-content()=[.$AJ$5]" style:apply-style-name="ConditionalStyle_5f_17" style:base-cell-address="Agentschappen.AC11"/>
    </style:style>
    <style:style style:name="ce118"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1.76pt solid #000000" style:rotation-align="none" fo:border-top="0.74pt solid #ffffff"/>
      <style:map style:condition="cell-content()=[.$AJ$5]" style:apply-style-name="ConditionalStyle_5f_17" style:base-cell-address="Agentschappen.AC11"/>
    </style:style>
    <style:style style:name="ce119"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16" style:base-cell-address="Agentschappen.AC19"/>
    </style:style>
    <style:style style:name="ce120"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J$5]" style:apply-style-name="ConditionalStyle_5f_16" style:base-cell-address="Agentschappen.AC19"/>
    </style:style>
    <style:style style:name="ce121"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14" style:base-cell-address="Agentschappen.AC21"/>
    </style:style>
    <style:style style:name="ce122"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12" style:base-cell-address="Agentschappen.AC22"/>
    </style:style>
    <style:style style:name="ce123"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10" style:base-cell-address="Agentschappen.AC23"/>
    </style:style>
    <style:style style:name="ce124"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8" style:base-cell-address="Agentschappen.AC24"/>
    </style:style>
    <style:style style:name="ce125"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4" style:base-cell-address="Agentschappen.AC29"/>
    </style:style>
    <style:style style:name="ce126" style:family="table-cell" style:parent-style-name="Default" style:data-style-name="N126">
      <style:table-cell-properties fo:border-bottom="none" fo:background-color="#bfbfbf" style:cell-protect="protected" style:print-content="true" style:diagonal-bl-tr="none" style:diagonal-tl-br="none" fo:border-left="0.74pt solid #ffffff" fo:border-right="none" style:rotation-align="none" fo:border-top="2.49pt solid #ffffff"/>
      <style:map style:condition="cell-content()=[.$AJ$5]" style:apply-style-name="ConditionalStyle_5f_2" style:base-cell-address="Agentschappen.AC30"/>
    </style:style>
    <style:style style:name="ce127"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J$5]" style:apply-style-name="ConditionalStyle_5f_2" style:base-cell-address="Agentschappen.AC30"/>
    </style:style>
    <style:style style:name="ce128"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J$5]" style:apply-style-name="ConditionalStyle_5f_23" style:base-cell-address="Agentschappen.AC5"/>
    </style:style>
    <style:style style:name="ce129"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0" style:family="table-cell" style:parent-style-name="Default" style:data-style-name="N126">
      <style:table-cell-properties fo:border-bottom="0.74pt solid #ffffff" fo:background-color="#c6d9f1" style:cell-protect="none" style:print-content="true" style:diagonal-bl-tr="none" style:diagonal-tl-br="none" fo:border-left="none" fo:border-right="0.74pt solid #ffffff" style:rotation-align="none" fo:border-top="0.74pt solid #ffffff"/>
    </style:style>
    <style:style style:name="ce131" style:family="table-cell" style:parent-style-name="Default" style:data-style-name="N126">
      <style:table-cell-properties fo:border-bottom="0.74pt solid #ffffff" fo:background-color="#8eb4e3" style:cell-protect="none" style:print-content="true" style:diagonal-bl-tr="none" style:diagonal-tl-br="none" fo:border-left="none" fo:border-right="0.74pt solid #ffffff" style:rotation-align="none" fo:border-top="0.74pt solid #ffffff"/>
    </style:style>
    <style:style style:name="ce132" style:family="table-cell" style:parent-style-name="Default" style:data-style-name="N128">
      <style:table-cell-properties fo:border-bottom="0.74pt solid #ffffff" fo:background-color="#c6d9f1" style:cell-protect="none" style:print-content="true" style:diagonal-bl-tr="none" style:diagonal-tl-br="none" fo:border-left="none" fo:border-right="0.74pt solid #ffffff" style:rotation-align="none" fo:border-top="0.74pt solid #ffffff"/>
    </style:style>
    <style:style style:name="ce133" style:family="table-cell" style:parent-style-name="Default" style:data-style-name="N128">
      <style:table-cell-properties fo:border-bottom="0.74pt solid #ffffff" fo:background-color="#8eb4e3" style:cell-protect="none" style:print-content="true" style:diagonal-bl-tr="none" style:diagonal-tl-br="none" fo:border-left="none" fo:border-right="0.74pt solid #ffffff" style:rotation-align="none" fo:border-top="0.74pt solid #ffffff"/>
    </style:style>
    <style:style style:name="ce134" style:family="table-cell" style:parent-style-name="Excel_20_Built-in_20_Check_20_Cell" style:data-style-name="N126">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map style:condition="cell-content()=[.$AK$5]" style:apply-style-name="ConditionalStyle_5f_6" style:base-cell-address="Agentschappen.AD25"/>
    </style:style>
    <style:style style:name="ce135"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K$5]" style:apply-style-name="ConditionalStyle_5f_6" style:base-cell-address="Agentschappen.AD25"/>
    </style:style>
    <style:style style:name="ce136"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0.74pt solid #ffffff" style:rotation-align="none" fo:border-top="2.49pt solid #ffffff"/>
    </style:style>
    <style:style style:name="ce137" style:family="table-cell" style:parent-style-name="Default" style:data-style-name="N126">
      <style:table-cell-properties fo:background-color="#bfbfbf" style:cell-protect="protected" style:print-content="true" style:diagonal-bl-tr="none" style:diagonal-tl-br="none" fo:border="0.74pt solid #ffffff" style:rotation-align="none"/>
    </style:style>
    <style:style style:name="ce138"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0.74pt solid #ffffff" style:rotation-align="none" fo:border-top="1.76pt solid #ffffff"/>
    </style:style>
    <style:style style:name="ce139" style:family="table-cell" style:parent-style-name="Default" style:data-style-name="N128">
      <style:table-cell-properties fo:background-color="#bfbfbf" style:cell-protect="protected" style:print-content="true" style:diagonal-bl-tr="none" style:diagonal-tl-br="none" fo:border="0.74pt solid #ffffff" style:rotation-align="none"/>
    </style:style>
    <style:style style:name="ce140" style:family="table-cell" style:parent-style-name="Default">
      <style:table-cell-properties fo:border-bottom="none" fo:background-color="#bfbfbf" style:cell-protect="none" style:print-content="true" style:diagonal-bl-tr="none" style:diagonal-tl-br="none" style:text-align-source="value-type" style:repeat-content="false" fo:wrap-option="wrap" fo:border-left="0.74pt solid #ffffff"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41"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22" style:base-cell-address="Agentschappen.AJ5"/>
    </style:style>
    <style:style style:name="ce142"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style>
    <style:style style:name="ce143"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C$5]" style:apply-style-name="ConditionalStyle_5f_20" style:base-cell-address="Agentschappen.AJ7"/>
    </style:style>
    <style:style style:name="ce144"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1.76pt solid #000000" style:rotation-align="none" fo:border-top="1.76pt solid #ffffff"/>
      <style:map style:condition="cell-content()=[.$AC$5]" style:apply-style-name="ConditionalStyle_5f_18" style:base-cell-address="Agentschappen.AJ11"/>
    </style:style>
    <style:style style:name="ce145"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1.76pt solid #000000" style:rotation-align="none" fo:border-top="0.74pt solid #ffffff"/>
      <style:map style:condition="cell-content()=[.$AC$5]" style:apply-style-name="ConditionalStyle_5f_18" style:base-cell-address="Agentschappen.AJ11"/>
    </style:style>
    <style:style style:name="ce146"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1.76pt solid #000000" style:rotation-align="none" fo:border-top="0.74pt solid #ffffff"/>
      <style:map style:condition="cell-content()=[.$AC$5]" style:apply-style-name="ConditionalStyle_5f_19" style:base-cell-address="Agentschappen.AJ17"/>
    </style:style>
    <style:style style:name="ce147"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15" style:base-cell-address="Agentschappen.AJ19"/>
    </style:style>
    <style:style style:name="ce148"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C$5]" style:apply-style-name="ConditionalStyle_5f_15" style:base-cell-address="Agentschappen.AJ19"/>
    </style:style>
    <style:style style:name="ce149"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13" style:base-cell-address="Agentschappen.AJ21"/>
    </style:style>
    <style:style style:name="ce150"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11" style:base-cell-address="Agentschappen.AJ22"/>
    </style:style>
    <style:style style:name="ce151"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9" style:base-cell-address="Agentschappen.AJ23"/>
    </style:style>
    <style:style style:name="ce152"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7" style:base-cell-address="Agentschappen.AJ24"/>
    </style:style>
    <style:style style:name="ce153"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3" style:base-cell-address="Agentschappen.AJ29"/>
    </style:style>
    <style:style style:name="ce154"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C$5]" style:apply-style-name="ConditionalStyle_5f_1" style:base-cell-address="Agentschappen.AJ30"/>
    </style:style>
    <style:style style:name="ce155"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C$5]" style:apply-style-name="ConditionalStyle_5f_1" style:base-cell-address="Agentschappen.AJ30"/>
    </style:style>
    <style:style style:name="ce156"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C$5]" style:apply-style-name="ConditionalStyle_5f_22" style:base-cell-address="Agentschappen.AJ5"/>
    </style:style>
    <style:style style:name="ce157" style:family="table-cell" style:parent-style-name="Default">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1.76pt solid #ffffff" style:vertical-align="bottom" loext:vertical-justify="auto"/>
      <style:paragraph-properties css3t:text-justify="auto" fo:margin-left="0pt" style:writing-mode="page"/>
    </style:style>
    <style:style style:name="ce158" style:family="table-cell" style:parent-style-name="Default">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style>
    <style:style style:name="ce159" style:family="table-cell" style:parent-style-name="Default">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style>
    <style:style style:name="ce160" style:family="table-cell" style:parent-style-name="Default">
      <style:table-cell-properties fo:border-bottom="0.74pt solid #ffffff" fo:background-color="#8eb4e3"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style>
    <style:style style:name="ce161" style:family="table-cell" style:parent-style-name="Default" style:data-style-name="N126">
      <style:table-cell-properties fo:border-bottom="0.74pt solid #ffffff" fo:background-color="#a6a6a6" style:cell-protect="protected" style:print-content="true" style:diagonal-bl-tr="none" style:diagonal-tl-br="none" fo:border-left="0.74pt solid #ffffff" fo:border-right="2.49pt solid #000000" style:rotation-align="none" fo:border-top="2.49pt solid #ffffff"/>
      <style:map style:condition="cell-content()=[.$AD$5]" style:apply-style-name="ConditionalStyle_5f_5" style:base-cell-address="Agentschappen.AK25"/>
    </style:style>
    <style:style style:name="ce162" style:family="table-cell" style:parent-style-name="Default" style:data-style-name="N126">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D$5]" style:apply-style-name="ConditionalStyle_5f_5" style:base-cell-address="Agentschappen.AK25"/>
    </style:style>
    <style:style style:name="ce163"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64" style:family="table-cell" style:parent-style-name="Default">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165" style:family="table-cell" style:parent-style-name="Default">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66" style:family="table-cell" style:parent-style-name="Default">
      <style:table-cell-properties style:cell-protect="none"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67"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68"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9"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70" style:family="table-cell" style:parent-style-name="Default">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171" style:family="table-cell" style:parent-style-name="Defaul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72" style:family="table-cell" style:parent-style-name="Default">
      <style:table-cell-properties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T1" style:family="text">
      <style:text-properties fo:color="#000000" style:font-name="Verdana" fo:font-size="9pt" fo:font-weight="bold" style:text-underline-style="solid" style:text-underline-width="auto"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style:style style:name="T2" style:family="text">
      <style:text-properties fo:color="#000000" style:font-name="Verdana" fo:font-size="9pt" fo:font-weight="bold" style:text-underline-style="none"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style:style style:name="T3" style:family="text">
      <style:text-properties style:font-style-complex="normal" fo:text-shadow="none" style:font-style-asian="normal" style:font-weight-complex="bold" style:font-weight-asian="bold" style:font-size-complex="9pt" style:font-size-asian="9pt" style:font-name-complex="Verdana" fo:color="#000000" style:text-position="0% 100%" style:text-outline="false" fo:font-style="normal" style:text-line-through-type="none" style:text-underline-style="none" style:text-underline-color="font-color" fo:font-weight="bold" fo:font-size="9pt" style:font-name="Verdana"/>
    </style:style>
    <style:style style:name="T4"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style:text-underline-style="none" style:text-underline-color="font-color" fo:font-size="9pt" style:font-name="Verdana" fo:font-weight="normal" style:font-weight-asian="normal" style:font-weight-complex="normal"/>
    </style:style>
    <style:style style:name="T5"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fo:font-size="9pt" style:font-name="Verdana" fo:font-weight="normal" style:font-weight-asian="normal" style:font-weight-complex="normal" style:text-underline-style="solid" style:text-underline-width="auto" style:text-underline-color="font-color"/>
    </style:style>
    <style:style style:name="T6"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fo:font-size="9pt" style:font-name="Verdana" fo:font-weight="normal" style:font-weight-asian="normal" style:font-weight-complex="normal" style:text-underline-style="none" style:text-underline-color="font-color"/>
    </style:style>
    <style:style style:name="T7" style:family="text">
      <style:text-properties fo:color="#000000" style:font-name="Verdana" fo:font-size="9pt" fo:font-weight="normal" style:text-underline-style="none" style:text-underline-color="font-color" style:text-line-through-type="none" fo:font-style="normal" style:text-outline="false" fo:text-shadow="none" style:text-position="0% 100%" style:font-name-complex="Verdana" style:font-size-asian="9pt" style:font-size-complex="9pt" style:font-weight-asian="normal" style:font-weight-complex="normal" style:font-style-asian="normal" style:font-style-complex="normal"/>
    </style:style>
    <style:style style:name="T8" style:family="text">
      <style:text-properties style:text-position="0% 100%" style:font-style-complex="normal" style:font-style-asian="normal" style:font-weight-complex="normal" style:font-weight-asian="normal" style:font-size-complex="9pt" style:font-size-asian="9pt" style:font-name-complex="Verdana" fo:color="#000000" fo:text-shadow="none" style:text-outline="false" fo:font-style="normal" style:text-line-through-type="none" style:text-underline-style="none" style:text-underline-color="font-color" fo:font-weight="normal" fo:font-size="9pt" style:font-name="Verdana"/>
    </style:style>
    <style:style style:name="T9" style:family="text">
      <style:text-properties style:text-position="0% 100%" style:font-style-complex="normal" style:font-style-asian="normal" style:font-weight-complex="normal" style:font-weight-asian="normal" style:font-size-complex="9pt" style:font-size-asian="9pt" style:font-name-complex="Verdana" fo:color="#000000" fo:text-shadow="none" style:text-outline="false" fo:font-style="normal" style:text-line-through-type="none" fo:font-weight="normal" fo:font-size="9pt" style:font-name="Verdana" style:text-underline-style="solid" style:text-underline-width="auto" style:text-underline-color="font-color"/>
    </style:style>
    <style:style style:name="T10" style:family="text">
      <style:text-properties fo:color="#000000" style:font-name="Verdana" fo:font-size="9pt" fo:font-weight="normal" style:text-underline-style="solid" style:text-underline-width="auto" style:text-underline-color="font-color" style:text-line-through-type="none" fo:font-style="normal" style:text-outline="false" fo:text-shadow="none" style:text-position="0% 100%" style:font-name-complex="Verdana" style:font-size-asian="9pt" style:font-size-complex="9pt" style:font-weight-asian="normal" style:font-weight-complex="normal" style:font-style-asian="normal" style:font-style-complex="normal"/>
    </style:style>
    <style:style style:name="T11" style:family="text">
      <style:text-properties fo:color="#ffffff" style:font-name="Verdana" fo:font-size="9pt" fo:font-weight="normal" style:text-underline-style="none" style:text-underline-color="font-color" style:text-line-through-type="none" fo:font-style="italic" style:text-outline="false" fo:text-shadow="none" style:text-position="0% 100%" style:font-name-complex="Verdana" style:font-size-asian="9pt" style:font-size-complex="9pt" style:font-weight-asian="normal" style:font-weight-complex="normal" style:font-style-asian="italic" style:font-style-complex="italic"/>
    </style:style>
    <style:style style:name="T12" style:family="text">
      <style:text-properties fo:color="#ffffff" style:font-name="Verdana" fo:font-size="9pt" fo:font-weight="bold" style:text-underline-style="none"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style:style style:name="T13" style:family="text">
      <style:text-properties style:font-style-complex="italic" style:font-name="Verdana" style:font-style-asian="italic" style:font-weight-complex="normal" style:font-weight-asian="normal" style:font-size-complex="9pt" style:font-size-asian="9pt" style:font-name-complex="Verdana" style:text-position="0% 100%" fo:color="#000000" style:text-outline="false" fo:font-style="italic" style:text-line-through-type="none" style:text-underline-style="none" style:text-underline-color="font-color" fo:font-weight="normal" fo:font-size="9pt" fo:text-shadow="none"/>
    </style:style>
    <style:style style:name="T14" style:family="text">
      <style:text-properties style:font-name="Verdana" style:font-weight-complex="normal" style:font-weight-asian="normal" style:font-size-complex="9pt" style:font-size-asian="9pt" style:font-name-complex="Verdana" style:text-position="0% 100%" fo:color="#000000" style:text-outline="false" style:text-line-through-type="none" style:text-underline-style="none" style:text-underline-color="font-color" fo:font-weight="normal" fo:font-size="9pt" fo:text-shadow="none" fo:font-style="normal" style:font-style-asian="normal" style:font-style-complex="normal"/>
    </style:style>
    <style:style style:name="T15" style:family="text">
      <style:text-properties style:font-name="Verdana" fo:text-shadow="none" style:font-style-asian="italic" style:font-weight-complex="normal" style:font-weight-asian="normal" style:font-size-complex="9pt" style:font-size-asian="9pt" style:font-name-complex="Verdana" style:text-position="0% 100%" fo:color="#000000" style:text-outline="false" fo:font-style="italic" style:text-line-through-type="none" style:text-underline-style="none" style:text-underline-color="font-color" fo:font-weight="normal" fo:font-size="9pt" style:font-style-complex="italic"/>
    </style:style>
    <style:style style:name="T16" style:family="text">
      <style:text-properties style:font-name="Verdana" fo:text-shadow="none" style:font-weight-complex="normal" style:font-weight-asian="normal" style:font-size-complex="9pt" style:font-size-asian="9pt" style:font-name-complex="Verdana" style:text-position="0% 100%" fo:color="#000000" style:text-outline="false" style:text-line-through-type="none" style:text-underline-style="none" style:text-underline-color="font-color" fo:font-weight="normal" fo:font-size="9pt" fo:font-style="normal" style:font-style-asian="normal" style:font-style-complex="normal"/>
    </style:style>
    <style:style style:name="T17" style:family="text">
      <style:text-properties style:font-name="Verdana" fo:text-shadow="none" style:font-weight-complex="normal" style:font-weight-asian="normal" style:font-size-complex="9pt" style:font-size-asian="9pt" style:font-name-complex="Verdana" style:text-position="0% 100%" fo:color="#000000" style:text-outline="false" style:text-line-through-type="none" style:text-underline-style="none" style:text-underline-color="font-color" fo:font-weight="normal" fo:font-size="9pt"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ndleiding"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5" table:default-cell-style-name="Default"/>
        <table:table-column table:style-name="co7" table:default-cell-style-name="Default"/>
        <table:table-column table:style-name="co1" table:default-cell-style-name="Default"/>
        <table:table-column table:style-name="co4" table:number-columns-repeated="1008" table:default-cell-style-name="Default"/>
        <table:table-row table:style-name="ro1">
          <table:table-cell/>
          <table:table-cell table:style-name="ce1" table:number-columns-repeated="14"/>
          <table:table-cell table:number-columns-repeated="1009"/>
        </table:table-row>
        <table:table-row table:style-name="ro2">
          <table:table-cell/>
          <table:table-cell table:style-name="ce2" office:value-type="string" calcext:value-type="string" table:number-columns-spanned="8" table:number-rows-spanned="1">
            <text:p><text:span text:style-name="T1">Handleiding</text:span></text:p>
            <text:p><text:span text:style-name="T2"/></text:p>
            <text:p><text:span text:style-name="T3">- </text:span><text:span text:style-name="T4">In dit format worden de realisatiecijfers uit de balans en de staat van baten en lasten van agentschappen ingevuld. Deze cijfers worden </text:span><text:span text:style-name="T5">uitsluitend</text:span><text:span text:style-name="T6"> uit de jaarrekeningen van agentschappen gehaald.</text:span></text:p>
            <text:p><text:span text:style-name="T7">- Vul voor alle agentschappen die in de linkerkolom staan, de gevraagde informatie in.</text:span></text:p>
            <text:p><text:span text:style-name="T7">- De grijze kolommen zijn opsommingen van de ingevulde cijfers. Deze kolommen worden automatisch gevuld.</text:span></text:p>
            <text:p><text:span text:style-name="T8">- Vul de cijfers precies in zoals ze in het jaarverslag staan. Gebruik daarbij </text:span><text:span text:style-name="T9">geen punten en komma's.</text:span></text:p>
            <text:p><text:span text:style-name="T7">- De totale activa en totale passiva moeten aan elkaar gelijk zijn. Als dat na het invullen het geval is dan kleuren de betreffende cellen groen. Als dit niet het geval is dan zit er een fout in één of meerdere van de ingevulde cellen op de balans.</text:span></text:p>
            <text:p><text:span text:style-name="T7">- Mocht er sprake zijn van een uitzondering, geef dit dan aan in de kolom opmerkingen. </text:span></text:p>
            <text:p><text:span text:style-name="T7">- Mocht er nog iets onduidelijk zijn, neem dan contact op met BBE</text:span></text:p>
          </table:table-cell>
          <table:covered-table-cell table:number-columns-repeated="6" table:style-name="ce8"/>
          <table:covered-table-cell table:style-name="ce23"/>
          <table:table-cell table:style-name="ce26"/>
          <table:table-cell table:style-name="ce27" table:number-columns-repeated="5"/>
          <table:table-cell table:style-name="ce28"/>
          <table:table-cell table:number-columns-repeated="1008"/>
        </table:table-row>
        <table:table-row table:style-name="ro3">
          <table:table-cell table:number-columns-repeated="1024"/>
        </table:table-row>
        <table:table-row table:style-name="ro1">
          <table:table-cell table:number-columns-repeated="1024"/>
        </table:table-row>
        <table:table-row table:style-name="ro4">
          <table:table-cell/>
          <table:table-cell table:style-name="ce3" office:value-type="string" calcext:value-type="string">
            <text:p>Definities</text:p>
          </table:table-cell>
          <table:table-cell table:style-name="ce9" office:value-type="string" calcext:value-type="string">
            <text:p>Kolom</text:p>
          </table:table-cell>
          <table:table-cell table:style-name="ce14" table:number-columns-spanned="6" table:number-rows-spanned="1"/>
          <table:covered-table-cell table:number-columns-repeated="4" table:style-name="ce18"/>
          <table:covered-table-cell table:style-name="ce14"/>
          <table:table-cell table:number-columns-repeated="1015"/>
        </table:table-row>
        <table:table-row table:style-name="ro5">
          <table:table-cell/>
          <table:table-cell table:style-name="ce4" office:value-type="string" calcext:value-type="string">
            <text:p>FTE (in aantallen)</text:p>
          </table:table-cell>
          <table:table-cell table:style-name="ce10" office:value-type="string" calcext:value-type="string">
            <text:p>C</text:p>
          </table:table-cell>
          <table:table-cell table:style-name="ce15" office:value-type="string" calcext:value-type="string" table:number-columns-spanned="6" table:number-rows-spanned="1">
            <text:p>Het totaal aantal fte werkzaam bij de agentschappen ultimo het jaar, exclusief externe inhuur. Dit is te vinden in het overzicht van doelmatigheidsindicatoren.</text:p>
          </table:table-cell>
          <table:covered-table-cell table:number-columns-repeated="4" table:style-name="ce19"/>
          <table:covered-table-cell table:style-name="ce24"/>
          <table:table-cell table:number-columns-repeated="1015"/>
        </table:table-row>
        <table:table-row table:style-name="ro6">
          <table:table-cell/>
          <table:table-cell table:style-name="ce5" office:value-type="string" calcext:value-type="string">
            <text:p>Omzet moederdepartement</text:p>
          </table:table-cell>
          <table:table-cell table:style-name="ce11" office:value-type="string" calcext:value-type="string">
            <text:p>D</text:p>
          </table:table-cell>
          <table:table-cell table:style-name="ce16" office:value-type="string" calcext:value-type="string" table:number-columns-spanned="6" table:number-rows-spanned="1">
            <text:p>De omzet verkregen van het ministerie waar het agentschap onder valt.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7">
          <table:table-cell/>
          <table:table-cell table:style-name="ce5" office:value-type="string" calcext:value-type="string">
            <text:p>Omzet overige departementen</text:p>
          </table:table-cell>
          <table:table-cell table:style-name="ce11" office:value-type="string" calcext:value-type="string">
            <text:p>E</text:p>
          </table:table-cell>
          <table:table-cell table:style-name="ce16" office:value-type="string" calcext:value-type="string" table:number-columns-spanned="6" table:number-rows-spanned="1">
            <text:p>Omzet verkregen van ministeries niet zijnde het ministerie waar het agentschap onder valt.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8">
          <table:table-cell/>
          <table:table-cell table:style-name="ce5" office:value-type="string" calcext:value-type="string">
            <text:p>Omzet derden</text:p>
          </table:table-cell>
          <table:table-cell table:style-name="ce11" office:value-type="string" calcext:value-type="string">
            <text:p>F</text:p>
          </table:table-cell>
          <table:table-cell table:style-name="ce16" office:value-type="string" calcext:value-type="string" table:number-columns-spanned="6" table:number-rows-spanned="1">
            <text:p>De omzet verkregen uit facturaties aan derden.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9">
          <table:table-cell/>
          <table:table-cell table:style-name="ce6" office:value-type="string" calcext:value-type="string">
            <text:p>Rentebaten</text:p>
          </table:table-cell>
          <table:table-cell table:style-name="ce12" office:value-type="string" calcext:value-type="string">
            <text:p>H</text:p>
          </table:table-cell>
          <table:table-cell table:style-name="ce16" office:value-type="string" calcext:value-type="string" table:number-columns-spanned="6" table:number-rows-spanned="1">
            <text:p>De post rentebaten is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10">
          <table:table-cell/>
          <table:table-cell table:style-name="ce6" office:value-type="string" calcext:value-type="string">
            <text:p>Vrijval voorzieningen</text:p>
          </table:table-cell>
          <table:table-cell table:style-name="ce12" office:value-type="string" calcext:value-type="string">
            <text:p>I</text:p>
          </table:table-cell>
          <table:table-cell table:style-name="ce16" office:value-type="string" calcext:value-type="string" table:number-columns-spanned="6" table:number-rows-spanned="1">
            <text:p>De post vrijval voorzieningen is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10">
          <table:table-cell/>
          <table:table-cell table:style-name="ce6" office:value-type="string" calcext:value-type="string">
            <text:p>Bijzondere baten</text:p>
          </table:table-cell>
          <table:table-cell table:style-name="ce12" office:value-type="string" calcext:value-type="string">
            <text:p>J</text:p>
          </table:table-cell>
          <table:table-cell table:style-name="ce16" office:value-type="string" calcext:value-type="string" table:number-columns-spanned="6" table:number-rows-spanned="1">
            <text:p>De post bijzondere baten is te vinden in de staat van baten en lasten onder het kopje 'baten'.</text:p>
          </table:table-cell>
          <table:covered-table-cell table:number-columns-repeated="4" table:style-name="ce20"/>
          <table:covered-table-cell table:style-name="ce16"/>
          <table:table-cell table:number-columns-repeated="1015"/>
        </table:table-row>
        <table:table-row table:style-name="ro11">
          <table:table-cell/>
          <table:table-cell table:style-name="ce6" office:value-type="string" calcext:value-type="string">
            <text:p>Personele kosten</text:p>
          </table:table-cell>
          <table:table-cell table:style-name="ce12" office:value-type="string" calcext:value-type="string">
            <text:p>L</text:p>
          </table:table-cell>
          <table:table-cell table:style-name="ce16" office:value-type="string" calcext:value-type="string" table:number-columns-spanned="6" table:number-rows-spanned="1">
            <text:p>De post personele kosten is te vinden in de staat van baten en lasten, onder het kopje 'apparaatskosten'.</text:p>
          </table:table-cell>
          <table:covered-table-cell table:number-columns-repeated="4" table:style-name="ce20"/>
          <table:covered-table-cell table:style-name="ce16"/>
          <table:table-cell table:number-columns-repeated="1015"/>
        </table:table-row>
        <table:table-row table:style-name="ro12">
          <table:table-cell/>
          <table:table-cell table:style-name="ce6" office:value-type="string" calcext:value-type="string">
            <text:p>Materiële kosten</text:p>
          </table:table-cell>
          <table:table-cell table:style-name="ce12" office:value-type="string" calcext:value-type="string">
            <text:p>M</text:p>
          </table:table-cell>
          <table:table-cell table:style-name="ce16" office:value-type="string" calcext:value-type="string" table:number-columns-spanned="6" table:number-rows-spanned="1">
            <text:p>De post materiële kosten is te vinden in de staat van baten en lasten, onder het kopje 'apparaatskosten'.</text:p>
          </table:table-cell>
          <table:covered-table-cell table:number-columns-repeated="4" table:style-name="ce20"/>
          <table:covered-table-cell table:style-name="ce16"/>
          <table:table-cell table:number-columns-repeated="1015"/>
        </table:table-row>
        <table:table-row table:style-name="ro13">
          <table:table-cell/>
          <table:table-cell table:style-name="ce6" office:value-type="string" calcext:value-type="string">
            <text:p>Rentelasten</text:p>
          </table:table-cell>
          <table:table-cell table:style-name="ce12" office:value-type="string" calcext:value-type="string">
            <text:p>O</text:p>
          </table:table-cell>
          <table:table-cell table:style-name="ce16" office:value-type="string" calcext:value-type="string" table:number-columns-spanned="6" table:number-rows-spanned="1">
            <text:p>De post rentelasten is te vinden in de staat van baten en lasten, onder het kopje 'lasten'.</text:p>
          </table:table-cell>
          <table:covered-table-cell table:number-columns-repeated="4" table:style-name="ce21"/>
          <table:covered-table-cell table:style-name="ce25"/>
          <table:table-cell table:number-columns-repeated="1015"/>
        </table:table-row>
        <table:table-row table:style-name="ro14">
          <table:table-cell/>
          <table:table-cell table:style-name="ce5" office:value-type="string" calcext:value-type="string">
            <text:p>Afschrijvingskosten</text:p>
          </table:table-cell>
          <table:table-cell table:style-name="ce11" office:value-type="string" calcext:value-type="string">
            <text:p>P</text:p>
          </table:table-cell>
          <table:table-cell table:style-name="ce16" office:value-type="string" calcext:value-type="string" table:number-columns-spanned="6" table:number-rows-spanned="1">
            <text:p>De post afschrijvingskosten is te vinden in de staat van baten en lasten, onder het kopje 'lasten'. Dit is vaak een opsomming van materieel en immaterieel.</text:p>
          </table:table-cell>
          <table:covered-table-cell table:number-columns-repeated="4" table:style-name="ce21"/>
          <table:covered-table-cell table:style-name="ce25"/>
          <table:table-cell table:number-columns-repeated="1015"/>
        </table:table-row>
        <table:table-row table:style-name="ro15">
          <table:table-cell/>
          <table:table-cell table:style-name="ce5" office:value-type="string" calcext:value-type="string">
            <text:p>Dotaties voorzieningen</text:p>
          </table:table-cell>
          <table:table-cell table:style-name="ce11" office:value-type="string" calcext:value-type="string">
            <text:p>Q</text:p>
          </table:table-cell>
          <table:table-cell table:style-name="ce16" office:value-type="string" calcext:value-type="string" table:number-columns-spanned="6" table:number-rows-spanned="1">
            <text:p>De post dotaties voorzieningen is te vinden in de staat van baten en lasten, onder het kopje 'overige lasten'.</text:p>
          </table:table-cell>
          <table:covered-table-cell table:number-columns-repeated="4" table:style-name="ce20"/>
          <table:covered-table-cell table:style-name="ce16"/>
          <table:table-cell table:number-columns-repeated="1015"/>
        </table:table-row>
        <table:table-row table:style-name="ro16">
          <table:table-cell/>
          <table:table-cell table:style-name="ce5" office:value-type="string" calcext:value-type="string">
            <text:p>Bijzondere lasten</text:p>
          </table:table-cell>
          <table:table-cell table:style-name="ce11" office:value-type="string" calcext:value-type="string">
            <text:p>R</text:p>
          </table:table-cell>
          <table:table-cell table:style-name="ce16" office:value-type="string" calcext:value-type="string" table:number-columns-spanned="6" table:number-rows-spanned="1">
            <text:p>De post bijzondere lasten is te vinden in de staat van baten en lasten, onder het kopje 'overige lasten'.</text:p>
          </table:table-cell>
          <table:covered-table-cell table:number-columns-repeated="4" table:style-name="ce20"/>
          <table:covered-table-cell table:style-name="ce16"/>
          <table:table-cell table:number-columns-repeated="1015"/>
        </table:table-row>
        <table:table-row table:style-name="ro17">
          <table:table-cell/>
          <table:table-cell table:style-name="ce5" office:value-type="string" calcext:value-type="string">
            <text:p>Immateriële vaste activa</text:p>
          </table:table-cell>
          <table:table-cell table:style-name="ce11" office:value-type="string" calcext:value-type="string">
            <text:p>U</text:p>
          </table:table-cell>
          <table:table-cell table:style-name="ce16" office:value-type="string" calcext:value-type="string" table:number-columns-spanned="6" table:number-rows-spanned="1">
            <text:p>De post immateriële vaste activa staat op de balans, onder het kopje 'activa'.</text:p>
          </table:table-cell>
          <table:covered-table-cell table:number-columns-repeated="4" table:style-name="ce20"/>
          <table:covered-table-cell table:style-name="ce16"/>
          <table:table-cell table:number-columns-repeated="1015"/>
        </table:table-row>
        <table:table-row table:style-name="ro18">
          <table:table-cell/>
          <table:table-cell table:style-name="ce5" office:value-type="string" calcext:value-type="string">
            <text:p>Materiële vaste activa</text:p>
          </table:table-cell>
          <table:table-cell table:style-name="ce11" office:value-type="string" calcext:value-type="string">
            <text:p>V</text:p>
          </table:table-cell>
          <table:table-cell table:style-name="ce16" office:value-type="string" calcext:value-type="string" table:number-columns-spanned="6" table:number-rows-spanned="1">
            <text:p>De post materiële vaste activa staat op de balans onder het kopje 'activa'. Dit is vaak een opsomming van de posten grond en gebouwen, installaties en inventarissen en overige materiële vaste activa.</text:p>
          </table:table-cell>
          <table:covered-table-cell table:number-columns-repeated="4" table:style-name="ce20"/>
          <table:covered-table-cell table:style-name="ce16"/>
          <table:table-cell table:number-columns-repeated="1015"/>
        </table:table-row>
        <table:table-row table:style-name="ro10">
          <table:table-cell/>
          <table:table-cell table:style-name="ce5" office:value-type="string" calcext:value-type="string">
            <text:p>Voorraden + onderhanden projecten</text:p>
          </table:table-cell>
          <table:table-cell table:style-name="ce11" office:value-type="string" calcext:value-type="string">
            <text:p>X</text:p>
          </table:table-cell>
          <table:table-cell table:style-name="ce16" office:value-type="string" calcext:value-type="string" table:number-columns-spanned="6" table:number-rows-spanned="1">
            <text:p>De post voorraden en onderhanden projecten is te vinden op de balans onder het kopje 'vlottende activa'.</text:p>
          </table:table-cell>
          <table:covered-table-cell table:number-columns-repeated="4" table:style-name="ce20"/>
          <table:covered-table-cell table:style-name="ce16"/>
          <table:table-cell table:number-columns-repeated="1015"/>
        </table:table-row>
        <table:table-row table:style-name="ro13">
          <table:table-cell/>
          <table:table-cell table:style-name="ce5" office:value-type="string" calcext:value-type="string">
            <text:p>Debiteuren</text:p>
          </table:table-cell>
          <table:table-cell table:style-name="ce11" office:value-type="string" calcext:value-type="string">
            <text:p>Y</text:p>
          </table:table-cell>
          <table:table-cell table:style-name="ce16" office:value-type="string" calcext:value-type="string" table:number-columns-spanned="6" table:number-rows-spanned="1">
            <text:p>De post debiteuren is te vinden op de balans onder het kopje 'vlottende activa'.</text:p>
          </table:table-cell>
          <table:covered-table-cell table:number-columns-repeated="4" table:style-name="ce20"/>
          <table:covered-table-cell table:style-name="ce16"/>
          <table:table-cell table:number-columns-repeated="1015"/>
        </table:table-row>
        <table:table-row table:style-name="ro11">
          <table:table-cell/>
          <table:table-cell table:style-name="ce5" office:value-type="string" calcext:value-type="string">
            <text:p>Overige vorderingen en overlopende activa</text:p>
          </table:table-cell>
          <table:table-cell table:style-name="ce11" office:value-type="string" calcext:value-type="string">
            <text:p>Z</text:p>
          </table:table-cell>
          <table:table-cell table:style-name="ce16" office:value-type="string" calcext:value-type="string" table:number-columns-spanned="6" table:number-rows-spanned="1">
            <text:p>De post overige vorderingen en overlopende activa is te vinden op de balans onder het kopje 'vlottende activa'.</text:p>
          </table:table-cell>
          <table:covered-table-cell table:number-columns-repeated="4" table:style-name="ce20"/>
          <table:covered-table-cell table:style-name="ce16"/>
          <table:table-cell table:number-columns-repeated="1015"/>
        </table:table-row>
        <table:table-row table:style-name="ro8">
          <table:table-cell/>
          <table:table-cell table:style-name="ce5" office:value-type="string" calcext:value-type="string">
            <text:p>Liquide middelen</text:p>
          </table:table-cell>
          <table:table-cell table:style-name="ce11" office:value-type="string" calcext:value-type="string">
            <text:p>AA</text:p>
          </table:table-cell>
          <table:table-cell table:style-name="ce16" office:value-type="string" calcext:value-type="string" table:number-columns-spanned="6" table:number-rows-spanned="1">
            <text:p>De post liquide middelen is te vinden op de balans onder het kopje 'vlottende activa'.</text:p>
          </table:table-cell>
          <table:covered-table-cell table:number-columns-repeated="4" table:style-name="ce20"/>
          <table:covered-table-cell table:style-name="ce16"/>
          <table:table-cell table:number-columns-repeated="1015"/>
        </table:table-row>
        <table:table-row table:style-name="ro19">
          <table:table-cell/>
          <table:table-cell table:style-name="ce5" office:value-type="string" calcext:value-type="string">
            <text:p>Exploitatiereserve</text:p>
          </table:table-cell>
          <table:table-cell table:style-name="ce11" office:value-type="string" calcext:value-type="string">
            <text:p>AD</text:p>
          </table:table-cell>
          <table:table-cell table:style-name="ce16" office:value-type="string" calcext:value-type="string" table:number-columns-spanned="6" table:number-rows-spanned="1">
            <text:p>Het exploitatiereserve is te vinden op de balans aan de passiva kant, onder het kopje 'eigen vermogen'. Samen met het onverdeeld resultaat is dit het totale eigen vermogen.</text:p>
          </table:table-cell>
          <table:covered-table-cell table:number-columns-repeated="4" table:style-name="ce20"/>
          <table:covered-table-cell table:style-name="ce16"/>
          <table:table-cell table:number-columns-repeated="1015"/>
        </table:table-row>
        <table:table-row table:style-name="ro20">
          <table:table-cell/>
          <table:table-cell table:style-name="ce5" office:value-type="string" calcext:value-type="string">
            <text:p>Onverdeeld resultaat</text:p>
          </table:table-cell>
          <table:table-cell table:style-name="ce11" office:value-type="string" calcext:value-type="string">
            <text:p>AE</text:p>
          </table:table-cell>
          <table:table-cell table:style-name="ce16" office:value-type="string" calcext:value-type="string" table:number-columns-spanned="6" table:number-rows-spanned="1">
            <text:p>Het onverdeeld resultaat is te vinden op de balans onder het kopje 'passiva'. Dit is gelijk aan het saldo van baten en lasten, te vinden in de staat van baten en lasten. <text:span text:style-name="T10">Deze kolom wordt automatisch ingevuld.</text:span></text:p>
          </table:table-cell>
          <table:covered-table-cell table:number-columns-repeated="4" table:style-name="ce20"/>
          <table:covered-table-cell table:style-name="ce16"/>
          <table:table-cell table:number-columns-repeated="1015"/>
        </table:table-row>
        <table:table-row table:style-name="ro17">
          <table:table-cell/>
          <table:table-cell table:style-name="ce6" office:value-type="string" calcext:value-type="string">
            <text:p>Voorzieningen</text:p>
          </table:table-cell>
          <table:table-cell table:style-name="ce12" office:value-type="string" calcext:value-type="string">
            <text:p>AG</text:p>
          </table:table-cell>
          <table:table-cell table:style-name="ce16" office:value-type="string" calcext:value-type="string" table:number-columns-spanned="6" table:number-rows-spanned="1">
            <text:p>De voorzieningen zijn te vinden op de balans, onder het kopje 'passiva'.</text:p>
          </table:table-cell>
          <table:covered-table-cell table:number-columns-repeated="4" table:style-name="ce20"/>
          <table:covered-table-cell table:style-name="ce16"/>
          <table:table-cell table:number-columns-repeated="1015"/>
        </table:table-row>
        <table:table-row table:style-name="ro7">
          <table:table-cell/>
          <table:table-cell table:style-name="ce6" office:value-type="string" calcext:value-type="string">
            <text:p>Langlopende schulden</text:p>
          </table:table-cell>
          <table:table-cell table:style-name="ce12" office:value-type="string" calcext:value-type="string">
            <text:p>AH</text:p>
          </table:table-cell>
          <table:table-cell table:style-name="ce16" office:value-type="string" calcext:value-type="string" table:number-columns-spanned="6" table:number-rows-spanned="1">
            <text:p>De langlopende schulden zijn te vinden op de balans, onder het kopje 'passiva'. Bij agentschappen gaat het uitsluitend om leningen bij het Ministerie van Financiën.</text:p>
          </table:table-cell>
          <table:covered-table-cell table:number-columns-repeated="4" table:style-name="ce20"/>
          <table:covered-table-cell table:style-name="ce16"/>
          <table:table-cell table:number-columns-repeated="1015"/>
        </table:table-row>
        <table:table-row table:style-name="ro21">
          <table:table-cell/>
          <table:table-cell table:style-name="ce7" office:value-type="string" calcext:value-type="string">
            <text:p>Kortlopende schulden</text:p>
          </table:table-cell>
          <table:table-cell table:style-name="ce13" office:value-type="string" calcext:value-type="string">
            <text:p>AI</text:p>
          </table:table-cell>
          <table:table-cell table:style-name="ce17" office:value-type="string" calcext:value-type="string" table:number-columns-spanned="6" table:number-rows-spanned="1">
            <text:p>De kortlopende schulden zijn te vinden op de balans, onder het kopje 'passiva'. Dit is meestal een opsomming van de posten crediteuren en overige verplichtingen en overlopende passiva.</text:p>
          </table:table-cell>
          <table:covered-table-cell table:number-columns-repeated="4" table:style-name="ce22"/>
          <table:covered-table-cell table:style-name="ce17"/>
          <table:table-cell table:number-columns-repeated="1015"/>
        </table:table-row>
        <table:table-row table:style-name="ro3" table:number-rows-repeated="1048546">
          <table:table-cell table:number-columns-repeated="1024"/>
        </table:table-row>
        <table:table-row table:style-name="ro3">
          <table:table-cell table:number-columns-repeated="1024"/>
        </table:table-row>
      </table:table>
      <table:table table:name="Agentschappen" table:style-name="ta2">
        <office:forms form:automatic-focus="false" form:apply-design-mode="false"/>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0" table:default-cell-style-name="ce1"/>
        <table:table-column table:style-name="co13" table:default-cell-style-name="ce1"/>
        <table:table-column table:style-name="co10" table:default-cell-style-name="ce1"/>
        <table:table-column table:style-name="co14" table:default-cell-style-name="ce1"/>
        <table:table-column table:style-name="co10"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0" table:default-cell-style-name="ce1"/>
        <table:table-column table:style-name="co20" table:default-cell-style-name="ce1"/>
        <table:table-column table:style-name="co1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14" table:default-cell-style-name="ce1"/>
        <table:table-column table:style-name="co27" table:default-cell-style-name="ce1"/>
        <table:table-column table:style-name="co9" table:default-cell-style-name="ce1"/>
        <table:table-column table:style-name="co19" table:number-columns-repeated="2" table:default-cell-style-name="ce1"/>
        <table:table-column table:style-name="co28" table:default-cell-style-name="ce1"/>
        <table:table-column table:style-name="co9" table:default-cell-style-name="ce1"/>
        <table:table-column table:style-name="co22" table:default-cell-style-name="ce1"/>
        <table:table-column table:style-name="co14" table:default-cell-style-name="ce1"/>
        <table:table-column table:style-name="co5" table:default-cell-style-name="ce1"/>
        <table:table-column table:style-name="co29" table:default-cell-style-name="ce1"/>
        <table:table-column table:style-name="co30" table:default-cell-style-name="ce1"/>
        <table:table-column table:style-name="co31" table:default-cell-style-name="ce1"/>
        <table:table-column table:style-name="co7" table:number-columns-repeated="6" table:default-cell-style-name="ce1"/>
        <table:table-column table:style-name="co32" table:default-cell-style-name="ce1"/>
        <table:table-column table:style-name="co7" table:number-columns-repeated="980" table:default-cell-style-name="ce1"/>
        <table:table-row table:style-name="ro22">
          <table:table-cell table:style-name="ce27"/>
          <table:table-cell table:style-name="ce36" table:number-columns-repeated="5"/>
          <table:table-cell table:style-name="ce27" table:number-columns-repeated="31"/>
          <table:table-cell table:number-columns-repeated="987"/>
        </table:table-row>
        <table:table-row table:style-name="ro23">
          <table:table-cell table:number-columns-repeated="3"/>
          <table:table-cell table:style-name="ce50" office:value-type="string" calcext:value-type="string" table:number-columns-spanned="17" table:number-rows-spanned="1">
            <text:p>Staat van baten en lasten</text:p>
          </table:table-cell>
          <table:covered-table-cell table:number-columns-repeated="15" table:style-name="ce59"/>
          <table:covered-table-cell table:style-name="ce89"/>
          <table:table-cell table:style-name="ce96" office:value-type="string" calcext:value-type="string" table:number-columns-spanned="16" table:number-rows-spanned="1">
            <text:p>Balans</text:p>
          </table:table-cell>
          <table:covered-table-cell table:number-columns-repeated="15" table:style-name="ce96"/>
          <table:table-cell table:number-columns-repeated="988"/>
        </table:table-row>
        <table:table-row table:style-name="ro24">
          <table:table-cell table:number-columns-repeated="3"/>
          <table:table-cell table:style-name="ce51" office:value-type="string" calcext:value-type="string" table:number-columns-spanned="8" table:number-rows-spanned="1">
            <text:p>Baten</text:p>
          </table:table-cell>
          <table:covered-table-cell table:number-columns-repeated="6" table:style-name="ce60"/>
          <table:covered-table-cell table:style-name="ce73"/>
          <table:table-cell table:style-name="ce79" office:value-type="string" calcext:value-type="string" table:number-columns-spanned="8" table:number-rows-spanned="1">
            <text:p>Lasten</text:p>
          </table:table-cell>
          <table:covered-table-cell table:number-columns-repeated="6" table:style-name="ce80"/>
          <table:covered-table-cell table:style-name="ce84"/>
          <table:table-cell table:style-name="ce90"/>
          <table:table-cell table:style-name="ce97" office:value-type="string" calcext:value-type="string" table:number-columns-spanned="9" table:number-rows-spanned="1">
            <text:p>Activa</text:p>
          </table:table-cell>
          <table:covered-table-cell table:number-columns-repeated="8" table:style-name="ce97"/>
          <table:table-cell table:style-name="ce129" office:value-type="string" calcext:value-type="string" table:number-columns-spanned="7" table:number-rows-spanned="1">
            <text:p>Passiva</text:p>
          </table:table-cell>
          <table:covered-table-cell table:number-columns-repeated="6" table:style-name="ce129"/>
          <table:table-cell table:number-columns-repeated="988"/>
        </table:table-row>
        <table:table-row table:style-name="ro19">
          <table:table-cell table:style-name="ce29" office:value-type="string" calcext:value-type="string">
            <text:p><text:span text:style-name="T11">Bedragen in duizenden euro's</text:span></text:p>
            <text:p><text:span text:style-name="T12"/></text:p>
            <text:p><text:span text:style-name="T12">Organisatie</text:span></text:p>
          </table:table-cell>
          <table:table-cell table:style-name="ce37" office:value-type="string" calcext:value-type="string">
            <text:p>Departement</text:p>
          </table:table-cell>
          <table:table-cell table:style-name="ce44" office:value-type="string" calcext:value-type="string">
            <text:p>FTE (in aantallen)</text:p>
          </table:table-cell>
          <table:table-cell table:style-name="ce52" office:value-type="string" calcext:value-type="string">
            <text:p>Omzet moederdepartement</text:p>
          </table:table-cell>
          <table:table-cell table:style-name="ce61" office:value-type="string" calcext:value-type="string">
            <text:p>Omzet overige departementen</text:p>
          </table:table-cell>
          <table:table-cell table:style-name="ce61" office:value-type="string" calcext:value-type="string">
            <text:p>Omzet derden</text:p>
          </table:table-cell>
          <table:table-cell table:style-name="ce68" office:value-type="string" calcext:value-type="string">
            <text:p>Omzet (totaal)</text:p>
          </table:table-cell>
          <table:table-cell table:style-name="ce61" office:value-type="string" calcext:value-type="string">
            <text:p>Rentebaten</text:p>
          </table:table-cell>
          <table:table-cell table:style-name="ce61" office:value-type="string" calcext:value-type="string">
            <text:p>Vrijval voorzieningen</text:p>
          </table:table-cell>
          <table:table-cell table:style-name="ce61" office:value-type="string" calcext:value-type="string">
            <text:p>Bijzondere baten</text:p>
          </table:table-cell>
          <table:table-cell table:style-name="ce74" office:value-type="string" calcext:value-type="string">
            <text:p>Baten (totaal)</text:p>
          </table:table-cell>
          <table:table-cell table:style-name="ce52" office:value-type="string" calcext:value-type="string">
            <text:p>Personele kosten</text:p>
          </table:table-cell>
          <table:table-cell table:style-name="ce61" office:value-type="string" calcext:value-type="string">
            <text:p>Materiele kosten</text:p>
          </table:table-cell>
          <table:table-cell table:style-name="ce68" office:value-type="string" calcext:value-type="string">
            <text:p>Apparaatskosten</text:p>
          </table:table-cell>
          <table:table-cell table:style-name="ce61" office:value-type="string" calcext:value-type="string">
            <text:p>Rentelasten</text:p>
          </table:table-cell>
          <table:table-cell table:style-name="ce61" office:value-type="string" calcext:value-type="string">
            <text:p>Afschrijvingskosten</text:p>
          </table:table-cell>
          <table:table-cell table:style-name="ce61" office:value-type="string" calcext:value-type="string">
            <text:p>Dotaties voorzieningen</text:p>
          </table:table-cell>
          <table:table-cell table:style-name="ce61" office:value-type="string" calcext:value-type="string">
            <text:p>Bijzondere lasten</text:p>
          </table:table-cell>
          <table:table-cell table:style-name="ce74" office:value-type="string" calcext:value-type="string">
            <text:p>Lasten (totaal)</text:p>
          </table:table-cell>
          <table:table-cell table:style-name="ce91" office:value-type="string" calcext:value-type="string">
            <text:p>Saldo van baten en lasten</text:p>
          </table:table-cell>
          <table:table-cell table:style-name="ce98" office:value-type="string" calcext:value-type="string">
            <text:p>Immateriële vaste activa</text:p>
          </table:table-cell>
          <table:table-cell table:style-name="ce44" office:value-type="string" calcext:value-type="string">
            <text:p>Materiële vaste activa</text:p>
          </table:table-cell>
          <table:table-cell table:style-name="ce113" office:value-type="string" calcext:value-type="string">
            <text:p>Vaste activa</text:p>
          </table:table-cell>
          <table:table-cell table:style-name="ce44" office:value-type="string" calcext:value-type="string">
            <text:p>Voorraden + Onderhanden projecten</text:p>
          </table:table-cell>
          <table:table-cell table:style-name="ce44" office:value-type="string" calcext:value-type="string">
            <text:p>Debiteuren</text:p>
          </table:table-cell>
          <table:table-cell table:style-name="ce44" office:value-type="string" calcext:value-type="string">
            <text:p>Overige vorderingen en overlopende activa</text:p>
          </table:table-cell>
          <table:table-cell table:style-name="ce44" office:value-type="string" calcext:value-type="string">
            <text:p>Liquide middelen</text:p>
          </table:table-cell>
          <table:table-cell table:style-name="ce113" office:value-type="string" calcext:value-type="string">
            <text:p>Vlottende activa</text:p>
          </table:table-cell>
          <table:table-cell table:style-name="ce113" office:value-type="string" calcext:value-type="string">
            <text:p>Totale activa</text:p>
          </table:table-cell>
          <table:table-cell table:style-name="ce98" office:value-type="string" calcext:value-type="string">
            <text:p>Exploitatiereserve</text:p>
          </table:table-cell>
          <table:table-cell table:style-name="ce113" office:value-type="string" calcext:value-type="string">
            <text:p>Onverdeeld resultaat</text:p>
          </table:table-cell>
          <table:table-cell table:style-name="ce113" office:value-type="string" calcext:value-type="string">
            <text:p>Eigen vermogen</text:p>
          </table:table-cell>
          <table:table-cell table:style-name="ce44" office:value-type="string" calcext:value-type="string">
            <text:p>Voorzieningen</text:p>
          </table:table-cell>
          <table:table-cell table:style-name="ce44" office:value-type="string" calcext:value-type="string">
            <text:p>Leningen bij het MvF</text:p>
          </table:table-cell>
          <table:table-cell table:style-name="ce44" office:value-type="string" calcext:value-type="string">
            <text:p>Kortlopende schulden</text:p>
          </table:table-cell>
          <table:table-cell table:style-name="ce140" office:value-type="string" calcext:value-type="string">
            <text:p>Totale passiva</text:p>
          </table:table-cell>
          <table:table-cell table:style-name="ce44" office:value-type="string" calcext:value-type="string">
            <text:p>Opmerkingen</text:p>
          </table:table-cell>
          <table:table-cell table:number-columns-repeated="4"/>
          <table:table-cell table:style-name="ce163" table:number-columns-repeated="7"/>
          <table:table-cell table:number-columns-repeated="976"/>
        </table:table-row>
        <table:table-row table:style-name="ro4">
          <table:table-cell table:style-name="ce30" office:value-type="string" calcext:value-type="string">
            <text:p>DPC</text:p>
          </table:table-cell>
          <table:table-cell table:style-name="ce38" office:value-type="string" calcext:value-type="string">
            <text:p>AZ</text:p>
          </table:table-cell>
          <table:table-cell table:style-name="ce45" office:value-type="float" office:value="156.6" calcext:value-type="float">
            <text:p>156.6</text:p>
          </table:table-cell>
          <table:table-cell table:style-name="ce53" office:value-type="float" office:value="27440" calcext:value-type="float">
            <text:p><text:s/>€ 27,440 </text:p>
          </table:table-cell>
          <table:table-cell table:style-name="ce62" office:value-type="float" office:value="76266" calcext:value-type="float">
            <text:p><text:s/>€ 76,266 </text:p>
          </table:table-cell>
          <table:table-cell table:style-name="ce62" office:value-type="float" office:value="22693" calcext:value-type="float">
            <text:p><text:s/>€ 22,693 </text:p>
          </table:table-cell>
          <table:table-cell table:style-name="ce69" table:formula="of:=[.D5]+[.E5]+[.F5]" office:value-type="float" office:value="126399" calcext:value-type="float">
            <text:p><text:s/>€ 126,399 </text:p>
          </table:table-cell>
          <table:table-cell table:number-columns-repeated="2" table:style-name="ce62" office:value-type="float" office:value="0" calcext:value-type="float">
            <text:p><text:s/>€ - <text:s text:c="2"/></text:p>
          </table:table-cell>
          <table:table-cell table:style-name="ce62" office:value-type="float" office:value="4" calcext:value-type="float">
            <text:p><text:s/>€ 4 </text:p>
          </table:table-cell>
          <table:table-cell table:style-name="ce75" table:formula="of:=[.D5]+[.E5]+[.F5]+[.H5]+[.I5]+[.J5]" office:value-type="float" office:value="126403" calcext:value-type="float">
            <text:p><text:s/>€ 126,403 </text:p>
          </table:table-cell>
          <table:table-cell table:style-name="ce53" office:value-type="float" office:value="14492" calcext:value-type="float">
            <text:p><text:s/>€ 14,492 </text:p>
          </table:table-cell>
          <table:table-cell table:style-name="ce62" office:value-type="float" office:value="112246" calcext:value-type="float">
            <text:p><text:s/>€ 112,246 </text:p>
          </table:table-cell>
          <table:table-cell table:style-name="ce81" table:formula="of:=[.L5]+[.M5]" office:value-type="float" office:value="126738" calcext:value-type="float">
            <text:p><text:s/>€ 126,738 </text:p>
          </table:table-cell>
          <table:table-cell table:number-columns-repeated="2" table:style-name="ce62" office:value-type="float" office:value="0" calcext:value-type="float">
            <text:p><text:s/>€ - <text:s text:c="2"/></text:p>
          </table:table-cell>
          <table:table-cell table:style-name="ce62" office:value-type="float" office:value="153" calcext:value-type="float">
            <text:p><text:s/>€ 153 </text:p>
          </table:table-cell>
          <table:table-cell table:style-name="ce62" office:value-type="float" office:value="6" calcext:value-type="float">
            <text:p><text:s/>€ 6 </text:p>
          </table:table-cell>
          <table:table-cell table:style-name="ce85" table:formula="of:=[.L5]+[.M5]+[.O5]+[.P5]+[.Q5]+[.R5]-1" office:value-type="float" office:value="126896" calcext:value-type="float">
            <text:p><text:s/>€ 126,896 </text:p>
          </table:table-cell>
          <table:table-cell table:style-name="ce92" table:formula="of:=[.K5]-[.S5]" office:value-type="float" office:value="-493" calcext:value-type="float">
            <text:p><text:s/>€ -493 </text:p>
          </table:table-cell>
          <table:table-cell table:style-name="ce99" office:value-type="float" office:value="0" calcext:value-type="float">
            <text:p><text:s/>€ - <text:s text:c="2"/></text:p>
          </table:table-cell>
          <table:table-cell table:style-name="ce106" office:value-type="float" office:value="0" calcext:value-type="float">
            <text:p><text:s/>€ - <text:s text:c="2"/></text:p>
          </table:table-cell>
          <table:table-cell table:style-name="ce81" table:formula="of:=[.U5]+[.V5]" office:value-type="float" office:value="0" calcext:value-type="float">
            <text:p><text:s/>€ - <text:s text:c="2"/></text:p>
          </table:table-cell>
          <table:table-cell table:style-name="ce106" office:value-type="float" office:value="0" calcext:value-type="float">
            <text:p><text:s/>€ - <text:s text:c="2"/></text:p>
          </table:table-cell>
          <table:table-cell table:style-name="ce106" office:value-type="float" office:value="8816" calcext:value-type="float">
            <text:p><text:s/>€ 8,816 </text:p>
          </table:table-cell>
          <table:table-cell table:style-name="ce106" office:value-type="float" office:value="4203" calcext:value-type="float">
            <text:p><text:s/>€ 4,203 </text:p>
          </table:table-cell>
          <table:table-cell table:style-name="ce106" office:value-type="float" office:value="27669" calcext:value-type="float">
            <text:p><text:s/>€ 27,669 </text:p>
          </table:table-cell>
          <table:table-cell table:style-name="ce81" table:formula="of:=[.X5]+[.Y5]+[.Z5]+[.AA5]" office:value-type="float" office:value="40688" calcext:value-type="float">
            <text:p><text:s/>€ 40,688 </text:p>
          </table:table-cell>
          <table:table-cell table:style-name="ce114" table:formula="of:=[.W5]+[.AB5]" office:value-type="float" office:value="40688" calcext:value-type="float">
            <text:p><text:s/>€ 40,688 </text:p>
          </table:table-cell>
          <table:table-cell table:style-name="ce99" office:value-type="float" office:value="4097" calcext:value-type="float">
            <text:p><text:s/>€ 4,097 </text:p>
          </table:table-cell>
          <table:table-cell table:style-name="ce136" table:formula="of:=[.T5]" office:value-type="float" office:value="-493" calcext:value-type="float">
            <text:p><text:s/>€ -493 </text:p>
          </table:table-cell>
          <table:table-cell table:style-name="ce81" table:formula="of:=[.AD5]+[.AE5]" office:value-type="float" office:value="3604" calcext:value-type="float">
            <text:p><text:s/>€ 3,604 </text:p>
          </table:table-cell>
          <table:table-cell table:style-name="ce106" office:value-type="float" office:value="282" calcext:value-type="float">
            <text:p><text:s/>€ 282 </text:p>
          </table:table-cell>
          <table:table-cell table:style-name="ce106" office:value-type="float" office:value="0" calcext:value-type="float">
            <text:p><text:s/>€ - <text:s text:c="2"/></text:p>
          </table:table-cell>
          <table:table-cell table:style-name="ce106" table:formula="of:=5384+31418" office:value-type="float" office:value="36802" calcext:value-type="float">
            <text:p><text:s/>€ 36,802 </text:p>
          </table:table-cell>
          <table:table-cell table:style-name="ce141" table:formula="of:=[.AF5]+[.AG5]+[.AH5]+[.AI5]" office:value-type="float" office:value="40688" calcext:value-type="float">
            <text:p><text:s/>€ 40,688 </text:p>
          </table:table-cell>
          <table:table-cell table:style-name="ce45"/>
          <table:table-cell table:number-columns-repeated="987"/>
        </table:table-row>
        <table:table-row table:style-name="ro4">
          <table:table-cell table:style-name="ce30" office:value-type="string" calcext:value-type="string">
            <text:p>Dienst Justitiele Inrichtingen (DJI)</text:p>
          </table:table-cell>
          <table:table-cell table:style-name="ce38" office:value-type="string" calcext:value-type="string">
            <text:p>JenV</text:p>
          </table:table-cell>
          <table:table-cell table:style-name="ce45" office:value-type="float" office:value="14395" calcext:value-type="float">
            <text:p>14395</text:p>
          </table:table-cell>
          <table:table-cell table:style-name="ce53" office:value-type="float" office:value="2248066" calcext:value-type="float">
            <text:p><text:s/>€ 2,248,066 </text:p>
          </table:table-cell>
          <table:table-cell table:style-name="ce62" office:value-type="float" office:value="15979" calcext:value-type="float">
            <text:p><text:s/>€ 15,979 </text:p>
          </table:table-cell>
          <table:table-cell table:style-name="ce62" office:value-type="float" office:value="60895" calcext:value-type="float">
            <text:p><text:s/>€ 60,895 </text:p>
          </table:table-cell>
          <table:table-cell table:style-name="ce69" table:formula="of:=[.D6]+[.E6]+[.F6]" office:value-type="float" office:value="2324940" calcext:value-type="float">
            <text:p><text:s/>€ 2,324,940 </text:p>
          </table:table-cell>
          <table:table-cell table:style-name="ce62" office:value-type="float" office:value="0" calcext:value-type="float">
            <text:p><text:s/>€ - <text:s text:c="2"/></text:p>
          </table:table-cell>
          <table:table-cell table:style-name="ce62" office:value-type="float" office:value="15725" calcext:value-type="float">
            <text:p><text:s/>€ 15,725 </text:p>
          </table:table-cell>
          <table:table-cell table:style-name="ce62" office:value-type="float" office:value="3045" calcext:value-type="float">
            <text:p><text:s/>€ 3,045 </text:p>
          </table:table-cell>
          <table:table-cell table:style-name="ce75" table:formula="of:=[.D6]+[.E6]+[.F6]+[.H6]+[.I6]+[.J6]" office:value-type="float" office:value="2343710" calcext:value-type="float">
            <text:p><text:s/>€ 2,343,710 </text:p>
          </table:table-cell>
          <table:table-cell table:style-name="ce53" office:value-type="float" office:value="1123287" calcext:value-type="float">
            <text:p><text:s/>€ 1,123,287 </text:p>
          </table:table-cell>
          <table:table-cell table:style-name="ce62" office:value-type="float" office:value="136050" calcext:value-type="float">
            <text:p><text:s/>€ 136,050 </text:p>
          </table:table-cell>
          <table:table-cell table:style-name="ce81" table:formula="of:=[.L6]+[.M6]" office:value-type="float" office:value="1259337" calcext:value-type="float">
            <text:p><text:s/>€ 1,259,337 </text:p>
          </table:table-cell>
          <table:table-cell table:style-name="ce83" office:value-type="float" office:value="0" calcext:value-type="float">
            <text:p><text:s/>€ - <text:s text:c="2"/></text:p>
          </table:table-cell>
          <table:table-cell table:style-name="ce62" office:value-type="float" office:value="20143" calcext:value-type="float">
            <text:p><text:s/>€ 20,143 </text:p>
          </table:table-cell>
          <table:table-cell table:style-name="ce62" office:value-type="float" office:value="50459" calcext:value-type="float">
            <text:p><text:s/>€ 50,459 </text:p>
          </table:table-cell>
          <table:table-cell table:style-name="ce62" office:value-type="float" office:value="1055606" calcext:value-type="float">
            <text:p><text:s/>€ 1,055,606 </text:p>
          </table:table-cell>
          <table:table-cell table:style-name="ce85" table:formula="of:=[.L6]+[.M6]+[.O6]+[.P6]+[.Q6]+[.R6]" office:value-type="float" office:value="2385545" calcext:value-type="float">
            <text:p><text:s/>€ 2,385,545 </text:p>
          </table:table-cell>
          <table:table-cell table:style-name="ce92" table:formula="of:=[.K6]-[.S6]" office:value-type="float" office:value="-41835" calcext:value-type="float">
            <text:p><text:s/>€ -41,835 </text:p>
          </table:table-cell>
          <table:table-cell table:style-name="ce99" office:value-type="float" office:value="6757" calcext:value-type="float">
            <text:p><text:s/>€ 6,757 </text:p>
          </table:table-cell>
          <table:table-cell table:style-name="ce106" office:value-type="float" office:value="43587" calcext:value-type="float">
            <text:p><text:s/>€ 43,587 </text:p>
          </table:table-cell>
          <table:table-cell table:style-name="ce81" table:formula="of:=[.U6]+[.V6]" office:value-type="float" office:value="50344" calcext:value-type="float">
            <text:p><text:s/>€ 50,344 </text:p>
          </table:table-cell>
          <table:table-cell table:style-name="ce106" office:value-type="float" office:value="7893" calcext:value-type="float">
            <text:p><text:s/>€ 7,893 </text:p>
          </table:table-cell>
          <table:table-cell table:style-name="ce106" office:value-type="float" office:value="22971" calcext:value-type="float">
            <text:p><text:s/>€ 22,971 </text:p>
          </table:table-cell>
          <table:table-cell table:style-name="ce106" office:value-type="float" office:value="90502" calcext:value-type="float">
            <text:p><text:s/>€ 90,502 </text:p>
          </table:table-cell>
          <table:table-cell table:style-name="ce106" office:value-type="float" office:value="333462" calcext:value-type="float">
            <text:p><text:s/>€ 333,462 </text:p>
          </table:table-cell>
          <table:table-cell table:style-name="ce81" table:formula="of:=[.X6]+[.Y6]+[.Z6]+[.AA6]" office:value-type="float" office:value="454828" calcext:value-type="float">
            <text:p><text:s/>€ 454,828 </text:p>
          </table:table-cell>
          <table:table-cell table:style-name="ce115" table:formula="of:=[.W6]+[.AB6]" office:value-type="float" office:value="505172" calcext:value-type="float">
            <text:p><text:s/>€ 505,172 </text:p>
          </table:table-cell>
          <table:table-cell table:style-name="ce99" office:value-type="float" office:value="66224" calcext:value-type="float">
            <text:p><text:s/>€ 66,224 </text:p>
          </table:table-cell>
          <table:table-cell table:style-name="ce136" table:formula="of:=[.T6]" office:value-type="float" office:value="-41835" calcext:value-type="float">
            <text:p><text:s/>€ -41,835 </text:p>
          </table:table-cell>
          <table:table-cell table:style-name="ce81" table:formula="of:=[.AD6]+[.AE6]" office:value-type="float" office:value="24389" calcext:value-type="float">
            <text:p><text:s/>€ 24,389 </text:p>
          </table:table-cell>
          <table:table-cell table:style-name="ce106" office:value-type="float" office:value="79248" calcext:value-type="float">
            <text:p><text:s/>€ 79,248 </text:p>
          </table:table-cell>
          <table:table-cell table:style-name="ce106" office:value-type="float" office:value="0" calcext:value-type="float">
            <text:p><text:s/>€ - <text:s text:c="2"/></text:p>
          </table:table-cell>
          <table:table-cell table:style-name="ce106" office:value-type="float" office:value="401535" calcext:value-type="float">
            <text:p><text:s/>€ 401,535 </text:p>
          </table:table-cell>
          <table:table-cell table:style-name="ce142" table:formula="of:=[.AF6]+[.AG6]+[.AH6]+[.AI6]" office:value-type="float" office:value="505172" calcext:value-type="float">
            <text:p><text:s/>€ 505,172 </text:p>
          </table:table-cell>
          <table:table-cell table:style-name="ce46" office:value-type="string" calcext:value-type="string">
            <text:p>bijzondere lasten: waarvan 1.055.606 programmakosten</text:p>
          </table:table-cell>
          <table:table-cell table:number-columns-repeated="987"/>
        </table:table-row>
        <table:table-row table:style-name="ro4">
          <table:table-cell table:style-name="ce31" office:value-type="string" calcext:value-type="string">
            <text:p>Immigratie- en Naturalisatiedienst (IND)</text:p>
          </table:table-cell>
          <table:table-cell table:style-name="ce39" office:value-type="string" calcext:value-type="string">
            <text:p>JenV</text:p>
          </table:table-cell>
          <table:table-cell table:style-name="ce46" office:value-type="float" office:value="3673" calcext:value-type="float">
            <text:p>3673</text:p>
          </table:table-cell>
          <table:table-cell table:style-name="ce54" office:value-type="float" office:value="389393" calcext:value-type="float">
            <text:p><text:s/>€ 389,393 </text:p>
          </table:table-cell>
          <table:table-cell table:style-name="ce63" office:value-type="float" office:value="0" calcext:value-type="float">
            <text:p><text:s/>€ - <text:s text:c="2"/></text:p>
          </table:table-cell>
          <table:table-cell table:style-name="ce63" office:value-type="float" office:value="68678" calcext:value-type="float">
            <text:p><text:s/>€ 68,678 </text:p>
          </table:table-cell>
          <table:table-cell table:style-name="ce70" table:formula="of:=[.D7]+[.E7]+[.F7]" office:value-type="float" office:value="458071" calcext:value-type="float">
            <text:p><text:s/>€ 458,071 </text:p>
          </table:table-cell>
          <table:table-cell table:style-name="ce63"/>
          <table:table-cell table:style-name="ce63" office:value-type="float" office:value="995" calcext:value-type="float">
            <text:p><text:s/>€ 995 </text:p>
          </table:table-cell>
          <table:table-cell table:style-name="ce63"/>
          <table:table-cell table:style-name="ce76" table:formula="of:=[.D7]+[.E7]+[.F7]+[.H7]+[.I7]+[.J7]" office:value-type="float" office:value="459066" calcext:value-type="float">
            <text:p><text:s/>€ 459,066 </text:p>
          </table:table-cell>
          <table:table-cell table:style-name="ce54" office:value-type="float" office:value="312184" calcext:value-type="float">
            <text:p><text:s/>€ 312,184 </text:p>
          </table:table-cell>
          <table:table-cell table:style-name="ce63" office:value-type="float" office:value="55203" calcext:value-type="float">
            <text:p><text:s/>€ 55,203 </text:p>
          </table:table-cell>
          <table:table-cell table:style-name="ce70" table:formula="of:=[.L7]+[.M7]" office:value-type="float" office:value="367387" calcext:value-type="float">
            <text:p><text:s/>€ 367,387 </text:p>
          </table:table-cell>
          <table:table-cell table:style-name="ce63" office:value-type="float" office:value="5" calcext:value-type="float">
            <text:p><text:s/>€ 5 </text:p>
          </table:table-cell>
          <table:table-cell table:style-name="ce63" office:value-type="float" office:value="16688" calcext:value-type="float">
            <text:p><text:s/>€ 16,688 </text:p>
          </table:table-cell>
          <table:table-cell table:style-name="ce63" office:value-type="float" office:value="28119" calcext:value-type="float">
            <text:p><text:s/>€ 28,119 </text:p>
          </table:table-cell>
          <table:table-cell table:style-name="ce63" table:formula="of:=127+69222" office:value-type="float" office:value="69349" calcext:value-type="float">
            <text:p><text:s/>€ 69,349 </text:p>
          </table:table-cell>
          <table:table-cell table:style-name="ce86" table:formula="of:=[.L7]+[.M7]+[.O7]+[.P7]+[.Q7]+[.R7]" office:value-type="float" office:value="481548" calcext:value-type="float">
            <text:p><text:s/>€ 481,548 </text:p>
          </table:table-cell>
          <table:table-cell table:style-name="ce93" table:formula="of:=[.K7]-[.S7]" office:value-type="float" office:value="-22482" calcext:value-type="float">
            <text:p><text:s/>€ -22,482 </text:p>
          </table:table-cell>
          <table:table-cell table:style-name="ce100" office:value-type="float" office:value="26277" calcext:value-type="float">
            <text:p><text:s/>€ 26,277 </text:p>
          </table:table-cell>
          <table:table-cell table:style-name="ce107" office:value-type="float" office:value="4221" calcext:value-type="float">
            <text:p><text:s/>€ 4,221 </text:p>
          </table:table-cell>
          <table:table-cell table:style-name="ce70" table:formula="of:=[.U7]+[.V7]" office:value-type="float" office:value="30498" calcext:value-type="float">
            <text:p><text:s/>€ 30,498 </text:p>
          </table:table-cell>
          <table:table-cell table:style-name="ce107" office:value-type="float" office:value="1691" calcext:value-type="float">
            <text:p><text:s/>€ 1,691 </text:p>
          </table:table-cell>
          <table:table-cell table:style-name="ce107" office:value-type="float" office:value="3629" calcext:value-type="float">
            <text:p><text:s/>€ 3,629 </text:p>
          </table:table-cell>
          <table:table-cell table:style-name="ce107" office:value-type="float" office:value="6804" calcext:value-type="float">
            <text:p><text:s/>€ 6,804 </text:p>
          </table:table-cell>
          <table:table-cell table:style-name="ce107" office:value-type="float" office:value="102042" calcext:value-type="float">
            <text:p><text:s/>€ 102,042 </text:p>
          </table:table-cell>
          <table:table-cell table:style-name="ce70" table:formula="of:=[.X7]+[.Y7]+[.Z7]+[.AA7]" office:value-type="float" office:value="114166" calcext:value-type="float">
            <text:p><text:s/>€ 114,166 </text:p>
          </table:table-cell>
          <table:table-cell table:style-name="ce116" table:formula="of:=[.W7]+[.AB7]" office:value-type="float" office:value="144664" calcext:value-type="float">
            <text:p><text:s/>€ 144,664 </text:p>
          </table:table-cell>
          <table:table-cell table:style-name="ce130" office:value-type="float" office:value="21490" calcext:value-type="float">
            <text:p><text:s/>€ 21,490 </text:p>
          </table:table-cell>
          <table:table-cell table:style-name="ce137" table:formula="of:=[.T7]" office:value-type="float" office:value="-22482" calcext:value-type="float">
            <text:p><text:s/>€ -22,482 </text:p>
          </table:table-cell>
          <table:table-cell table:style-name="ce70" table:formula="of:=[.AD7]+[.AE7]" office:value-type="float" office:value="-992" calcext:value-type="float">
            <text:p><text:s/>€ -992 </text:p>
          </table:table-cell>
          <table:table-cell table:style-name="ce107" office:value-type="float" office:value="30826" calcext:value-type="float">
            <text:p><text:s/>€ 30,826 </text:p>
          </table:table-cell>
          <table:table-cell table:style-name="ce107" office:value-type="float" office:value="22044" calcext:value-type="float">
            <text:p><text:s/>€ 22,044 </text:p>
          </table:table-cell>
          <table:table-cell table:style-name="ce107" office:value-type="float" office:value="92786" calcext:value-type="float">
            <text:p><text:s/>€ 92,786 </text:p>
          </table:table-cell>
          <table:table-cell table:style-name="ce143" table:formula="of:=[.AF7]+[.AG7]+[.AH7]+[.AI7]" office:value-type="float" office:value="144664" calcext:value-type="float">
            <text:p><text:s/>€ 144,664 </text:p>
          </table:table-cell>
          <table:table-cell table:style-name="ce46" office:value-type="string" calcext:value-type="string">
            <text:p>bijzondere lasten: waarvan 69.222 programmakosten</text:p>
          </table:table-cell>
          <table:table-cell table:number-columns-repeated="987"/>
        </table:table-row>
        <table:table-row table:style-name="ro4">
          <table:table-cell table:style-name="ce32" office:value-type="string" calcext:value-type="string">
            <text:p>Centraal Justitieel Incassobureau (CJIB)</text:p>
          </table:table-cell>
          <table:table-cell table:style-name="ce40" office:value-type="string" calcext:value-type="string">
            <text:p>JenV</text:p>
          </table:table-cell>
          <table:table-cell table:style-name="ce47" office:value-type="float" office:value="997" calcext:value-type="float">
            <text:p>997</text:p>
          </table:table-cell>
          <table:table-cell table:style-name="ce55" office:value-type="float" office:value="132403" calcext:value-type="float">
            <text:p><text:s/>€ 132,403 </text:p>
          </table:table-cell>
          <table:table-cell table:style-name="ce64" office:value-type="float" office:value="1924" calcext:value-type="float">
            <text:p><text:s/>€ 1,924 </text:p>
          </table:table-cell>
          <table:table-cell table:style-name="ce64" office:value-type="float" office:value="7556" calcext:value-type="float">
            <text:p><text:s/>€ 7,556 </text:p>
          </table:table-cell>
          <table:table-cell table:style-name="ce70" table:formula="of:=[.D8]+[.E8]+[.F8]" office:value-type="float" office:value="141883" calcext:value-type="float">
            <text:p><text:s/>€ 141,883 </text:p>
          </table:table-cell>
          <table:table-cell table:style-name="ce64" table:number-columns-repeated="3"/>
          <table:table-cell table:style-name="ce76" table:formula="of:=[.D8]+[.E8]+[.F8]+[.H8]+[.I8]+[.J8]" office:value-type="float" office:value="141883" calcext:value-type="float">
            <text:p><text:s/>€ 141,883 </text:p>
          </table:table-cell>
          <table:table-cell table:style-name="ce55" office:value-type="float" office:value="104283" calcext:value-type="float">
            <text:p><text:s/>€ 104,283 </text:p>
          </table:table-cell>
          <table:table-cell table:style-name="ce64" office:value-type="float" office:value="26240" calcext:value-type="float">
            <text:p><text:s/>€ 26,240 </text:p>
          </table:table-cell>
          <table:table-cell table:style-name="ce70" table:formula="of:=[.L8]+[.M8]" office:value-type="float" office:value="130523" calcext:value-type="float">
            <text:p><text:s/>€ 130,523 </text:p>
          </table:table-cell>
          <table:table-cell table:style-name="ce64" office:value-type="float" office:value="44" calcext:value-type="float">
            <text:p><text:s/>€ 44 </text:p>
          </table:table-cell>
          <table:table-cell table:style-name="ce64" office:value-type="float" office:value="3866" calcext:value-type="float">
            <text:p><text:s/>€ 3,866 </text:p>
          </table:table-cell>
          <table:table-cell table:style-name="ce64" office:value-type="float" office:value="1000" calcext:value-type="float">
            <text:p><text:s/>€ 1,000 </text:p>
          </table:table-cell>
          <table:table-cell table:style-name="ce64" office:value-type="float" office:value="5428" calcext:value-type="float">
            <text:p><text:s/>€ 5,428 </text:p>
          </table:table-cell>
          <table:table-cell table:style-name="ce86" table:formula="of:=[.L8]+[.M8]+[.O8]+[.P8]+[.Q8]+[.R8]" office:value-type="float" office:value="140861" calcext:value-type="float">
            <text:p><text:s/>€ 140,861 </text:p>
          </table:table-cell>
          <table:table-cell table:style-name="ce93" table:formula="of:=[.K8]-[.S8]" office:value-type="float" office:value="1022" calcext:value-type="float">
            <text:p><text:s/>€ 1,022 </text:p>
          </table:table-cell>
          <table:table-cell table:style-name="ce101" office:value-type="float" office:value="1443" calcext:value-type="float">
            <text:p><text:s/>€ 1,443 </text:p>
          </table:table-cell>
          <table:table-cell table:style-name="ce108" office:value-type="float" office:value="8351" calcext:value-type="float">
            <text:p><text:s/>€ 8,351 </text:p>
          </table:table-cell>
          <table:table-cell table:style-name="ce70" table:formula="of:=[.U8]+[.V8]" office:value-type="float" office:value="9794" calcext:value-type="float">
            <text:p><text:s/>€ 9,794 </text:p>
          </table:table-cell>
          <table:table-cell table:style-name="ce108" office:value-type="float" office:value="0" calcext:value-type="float">
            <text:p><text:s/>€ - <text:s text:c="2"/></text:p>
          </table:table-cell>
          <table:table-cell table:style-name="ce108" office:value-type="float" office:value="545" calcext:value-type="float">
            <text:p><text:s/>€ 545 </text:p>
          </table:table-cell>
          <table:table-cell table:style-name="ce108" office:value-type="float" office:value="4382" calcext:value-type="float">
            <text:p><text:s/>€ 4,382 </text:p>
          </table:table-cell>
          <table:table-cell table:style-name="ce108" office:value-type="float" office:value="35582" calcext:value-type="float">
            <text:p><text:s/>€ 35,582 </text:p>
          </table:table-cell>
          <table:table-cell table:style-name="ce70" table:formula="of:=[.X8]+[.Y8]+[.Z8]+[.AA8]" office:value-type="float" office:value="40509" calcext:value-type="float">
            <text:p><text:s/>€ 40,509 </text:p>
          </table:table-cell>
          <table:table-cell table:style-name="ce116" table:formula="of:=[.W8]+[.AB8]" office:value-type="float" office:value="50303" calcext:value-type="float">
            <text:p><text:s/>€ 50,303 </text:p>
          </table:table-cell>
          <table:table-cell table:style-name="ce131" office:value-type="float" office:value="6652" calcext:value-type="float">
            <text:p><text:s/>€ 6,652 </text:p>
          </table:table-cell>
          <table:table-cell table:style-name="ce137" table:formula="of:=[.T8]" office:value-type="float" office:value="1022" calcext:value-type="float">
            <text:p><text:s/>€ 1,022 </text:p>
          </table:table-cell>
          <table:table-cell table:style-name="ce70" table:formula="of:=[.AD8]+[.AE8]" office:value-type="float" office:value="7674" calcext:value-type="float">
            <text:p><text:s/>€ 7,674 </text:p>
          </table:table-cell>
          <table:table-cell table:style-name="ce108" office:value-type="float" office:value="959" calcext:value-type="float">
            <text:p><text:s/>€ 959 </text:p>
          </table:table-cell>
          <table:table-cell table:style-name="ce108" office:value-type="float" office:value="5374" calcext:value-type="float">
            <text:p><text:s/>€ 5,374 </text:p>
          </table:table-cell>
          <table:table-cell table:style-name="ce108" office:value-type="float" office:value="36296" calcext:value-type="float">
            <text:p><text:s/>€ 36,296 </text:p>
          </table:table-cell>
          <table:table-cell table:style-name="ce143" table:formula="of:=[.AF8]+[.AG8]+[.AH8]+[.AI8]" office:value-type="float" office:value="50303" calcext:value-type="float">
            <text:p><text:s/>€ 50,303 </text:p>
          </table:table-cell>
          <table:table-cell table:style-name="ce46" office:value-type="string" calcext:value-type="string">
            <text:p>bijzondere lasten: waarvan 5.428 programmakosten</text:p>
          </table:table-cell>
          <table:table-cell table:number-columns-repeated="987"/>
        </table:table-row>
        <table:table-row table:style-name="ro4">
          <table:table-cell table:style-name="ce31" office:value-type="string" calcext:value-type="string">
            <text:p>Nederlands Forensisch Instituut (NFI)</text:p>
          </table:table-cell>
          <table:table-cell table:style-name="ce39" office:value-type="string" calcext:value-type="string">
            <text:p>JenV</text:p>
          </table:table-cell>
          <table:table-cell table:style-name="ce46" office:value-type="float" office:value="571" calcext:value-type="float">
            <text:p>571</text:p>
          </table:table-cell>
          <table:table-cell table:style-name="ce54" office:value-type="float" office:value="76578" calcext:value-type="float">
            <text:p><text:s/>€ 76,578 </text:p>
          </table:table-cell>
          <table:table-cell table:style-name="ce63" office:value-type="float" office:value="1203" calcext:value-type="float">
            <text:p><text:s/>€ 1,203 </text:p>
          </table:table-cell>
          <table:table-cell table:style-name="ce63" office:value-type="float" office:value="5452" calcext:value-type="float">
            <text:p><text:s/>€ 5,452 </text:p>
          </table:table-cell>
          <table:table-cell table:style-name="ce70" table:formula="of:=[.D9]+[.E9]+[.F9]" office:value-type="float" office:value="83233" calcext:value-type="float">
            <text:p><text:s/>€ 83,233 </text:p>
          </table:table-cell>
          <table:table-cell table:style-name="ce63"/>
          <table:table-cell table:style-name="ce63" office:value-type="float" office:value="917" calcext:value-type="float">
            <text:p><text:s/>€ 917 </text:p>
          </table:table-cell>
          <table:table-cell table:style-name="ce63" office:value-type="float" office:value="218" calcext:value-type="float">
            <text:p><text:s/>€ 218 </text:p>
          </table:table-cell>
          <table:table-cell table:style-name="ce76" table:formula="of:=[.D9]+[.E9]+[.F9]+[.H9]+[.I9]+[.J9]" office:value-type="float" office:value="84368" calcext:value-type="float">
            <text:p><text:s/>€ 84,368 </text:p>
          </table:table-cell>
          <table:table-cell table:style-name="ce54" office:value-type="float" office:value="52477" calcext:value-type="float">
            <text:p><text:s/>€ 52,477 </text:p>
          </table:table-cell>
          <table:table-cell table:style-name="ce63" office:value-type="float" office:value="4841" calcext:value-type="float">
            <text:p><text:s/>€ 4,841 </text:p>
          </table:table-cell>
          <table:table-cell table:style-name="ce70" table:formula="of:=[.L9]+[.M9]" office:value-type="float" office:value="57318" calcext:value-type="float">
            <text:p><text:s/>€ 57,318 </text:p>
          </table:table-cell>
          <table:table-cell table:style-name="ce63" office:value-type="float" office:value="29" calcext:value-type="float">
            <text:p><text:s/>€ 29 </text:p>
          </table:table-cell>
          <table:table-cell table:style-name="ce63" office:value-type="float" office:value="2926" calcext:value-type="float">
            <text:p><text:s/>€ 2,926 </text:p>
          </table:table-cell>
          <table:table-cell table:style-name="ce63" office:value-type="float" office:value="794" calcext:value-type="float">
            <text:p><text:s/>€ 794 </text:p>
          </table:table-cell>
          <table:table-cell table:style-name="ce63" table:formula="of:=335+21029" office:value-type="float" office:value="21364" calcext:value-type="float">
            <text:p><text:s/>€ 21,364 </text:p>
          </table:table-cell>
          <table:table-cell table:style-name="ce86" table:formula="of:=[.L9]+[.M9]+[.O9]+[.P9]+[.Q9]+[.R9]" office:value-type="float" office:value="82431" calcext:value-type="float">
            <text:p><text:s/>€ 82,431 </text:p>
          </table:table-cell>
          <table:table-cell table:style-name="ce93" table:formula="of:=[.K9]-[.S9]" office:value-type="float" office:value="1937" calcext:value-type="float">
            <text:p><text:s/>€ 1,937 </text:p>
          </table:table-cell>
          <table:table-cell table:style-name="ce100" office:value-type="float" office:value="0" calcext:value-type="float">
            <text:p><text:s/>€ - <text:s text:c="2"/></text:p>
          </table:table-cell>
          <table:table-cell table:style-name="ce107" office:value-type="float" office:value="11050" calcext:value-type="float">
            <text:p><text:s/>€ 11,050 </text:p>
          </table:table-cell>
          <table:table-cell table:style-name="ce70" table:formula="of:=[.U9]+[.V9]" office:value-type="float" office:value="11050" calcext:value-type="float">
            <text:p><text:s/>€ 11,050 </text:p>
          </table:table-cell>
          <table:table-cell table:style-name="ce107" office:value-type="float" office:value="0" calcext:value-type="float">
            <text:p><text:s/>€ - <text:s text:c="2"/></text:p>
          </table:table-cell>
          <table:table-cell table:style-name="ce107" office:value-type="float" office:value="1070" calcext:value-type="float">
            <text:p><text:s/>€ 1,070 </text:p>
          </table:table-cell>
          <table:table-cell table:style-name="ce107" office:value-type="float" office:value="3009" calcext:value-type="float">
            <text:p><text:s/>€ 3,009 </text:p>
          </table:table-cell>
          <table:table-cell table:style-name="ce107" office:value-type="float" office:value="13084" calcext:value-type="float">
            <text:p><text:s/>€ 13,084 </text:p>
          </table:table-cell>
          <table:table-cell table:style-name="ce70" table:formula="of:=[.X9]+[.Y9]+[.Z9]+[.AA9]" office:value-type="float" office:value="17163" calcext:value-type="float">
            <text:p><text:s/>€ 17,163 </text:p>
          </table:table-cell>
          <table:table-cell table:style-name="ce116" table:formula="of:=[.W9]+[.AB9]" office:value-type="float" office:value="28213" calcext:value-type="float">
            <text:p><text:s/>€ 28,213 </text:p>
          </table:table-cell>
          <table:table-cell table:style-name="ce130" office:value-type="float" office:value="0" calcext:value-type="float">
            <text:p><text:s/>€ - <text:s text:c="2"/></text:p>
          </table:table-cell>
          <table:table-cell table:style-name="ce137" table:formula="of:=[.T9]" office:value-type="float" office:value="1937" calcext:value-type="float">
            <text:p><text:s/>€ 1,937 </text:p>
          </table:table-cell>
          <table:table-cell table:style-name="ce70" table:formula="of:=[.AD9]+[.AE9]" office:value-type="float" office:value="1937" calcext:value-type="float">
            <text:p><text:s/>€ 1,937 </text:p>
          </table:table-cell>
          <table:table-cell table:style-name="ce107" office:value-type="float" office:value="2160" calcext:value-type="float">
            <text:p><text:s/>€ 2,160 </text:p>
          </table:table-cell>
          <table:table-cell table:style-name="ce107" office:value-type="float" office:value="7998" calcext:value-type="float">
            <text:p><text:s/>€ 7,998 </text:p>
          </table:table-cell>
          <table:table-cell table:style-name="ce107" office:value-type="float" office:value="16118" calcext:value-type="float">
            <text:p><text:s/>€ 16,118 </text:p>
          </table:table-cell>
          <table:table-cell table:style-name="ce143" table:formula="of:=[.AF9]+[.AG9]+[.AH9]+[.AI9]" office:value-type="float" office:value="28213" calcext:value-type="float">
            <text:p><text:s/>€ 28,213 </text:p>
          </table:table-cell>
          <table:table-cell table:style-name="ce46" office:value-type="string" calcext:value-type="string">
            <text:p>bijzondere lasten: waarvan 21.029 programmakosten</text:p>
          </table:table-cell>
          <table:table-cell table:number-columns-repeated="987"/>
        </table:table-row>
        <table:table-row table:style-name="ro4">
          <table:table-cell table:style-name="ce32" office:value-type="string" calcext:value-type="string">
            <text:p>Justitiele Uitvoeringsdienst Toetsing, Integriteit, Screening (Dienst Justis) </text:p>
          </table:table-cell>
          <table:table-cell table:style-name="ce40" office:value-type="string" calcext:value-type="string">
            <text:p>JenV</text:p>
          </table:table-cell>
          <table:table-cell table:style-name="ce47" office:value-type="float" office:value="286" calcext:value-type="float">
            <text:p>286</text:p>
          </table:table-cell>
          <table:table-cell table:style-name="ce55" office:value-type="float" office:value="-1872" calcext:value-type="float">
            <text:p><text:s/>€ -1,872 </text:p>
          </table:table-cell>
          <table:table-cell table:style-name="ce64" office:value-type="float" office:value="3704" calcext:value-type="float">
            <text:p><text:s/>€ 3,704 </text:p>
          </table:table-cell>
          <table:table-cell table:style-name="ce64" office:value-type="float" office:value="41442" calcext:value-type="float">
            <text:p><text:s/>€ 41,442 </text:p>
          </table:table-cell>
          <table:table-cell table:style-name="ce70" table:formula="of:=[.D10]+[.E10]+[.F10]" office:value-type="float" office:value="43274" calcext:value-type="float">
            <text:p><text:s/>€ 43,274 </text:p>
          </table:table-cell>
          <table:table-cell table:style-name="ce64" table:number-columns-repeated="2"/>
          <table:table-cell table:style-name="ce64" office:value-type="float" office:value="275" calcext:value-type="float">
            <text:p><text:s/>€ 275 </text:p>
          </table:table-cell>
          <table:table-cell table:style-name="ce76" table:formula="of:=[.D10]+[.E10]+[.F10]+[.H10]+[.I10]+[.J10]" office:value-type="float" office:value="43549" calcext:value-type="float">
            <text:p><text:s/>€ 43,549 </text:p>
          </table:table-cell>
          <table:table-cell table:style-name="ce55" office:value-type="float" office:value="24339" calcext:value-type="float">
            <text:p><text:s/>€ 24,339 </text:p>
          </table:table-cell>
          <table:table-cell table:style-name="ce64" table:formula="of:=16963-40" office:value-type="float" office:value="16923" calcext:value-type="float">
            <text:p><text:s/>€ 16,923 </text:p>
          </table:table-cell>
          <table:table-cell table:style-name="ce70" table:formula="of:=[.L10]+[.M10]" office:value-type="float" office:value="41262" calcext:value-type="float">
            <text:p><text:s/>€ 41,262 </text:p>
          </table:table-cell>
          <table:table-cell table:number-columns-repeated="3" table:style-name="ce64" office:value-type="float" office:value="0" calcext:value-type="float">
            <text:p><text:s/>€ - <text:s text:c="2"/></text:p>
          </table:table-cell>
          <table:table-cell table:style-name="ce64" office:value-type="float" office:value="89" calcext:value-type="float">
            <text:p><text:s/>€ 89 </text:p>
          </table:table-cell>
          <table:table-cell table:style-name="ce86" table:formula="of:=[.L10]+[.M10]+[.O10]+[.P10]+[.Q10]+[.R10]" office:value-type="float" office:value="41351" calcext:value-type="float">
            <text:p><text:s/>€ 41,351 </text:p>
          </table:table-cell>
          <table:table-cell table:style-name="ce93" table:formula="of:=[.K10]-[.S10]" office:value-type="float" office:value="2198" calcext:value-type="float">
            <text:p><text:s/>€ 2,198 </text:p>
          </table:table-cell>
          <table:table-cell table:style-name="ce101" office:value-type="float" office:value="0" calcext:value-type="float">
            <text:p><text:s/>€ - <text:s text:c="2"/></text:p>
          </table:table-cell>
          <table:table-cell table:style-name="ce108" office:value-type="float" office:value="0" calcext:value-type="float">
            <text:p><text:s/>€ - <text:s text:c="2"/></text:p>
          </table:table-cell>
          <table:table-cell table:style-name="ce70" table:formula="of:=[.U10]+[.V10]" office:value-type="float" office:value="0" calcext:value-type="float">
            <text:p><text:s/>€ - <text:s text:c="2"/></text:p>
          </table:table-cell>
          <table:table-cell table:style-name="ce108" office:value-type="float" office:value="0" calcext:value-type="float">
            <text:p><text:s/>€ - <text:s text:c="2"/></text:p>
          </table:table-cell>
          <table:table-cell table:style-name="ce108" office:value-type="float" office:value="880" calcext:value-type="float">
            <text:p><text:s/>€ 880 </text:p>
          </table:table-cell>
          <table:table-cell table:style-name="ce108" office:value-type="float" office:value="1030" calcext:value-type="float">
            <text:p><text:s/>€ 1,030 </text:p>
          </table:table-cell>
          <table:table-cell table:style-name="ce108" office:value-type="float" office:value="17004" calcext:value-type="float">
            <text:p><text:s/>€ 17,004 </text:p>
          </table:table-cell>
          <table:table-cell table:style-name="ce70" table:formula="of:=[.X10]+[.Y10]+[.Z10]+[.AA10]" office:value-type="float" office:value="18914" calcext:value-type="float">
            <text:p><text:s/>€ 18,914 </text:p>
          </table:table-cell>
          <table:table-cell table:style-name="ce116" table:formula="of:=[.W10]+[.AB10]" office:value-type="float" office:value="18914" calcext:value-type="float">
            <text:p><text:s/>€ 18,914 </text:p>
          </table:table-cell>
          <table:table-cell table:style-name="ce131" office:value-type="float" office:value="1794" calcext:value-type="float">
            <text:p><text:s/>€ 1,794 </text:p>
          </table:table-cell>
          <table:table-cell table:style-name="ce137" table:formula="of:=[.T10]" office:value-type="float" office:value="2198" calcext:value-type="float">
            <text:p><text:s/>€ 2,198 </text:p>
          </table:table-cell>
          <table:table-cell table:style-name="ce70" table:formula="of:=[.AD10]+[.AE10]" office:value-type="float" office:value="3992" calcext:value-type="float">
            <text:p><text:s/>€ 3,992 </text:p>
          </table:table-cell>
          <table:table-cell table:style-name="ce108" office:value-type="float" office:value="75" calcext:value-type="float">
            <text:p><text:s/>€ 75 </text:p>
          </table:table-cell>
          <table:table-cell table:style-name="ce108" office:value-type="float" office:value="0" calcext:value-type="float">
            <text:p><text:s/>€ - <text:s text:c="2"/></text:p>
          </table:table-cell>
          <table:table-cell table:style-name="ce108" office:value-type="float" office:value="14847" calcext:value-type="float">
            <text:p><text:s/>€ 14,847 </text:p>
          </table:table-cell>
          <table:table-cell table:style-name="ce143" table:formula="of:=[.AF10]+[.AG10]+[.AH10]+[.AI10]" office:value-type="float" office:value="18914" calcext:value-type="float">
            <text:p><text:s/>€ 18,914 </text:p>
          </table:table-cell>
          <table:table-cell table:style-name="ce47"/>
          <table:table-cell table:number-columns-repeated="987"/>
        </table:table-row>
        <table:table-row table:style-name="ro4">
          <table:table-cell table:style-name="ce33" office:value-type="string" calcext:value-type="string">
            <text:p>Rijksidenst voor Identiteitsgegevens</text:p>
          </table:table-cell>
          <table:table-cell table:style-name="ce41" office:value-type="string" calcext:value-type="string">
            <text:p>Ministerie van Binnenlandse Zaken en Koninkrijksrelaties</text:p>
          </table:table-cell>
          <table:table-cell table:style-name="ce48" office:value-type="float" office:value="185" calcext:value-type="float">
            <text:p>185</text:p>
          </table:table-cell>
          <table:table-cell table:style-name="ce56" office:value-type="float" office:value="41702" calcext:value-type="float">
            <text:p>41,702 </text:p>
          </table:table-cell>
          <table:table-cell table:style-name="ce65" office:value-type="float" office:value="0" calcext:value-type="float">
            <text:p>- </text:p>
          </table:table-cell>
          <table:table-cell table:style-name="ce65" office:value-type="float" office:value="59198" calcext:value-type="float">
            <text:p>59,198 </text:p>
          </table:table-cell>
          <table:table-cell table:style-name="ce71" table:formula="of:=[.D11]+[.E11]+[.F11]" office:value-type="float" office:value="100900" calcext:value-type="float">
            <text:p>100,900 </text:p>
          </table:table-cell>
          <table:table-cell table:style-name="ce65" office:value-type="float" office:value="0" calcext:value-type="float">
            <text:p>- </text:p>
          </table:table-cell>
          <table:table-cell table:style-name="ce65" office:value-type="float" office:value="5548" calcext:value-type="float">
            <text:p>5,548 </text:p>
          </table:table-cell>
          <table:table-cell table:style-name="ce65" office:value-type="float" office:value="0" calcext:value-type="float">
            <text:p>- </text:p>
          </table:table-cell>
          <table:table-cell table:style-name="ce77" table:formula="of:=[.D11]+[.E11]+[.F11]+[.H11]+[.I11]+[.J11]" office:value-type="float" office:value="106448" calcext:value-type="float">
            <text:p>106,448 </text:p>
          </table:table-cell>
          <table:table-cell table:style-name="ce56" office:value-type="float" office:value="27335" calcext:value-type="float">
            <text:p>27,335 </text:p>
          </table:table-cell>
          <table:table-cell table:style-name="ce65" office:value-type="float" office:value="79325" calcext:value-type="float">
            <text:p>79,325 </text:p>
          </table:table-cell>
          <table:table-cell table:style-name="ce82" table:formula="of:=[.L11]+[.M11]" office:value-type="float" office:value="106660" calcext:value-type="float">
            <text:p>106,660 </text:p>
          </table:table-cell>
          <table:table-cell table:style-name="ce65" office:value-type="float" office:value="0" calcext:value-type="float">
            <text:p>- </text:p>
          </table:table-cell>
          <table:table-cell table:style-name="ce65" office:value-type="float" office:value="1144" calcext:value-type="float">
            <text:p>1,144 </text:p>
          </table:table-cell>
          <table:table-cell table:number-columns-repeated="2" table:style-name="ce65" office:value-type="float" office:value="0" calcext:value-type="float">
            <text:p>- </text:p>
          </table:table-cell>
          <table:table-cell table:style-name="ce87" table:formula="of:=[.L11]+[.M11]+[.O11]+[.P11]+[.Q11]+[.R11]" office:value-type="float" office:value="107804" calcext:value-type="float">
            <text:p>107,804 </text:p>
          </table:table-cell>
          <table:table-cell table:style-name="ce94" table:formula="of:=[.K11]-[.S11]" office:value-type="float" office:value="-1356" calcext:value-type="float">
            <text:p>-1,356 </text:p>
          </table:table-cell>
          <table:table-cell table:style-name="ce102" office:value-type="float" office:value="0" calcext:value-type="float">
            <text:p>- </text:p>
          </table:table-cell>
          <table:table-cell table:style-name="ce109" office:value-type="float" office:value="15493" calcext:value-type="float">
            <text:p>15,493 </text:p>
          </table:table-cell>
          <table:table-cell table:style-name="ce82" table:formula="of:=[.U11]+[.V11]" office:value-type="float" office:value="15493" calcext:value-type="float">
            <text:p>15,493 </text:p>
          </table:table-cell>
          <table:table-cell table:style-name="ce109" office:value-type="float" office:value="0" calcext:value-type="float">
            <text:p>- </text:p>
          </table:table-cell>
          <table:table-cell table:style-name="ce109" office:value-type="float" office:value="3319" calcext:value-type="float">
            <text:p>3,319 </text:p>
          </table:table-cell>
          <table:table-cell table:style-name="ce109" office:value-type="float" office:value="9295" calcext:value-type="float">
            <text:p>9,295 </text:p>
          </table:table-cell>
          <table:table-cell table:style-name="ce109" office:value-type="float" office:value="130841" calcext:value-type="float">
            <text:p>130,841 </text:p>
          </table:table-cell>
          <table:table-cell table:style-name="ce82" table:formula="of:=[.X11]+[.Y11]+[.Z11]+[.AA11]" office:value-type="float" office:value="143455" calcext:value-type="float">
            <text:p>143,455 </text:p>
          </table:table-cell>
          <table:table-cell table:style-name="ce117" table:formula="of:=[.W11]+[.AB11]" office:value-type="float" office:value="158948" calcext:value-type="float">
            <text:p>158,948 </text:p>
          </table:table-cell>
          <table:table-cell table:style-name="ce102" office:value-type="float" office:value="5400" calcext:value-type="float">
            <text:p>5,400 </text:p>
          </table:table-cell>
          <table:table-cell table:style-name="ce138" office:value-type="float" office:value="0" calcext:value-type="float">
            <text:p>- </text:p>
          </table:table-cell>
          <table:table-cell table:style-name="ce82" table:formula="of:=[.AD11]+[.AE11]" office:value-type="float" office:value="5400" calcext:value-type="float">
            <text:p>5,400 </text:p>
          </table:table-cell>
          <table:table-cell table:style-name="ce109" office:value-type="float" office:value="107793" calcext:value-type="float">
            <text:p>107,793 </text:p>
          </table:table-cell>
          <table:table-cell table:style-name="ce109" office:value-type="float" office:value="0" calcext:value-type="float">
            <text:p>- </text:p>
          </table:table-cell>
          <table:table-cell table:style-name="ce109" office:value-type="float" office:value="45755" calcext:value-type="float">
            <text:p>45,755 </text:p>
          </table:table-cell>
          <table:table-cell table:style-name="ce144" table:formula="of:=[.AF11]+[.AG11]+[.AH11]+[.AI11]" office:value-type="float" office:value="158948" calcext:value-type="float">
            <text:p>158,948 </text:p>
          </table:table-cell>
          <table:table-cell table:style-name="ce157" office:value-type="string" calcext:value-type="string">
            <text:p>Cel <text:span text:style-name="T13">onverdeeld resultaat</text:span><text:span text:style-name="T14"> (kolom AE) zat een formule in die niet aansloot met de cijfers in het jaarverslag. Formule daarom verwijderd en de cijfers uit het jaarverslag overgenomen.</text:span></text:p>
          </table:table-cell>
          <table:table-cell table:number-columns-repeated="987"/>
        </table:table-row>
        <table:table-row table:style-name="ro4">
          <table:table-cell table:style-name="ce31" office:value-type="string" calcext:value-type="string">
            <text:p>Logius</text:p>
          </table:table-cell>
          <table:table-cell table:style-name="ce41" office:value-type="string" calcext:value-type="string">
            <text:p>Ministerie van Binnenlandse Zaken en Koninkrijksrelaties</text:p>
          </table:table-cell>
          <table:table-cell table:style-name="ce46" office:value-type="float" office:value="329" calcext:value-type="float">
            <text:p>329</text:p>
          </table:table-cell>
          <table:table-cell table:style-name="ce57" office:value-type="float" office:value="51858" calcext:value-type="float">
            <text:p>51,858 </text:p>
          </table:table-cell>
          <table:table-cell table:style-name="ce66" office:value-type="float" office:value="131177" calcext:value-type="float">
            <text:p>131,177 </text:p>
          </table:table-cell>
          <table:table-cell table:style-name="ce66" office:value-type="float" office:value="24483" calcext:value-type="float">
            <text:p>24,483 </text:p>
          </table:table-cell>
          <table:table-cell table:style-name="ce72" table:formula="of:=[.D12]+[.E12]+[.F12]" office:value-type="float" office:value="207518" calcext:value-type="float">
            <text:p>207,518 </text:p>
          </table:table-cell>
          <table:table-cell table:number-columns-repeated="3" table:style-name="ce66" office:value-type="float" office:value="0" calcext:value-type="float">
            <text:p>- </text:p>
          </table:table-cell>
          <table:table-cell table:style-name="ce78" table:formula="of:=[.D12]+[.E12]+[.F12]+[.H12]+[.I12]+[.J12]" office:value-type="float" office:value="207518" calcext:value-type="float">
            <text:p>207,518 </text:p>
          </table:table-cell>
          <table:table-cell table:style-name="ce57" office:value-type="float" office:value="62348" calcext:value-type="float">
            <text:p>62,348 </text:p>
          </table:table-cell>
          <table:table-cell table:style-name="ce66" office:value-type="float" office:value="144752" calcext:value-type="float">
            <text:p>144,752 </text:p>
          </table:table-cell>
          <table:table-cell table:style-name="ce72" table:formula="of:=[.L12]+[.M12]" office:value-type="float" office:value="207100" calcext:value-type="float">
            <text:p>207,100 </text:p>
          </table:table-cell>
          <table:table-cell table:style-name="ce66" office:value-type="float" office:value="0" calcext:value-type="float">
            <text:p>- </text:p>
          </table:table-cell>
          <table:table-cell table:style-name="ce66" office:value-type="float" office:value="402" calcext:value-type="float">
            <text:p>402 </text:p>
          </table:table-cell>
          <table:table-cell table:style-name="ce66" office:value-type="float" office:value="0" calcext:value-type="float">
            <text:p>- </text:p>
          </table:table-cell>
          <table:table-cell table:style-name="ce66" office:value-type="float" office:value="23" calcext:value-type="float">
            <text:p>23 </text:p>
          </table:table-cell>
          <table:table-cell table:style-name="ce88" table:formula="of:=[.L12]+[.M12]+[.O12]+[.P12]+[.Q12]+[.R12]" office:value-type="float" office:value="207525" calcext:value-type="float">
            <text:p>207,525 </text:p>
          </table:table-cell>
          <table:table-cell table:style-name="ce95" office:value-type="float" office:value="-47" calcext:value-type="float">
            <text:p>-47 </text:p>
          </table:table-cell>
          <table:table-cell table:style-name="ce103" office:value-type="float" office:value="0" calcext:value-type="float">
            <text:p>- </text:p>
          </table:table-cell>
          <table:table-cell table:style-name="ce110" office:value-type="float" office:value="800" calcext:value-type="float">
            <text:p>800 </text:p>
          </table:table-cell>
          <table:table-cell table:style-name="ce72" table:formula="of:=[.U12]+[.V12]" office:value-type="float" office:value="800" calcext:value-type="float">
            <text:p>800 </text:p>
          </table:table-cell>
          <table:table-cell table:style-name="ce110" office:value-type="float" office:value="0" calcext:value-type="float">
            <text:p>- </text:p>
          </table:table-cell>
          <table:table-cell table:style-name="ce110" office:value-type="float" office:value="5632" calcext:value-type="float">
            <text:p>5,632 </text:p>
          </table:table-cell>
          <table:table-cell table:style-name="ce110" office:value-type="float" office:value="21436" calcext:value-type="float">
            <text:p>21,436 </text:p>
          </table:table-cell>
          <table:table-cell table:style-name="ce110" office:value-type="float" office:value="72404" calcext:value-type="float">
            <text:p>72,404 </text:p>
          </table:table-cell>
          <table:table-cell table:style-name="ce72" table:formula="of:=[.X12]+[.Y12]+[.Z12]+[.AA12]" office:value-type="float" office:value="99472" calcext:value-type="float">
            <text:p>99,472 </text:p>
          </table:table-cell>
          <table:table-cell table:style-name="ce118" table:formula="of:=[.W12]+[.AB12]" office:value-type="float" office:value="100272" calcext:value-type="float">
            <text:p>100,272 </text:p>
          </table:table-cell>
          <table:table-cell table:style-name="ce132" office:value-type="float" office:value="7312" calcext:value-type="float">
            <text:p>7,312 </text:p>
          </table:table-cell>
          <table:table-cell table:style-name="ce139" table:formula="of:=[.T12]" office:value-type="float" office:value="-47" calcext:value-type="float">
            <text:p>-47 </text:p>
          </table:table-cell>
          <table:table-cell table:style-name="ce72" table:formula="of:=[.AD12]+[.AE12]" office:value-type="float" office:value="7265" calcext:value-type="float">
            <text:p>7,265 </text:p>
          </table:table-cell>
          <table:table-cell table:number-columns-repeated="2" table:style-name="ce110" office:value-type="float" office:value="0" calcext:value-type="float">
            <text:p>- </text:p>
          </table:table-cell>
          <table:table-cell table:style-name="ce110" office:value-type="float" office:value="93007" calcext:value-type="float">
            <text:p>93,007 </text:p>
          </table:table-cell>
          <table:table-cell table:style-name="ce145" table:formula="of:=[.AF12]+[.AG12]+[.AH12]+[.AI12]" office:value-type="float" office:value="100272" calcext:value-type="float">
            <text:p>100,272 </text:p>
          </table:table-cell>
          <table:table-cell table:style-name="ce158" office:value-type="string" calcext:value-type="string">
            <text:p>Cel <text:span text:style-name="T15">saldo van baten en lasten</text:span><text:span text:style-name="T16"> (kolom T) zat een formule, maar die presenteert niet het juiste saldo van baten en lasten ivm de post </text:span><text:span text:style-name="T17">agentschapsdeel Vpb-lasten</text:span><text:span text:style-name="T16">. Daarom in overleg met BBE handmatig het juiste saldo van baten en lasten opgenomen in dit format. Daarnaast sluiten activa en passiva wel aan, maar cellen worden niet groen. </text:span></text:p>
          </table:table-cell>
          <table:table-cell table:number-columns-repeated="987"/>
        </table:table-row>
        <table:table-row table:style-name="ro4">
          <table:table-cell table:style-name="ce32" office:value-type="string" calcext:value-type="string">
            <text:p>P-Direkt</text:p>
          </table:table-cell>
          <table:table-cell table:style-name="ce41" office:value-type="string" calcext:value-type="string">
            <text:p>Ministerie van Binnenlandse Zaken en Koninkrijksrelaties</text:p>
          </table:table-cell>
          <table:table-cell table:style-name="ce47" office:value-type="float" office:value="595.6" calcext:value-type="float">
            <text:p>595.6</text:p>
          </table:table-cell>
          <table:table-cell table:style-name="ce58" office:value-type="float" office:value="91252" calcext:value-type="float">
            <text:p>91,252 </text:p>
          </table:table-cell>
          <table:table-cell table:style-name="ce67" office:value-type="float" office:value="9420" calcext:value-type="float">
            <text:p>9,420 </text:p>
          </table:table-cell>
          <table:table-cell table:style-name="ce67" office:value-type="float" office:value="231" calcext:value-type="float">
            <text:p>231 </text:p>
          </table:table-cell>
          <table:table-cell table:style-name="ce72" table:formula="of:=[.D13]+[.E13]+[.F13]" office:value-type="float" office:value="100903" calcext:value-type="float">
            <text:p>100,903 </text:p>
          </table:table-cell>
          <table:table-cell table:style-name="ce67" office:value-type="float" office:value="0" calcext:value-type="float">
            <text:p>- </text:p>
          </table:table-cell>
          <table:table-cell table:style-name="ce67" office:value-type="float" office:value="196" calcext:value-type="float">
            <text:p>196 </text:p>
          </table:table-cell>
          <table:table-cell table:style-name="ce67" office:value-type="float" office:value="0" calcext:value-type="float">
            <text:p>- </text:p>
          </table:table-cell>
          <table:table-cell table:style-name="ce78" table:formula="of:=[.D13]+[.E13]+[.F13]+[.H13]+[.I13]+[.J13]" office:value-type="float" office:value="101099" calcext:value-type="float">
            <text:p>101,099 </text:p>
          </table:table-cell>
          <table:table-cell table:style-name="ce58" office:value-type="float" office:value="50552" calcext:value-type="float">
            <text:p>50,552 </text:p>
          </table:table-cell>
          <table:table-cell table:style-name="ce67" office:value-type="float" office:value="39031" calcext:value-type="float">
            <text:p>39,031 </text:p>
          </table:table-cell>
          <table:table-cell table:style-name="ce72" table:formula="of:=[.L13]+[.M13]" office:value-type="float" office:value="89583" calcext:value-type="float">
            <text:p>89,583 </text:p>
          </table:table-cell>
          <table:table-cell table:style-name="ce67" office:value-type="float" office:value="333" calcext:value-type="float">
            <text:p>333 </text:p>
          </table:table-cell>
          <table:table-cell table:style-name="ce67" office:value-type="float" office:value="10154" calcext:value-type="float">
            <text:p>10,154 </text:p>
          </table:table-cell>
          <table:table-cell table:style-name="ce67" office:value-type="float" office:value="174" calcext:value-type="float">
            <text:p>174 </text:p>
          </table:table-cell>
          <table:table-cell table:style-name="ce67" office:value-type="float" office:value="0" calcext:value-type="float">
            <text:p>- </text:p>
          </table:table-cell>
          <table:table-cell table:style-name="ce88" table:formula="of:=[.L13]+[.M13]+[.O13]+[.P13]+[.Q13]+[.R13]" office:value-type="float" office:value="100244" calcext:value-type="float">
            <text:p>100,244 </text:p>
          </table:table-cell>
          <table:table-cell table:style-name="ce95" table:formula="of:=[.K13]-[.S13]" office:value-type="float" office:value="855" calcext:value-type="float">
            <text:p>855 </text:p>
          </table:table-cell>
          <table:table-cell table:style-name="ce104" office:value-type="float" office:value="13579" calcext:value-type="float">
            <text:p>13,579 </text:p>
          </table:table-cell>
          <table:table-cell table:style-name="ce111" office:value-type="float" office:value="362" calcext:value-type="float">
            <text:p>362 </text:p>
          </table:table-cell>
          <table:table-cell table:style-name="ce72" table:formula="of:=[.U13]+[.V13]" office:value-type="float" office:value="13941" calcext:value-type="float">
            <text:p>13,941 </text:p>
          </table:table-cell>
          <table:table-cell table:style-name="ce111" office:value-type="float" office:value="0" calcext:value-type="float">
            <text:p>- </text:p>
          </table:table-cell>
          <table:table-cell table:style-name="ce111" office:value-type="float" office:value="2254" calcext:value-type="float">
            <text:p>2,254 </text:p>
          </table:table-cell>
          <table:table-cell table:style-name="ce111" office:value-type="float" office:value="2655" calcext:value-type="float">
            <text:p>2,655 </text:p>
          </table:table-cell>
          <table:table-cell table:style-name="ce111" office:value-type="float" office:value="17509" calcext:value-type="float">
            <text:p>17,509 </text:p>
          </table:table-cell>
          <table:table-cell table:style-name="ce72" table:formula="of:=[.X13]+[.Y13]+[.Z13]+[.AA13]" office:value-type="float" office:value="22418" calcext:value-type="float">
            <text:p>22,418 </text:p>
          </table:table-cell>
          <table:table-cell table:style-name="ce118" table:formula="of:=[.W13]+[.AB13]" office:value-type="float" office:value="36359" calcext:value-type="float">
            <text:p>36,359 </text:p>
          </table:table-cell>
          <table:table-cell table:style-name="ce133" office:value-type="float" office:value="4193" calcext:value-type="float">
            <text:p>4,193 </text:p>
          </table:table-cell>
          <table:table-cell table:style-name="ce139" table:formula="of:=[.T13]" office:value-type="float" office:value="855" calcext:value-type="float">
            <text:p>855 </text:p>
          </table:table-cell>
          <table:table-cell table:style-name="ce72" table:formula="of:=[.AD13]+[.AE13]" office:value-type="float" office:value="5048" calcext:value-type="float">
            <text:p>5,048 </text:p>
          </table:table-cell>
          <table:table-cell table:style-name="ce111" office:value-type="float" office:value="241" calcext:value-type="float">
            <text:p>241 </text:p>
          </table:table-cell>
          <table:table-cell table:style-name="ce111" office:value-type="float" office:value="7482" calcext:value-type="float">
            <text:p>7,482 </text:p>
          </table:table-cell>
          <table:table-cell table:style-name="ce111" office:value-type="float" office:value="23588" calcext:value-type="float">
            <text:p>23,588 </text:p>
          </table:table-cell>
          <table:table-cell table:style-name="ce145" table:formula="of:=[.AF13]+[.AG13]+[.AH13]+[.AI13]" office:value-type="float" office:value="36359" calcext:value-type="float">
            <text:p>36,359 </text:p>
          </table:table-cell>
          <table:table-cell table:style-name="ce159" office:value-type="string" calcext:value-type="string">
            <text:p>Activa en Passiva sluiten wel aan, maar cellen worden niet groen. </text:p>
          </table:table-cell>
          <table:table-cell table:number-columns-repeated="987"/>
        </table:table-row>
        <table:table-row table:style-name="ro4">
          <table:table-cell table:style-name="ce31" office:value-type="string" calcext:value-type="string">
            <text:p>Uitvoeringsorganisatie Bedrijfsvoering Rijk</text:p>
          </table:table-cell>
          <table:table-cell table:style-name="ce41" office:value-type="string" calcext:value-type="string">
            <text:p>Ministerie van Binnenlandse Zaken en Koninkrijksrelaties</text:p>
          </table:table-cell>
          <table:table-cell table:style-name="ce46" office:value-type="float" office:value="1657" calcext:value-type="float">
            <text:p>1657</text:p>
          </table:table-cell>
          <table:table-cell table:style-name="ce57" office:value-type="float" office:value="104528" calcext:value-type="float">
            <text:p>104,528 </text:p>
          </table:table-cell>
          <table:table-cell table:style-name="ce66" office:value-type="float" office:value="166979" calcext:value-type="float">
            <text:p>166,979 </text:p>
          </table:table-cell>
          <table:table-cell table:style-name="ce66" office:value-type="float" office:value="8393" calcext:value-type="float">
            <text:p>8,393 </text:p>
          </table:table-cell>
          <table:table-cell table:style-name="ce72" table:formula="of:=[.D14]+[.E14]+[.F14]" office:value-type="float" office:value="279900" calcext:value-type="float">
            <text:p>279,900 </text:p>
          </table:table-cell>
          <table:table-cell table:style-name="ce66" office:value-type="float" office:value="0" calcext:value-type="float">
            <text:p>- </text:p>
          </table:table-cell>
          <table:table-cell table:style-name="ce66" office:value-type="float" office:value="924" calcext:value-type="float">
            <text:p>924 </text:p>
          </table:table-cell>
          <table:table-cell table:style-name="ce66" office:value-type="float" office:value="0" calcext:value-type="float">
            <text:p>- </text:p>
          </table:table-cell>
          <table:table-cell table:style-name="ce78" table:formula="of:=[.D14]+[.E14]+[.F14]+[.H14]+[.I14]+[.J14]" office:value-type="float" office:value="280824" calcext:value-type="float">
            <text:p>280,824 </text:p>
          </table:table-cell>
          <table:table-cell table:style-name="ce57" office:value-type="float" office:value="169368" calcext:value-type="float">
            <text:p>169,368 </text:p>
          </table:table-cell>
          <table:table-cell table:style-name="ce66" office:value-type="float" office:value="102134" calcext:value-type="float">
            <text:p>102,134 </text:p>
          </table:table-cell>
          <table:table-cell table:style-name="ce72" table:formula="of:=[.L14]+[.M14]" office:value-type="float" office:value="271502" calcext:value-type="float">
            <text:p>271,502 </text:p>
          </table:table-cell>
          <table:table-cell table:style-name="ce66" office:value-type="float" office:value="0" calcext:value-type="float">
            <text:p>- </text:p>
          </table:table-cell>
          <table:table-cell table:style-name="ce66" office:value-type="float" office:value="1430" calcext:value-type="float">
            <text:p>1,430 </text:p>
          </table:table-cell>
          <table:table-cell table:style-name="ce66" office:value-type="float" office:value="579" calcext:value-type="float">
            <text:p>579 </text:p>
          </table:table-cell>
          <table:table-cell table:style-name="ce66" office:value-type="float" office:value="0" calcext:value-type="float">
            <text:p>- </text:p>
          </table:table-cell>
          <table:table-cell table:style-name="ce88" table:formula="of:=[.L14]+[.M14]+[.O14]+[.P14]+[.Q14]+[.R14]" office:value-type="float" office:value="273511" calcext:value-type="float">
            <text:p>273,511 </text:p>
          </table:table-cell>
          <table:table-cell table:style-name="ce95" office:value-type="float" office:value="7300" calcext:value-type="float">
            <text:p>7,300 </text:p>
          </table:table-cell>
          <table:table-cell table:style-name="ce103" office:value-type="float" office:value="1901" calcext:value-type="float">
            <text:p>1,901 </text:p>
          </table:table-cell>
          <table:table-cell table:style-name="ce110" office:value-type="float" office:value="621" calcext:value-type="float">
            <text:p>621 </text:p>
          </table:table-cell>
          <table:table-cell table:style-name="ce72" table:formula="of:=[.U14]+[.V14]" office:value-type="float" office:value="2522" calcext:value-type="float">
            <text:p>2,522 </text:p>
          </table:table-cell>
          <table:table-cell table:style-name="ce110" office:value-type="float" office:value="0" calcext:value-type="float">
            <text:p>- </text:p>
          </table:table-cell>
          <table:table-cell table:style-name="ce110" office:value-type="float" office:value="14907" calcext:value-type="float">
            <text:p>14,907 </text:p>
          </table:table-cell>
          <table:table-cell table:style-name="ce110" office:value-type="float" office:value="17435" calcext:value-type="float">
            <text:p>17,435 </text:p>
          </table:table-cell>
          <table:table-cell table:style-name="ce110" office:value-type="float" office:value="46934" calcext:value-type="float">
            <text:p>46,934 </text:p>
          </table:table-cell>
          <table:table-cell table:style-name="ce72" table:formula="of:=[.X14]+[.Y14]+[.Z14]+[.AA14]" office:value-type="float" office:value="79276" calcext:value-type="float">
            <text:p>79,276 </text:p>
          </table:table-cell>
          <table:table-cell table:style-name="ce118" table:formula="of:=[.W14]+[.AB14]" office:value-type="float" office:value="81798" calcext:value-type="float">
            <text:p>81,798 </text:p>
          </table:table-cell>
          <table:table-cell table:style-name="ce132" office:value-type="float" office:value="214" calcext:value-type="float">
            <text:p>214 </text:p>
          </table:table-cell>
          <table:table-cell table:style-name="ce139" table:formula="of:=[.T14]" office:value-type="float" office:value="7300" calcext:value-type="float">
            <text:p>7,300 </text:p>
          </table:table-cell>
          <table:table-cell table:style-name="ce72" table:formula="of:=[.AD14]+[.AE14]" office:value-type="float" office:value="7514" calcext:value-type="float">
            <text:p>7,514 </text:p>
          </table:table-cell>
          <table:table-cell table:style-name="ce110" office:value-type="float" office:value="7436" calcext:value-type="float">
            <text:p>7,436 </text:p>
          </table:table-cell>
          <table:table-cell table:style-name="ce110" office:value-type="float" office:value="143" calcext:value-type="float">
            <text:p>143 </text:p>
          </table:table-cell>
          <table:table-cell table:style-name="ce110" office:value-type="float" office:value="66705" calcext:value-type="float">
            <text:p>66,705 </text:p>
          </table:table-cell>
          <table:table-cell table:style-name="ce145" table:formula="of:=[.AF14]+[.AG14]+[.AH14]+[.AI14]" office:value-type="float" office:value="81798" calcext:value-type="float">
            <text:p>81,798 </text:p>
          </table:table-cell>
          <table:table-cell table:style-name="ce158" office:value-type="string" calcext:value-type="string">
            <text:p>Cel <text:span text:style-name="T15">saldo van baten en lasten</text:span><text:span text:style-name="T16"> (kolom T) zat een formule, maar die presenteert niet het juiste saldo van baten en lasten ivm de post </text:span><text:span text:style-name="T17">agentschapsdeel Vpb-lasten</text:span><text:span text:style-name="T16">. Daarom in overleg met BBE handmatig het juiste saldo van baten en lasten opgenomen in dit format. Daarnaast sluiten activa en passiva wel aan, maar cellen worden niet groen. </text:span></text:p>
          </table:table-cell>
          <table:table-cell table:number-columns-repeated="987"/>
        </table:table-row>
        <table:table-row table:style-name="ro4">
          <table:table-cell table:style-name="ce32" office:value-type="string" calcext:value-type="string">
            <text:p>FMHaaglanden</text:p>
          </table:table-cell>
          <table:table-cell table:style-name="ce41" office:value-type="string" calcext:value-type="string">
            <text:p>Ministerie van Binnenlandse Zaken en Koninkrijksrelaties</text:p>
          </table:table-cell>
          <table:table-cell table:style-name="ce47" office:value-type="float" office:value="472" calcext:value-type="float">
            <text:p>472</text:p>
          </table:table-cell>
          <table:table-cell table:style-name="ce58" office:value-type="float" office:value="86815" calcext:value-type="float">
            <text:p>86,815 </text:p>
          </table:table-cell>
          <table:table-cell table:style-name="ce67" office:value-type="float" office:value="44920" calcext:value-type="float">
            <text:p>44,920 </text:p>
          </table:table-cell>
          <table:table-cell table:style-name="ce67" office:value-type="float" office:value="3551" calcext:value-type="float">
            <text:p>3,551 </text:p>
          </table:table-cell>
          <table:table-cell table:style-name="ce72" table:formula="of:=[.D15]+[.E15]+[.F15]" office:value-type="float" office:value="135286" calcext:value-type="float">
            <text:p>135,286 </text:p>
          </table:table-cell>
          <table:table-cell table:number-columns-repeated="3" table:style-name="ce67" office:value-type="float" office:value="0" calcext:value-type="float">
            <text:p>- </text:p>
          </table:table-cell>
          <table:table-cell table:style-name="ce78" table:formula="of:=[.D15]+[.E15]+[.F15]+[.H15]+[.I15]+[.J15]" office:value-type="float" office:value="135286" calcext:value-type="float">
            <text:p>135,286 </text:p>
          </table:table-cell>
          <table:table-cell table:style-name="ce58" office:value-type="float" office:value="40469" calcext:value-type="float">
            <text:p>40,469 </text:p>
          </table:table-cell>
          <table:table-cell table:style-name="ce67" office:value-type="float" office:value="88174" calcext:value-type="float">
            <text:p>88,174 </text:p>
          </table:table-cell>
          <table:table-cell table:style-name="ce72" table:formula="of:=[.L15]+[.M15]" office:value-type="float" office:value="128643" calcext:value-type="float">
            <text:p>128,643 </text:p>
          </table:table-cell>
          <table:table-cell table:style-name="ce67" office:value-type="float" office:value="242" calcext:value-type="float">
            <text:p>242 </text:p>
          </table:table-cell>
          <table:table-cell table:style-name="ce67" office:value-type="float" office:value="5840" calcext:value-type="float">
            <text:p>5,840 </text:p>
          </table:table-cell>
          <table:table-cell table:number-columns-repeated="2" table:style-name="ce67" office:value-type="float" office:value="0" calcext:value-type="float">
            <text:p>- </text:p>
          </table:table-cell>
          <table:table-cell table:style-name="ce88" table:formula="of:=[.L15]+[.M15]+[.O15]+[.P15]+[.Q15]+[.R15]" office:value-type="float" office:value="134725" calcext:value-type="float">
            <text:p>134,725 </text:p>
          </table:table-cell>
          <table:table-cell table:style-name="ce95" table:formula="of:=[.K15]-[.S15]" office:value-type="float" office:value="561" calcext:value-type="float">
            <text:p>561 </text:p>
          </table:table-cell>
          <table:table-cell table:style-name="ce104" office:value-type="float" office:value="0" calcext:value-type="float">
            <text:p>- </text:p>
          </table:table-cell>
          <table:table-cell table:style-name="ce111" office:value-type="float" office:value="24086" calcext:value-type="float">
            <text:p>24,086 </text:p>
          </table:table-cell>
          <table:table-cell table:style-name="ce72" table:formula="of:=[.U15]+[.V15]" office:value-type="float" office:value="24086" calcext:value-type="float">
            <text:p>24,086 </text:p>
          </table:table-cell>
          <table:table-cell table:style-name="ce111" office:value-type="float" office:value="0" calcext:value-type="float">
            <text:p>- </text:p>
          </table:table-cell>
          <table:table-cell table:style-name="ce111" office:value-type="float" office:value="3549" calcext:value-type="float">
            <text:p>3,549 </text:p>
          </table:table-cell>
          <table:table-cell table:style-name="ce111" office:value-type="float" office:value="5921" calcext:value-type="float">
            <text:p>5,921 </text:p>
          </table:table-cell>
          <table:table-cell table:style-name="ce111" office:value-type="float" office:value="22582" calcext:value-type="float">
            <text:p>22,582 </text:p>
          </table:table-cell>
          <table:table-cell table:style-name="ce72" table:formula="of:=[.X15]+[.Y15]+[.Z15]+[.AA15]" office:value-type="float" office:value="32052" calcext:value-type="float">
            <text:p>32,052 </text:p>
          </table:table-cell>
          <table:table-cell table:style-name="ce118" table:formula="of:=[.W15]+[.AB15]" office:value-type="float" office:value="56138" calcext:value-type="float">
            <text:p>56,138 </text:p>
          </table:table-cell>
          <table:table-cell table:style-name="ce133" office:value-type="float" office:value="6075" calcext:value-type="float">
            <text:p>6,075 </text:p>
          </table:table-cell>
          <table:table-cell table:style-name="ce139" table:formula="of:=[.T15]" office:value-type="float" office:value="561" calcext:value-type="float">
            <text:p>561 </text:p>
          </table:table-cell>
          <table:table-cell table:style-name="ce72" table:formula="of:=[.AD15]+[.AE15]" office:value-type="float" office:value="6636" calcext:value-type="float">
            <text:p>6,636 </text:p>
          </table:table-cell>
          <table:table-cell table:style-name="ce111" office:value-type="float" office:value="0" calcext:value-type="float">
            <text:p>- </text:p>
          </table:table-cell>
          <table:table-cell table:style-name="ce111" office:value-type="float" office:value="19848" calcext:value-type="float">
            <text:p>19,848 </text:p>
          </table:table-cell>
          <table:table-cell table:style-name="ce111" office:value-type="float" office:value="29654" calcext:value-type="float">
            <text:p>29,654 </text:p>
          </table:table-cell>
          <table:table-cell table:style-name="ce145" table:formula="of:=[.AF15]+[.AG15]+[.AH15]+[.AI15]" office:value-type="float" office:value="56138" calcext:value-type="float">
            <text:p>56,138 </text:p>
          </table:table-cell>
          <table:table-cell table:style-name="ce159" office:value-type="string" calcext:value-type="string">
            <text:p>Activa en Passiva sluiten wel aan, maar cellen worden niet groen. </text:p>
          </table:table-cell>
          <table:table-cell table:number-columns-repeated="987"/>
        </table:table-row>
        <table:table-row table:style-name="ro4">
          <table:table-cell table:style-name="ce31" office:value-type="string" calcext:value-type="string">
            <text:p>Shared Service Centrum ICT</text:p>
          </table:table-cell>
          <table:table-cell table:style-name="ce41" office:value-type="string" calcext:value-type="string">
            <text:p>Ministerie van Binnenlandse Zaken en Koninkrijksrelaties</text:p>
          </table:table-cell>
          <table:table-cell table:style-name="ce46" office:value-type="float" office:value="974.9" calcext:value-type="float">
            <text:p>974.9</text:p>
          </table:table-cell>
          <table:table-cell table:style-name="ce57" office:value-type="float" office:value="81371" calcext:value-type="float">
            <text:p>81,371 </text:p>
          </table:table-cell>
          <table:table-cell table:style-name="ce66" office:value-type="float" office:value="210402" calcext:value-type="float">
            <text:p>210,402 </text:p>
          </table:table-cell>
          <table:table-cell table:style-name="ce66" office:value-type="float" office:value="692" calcext:value-type="float">
            <text:p>692 </text:p>
          </table:table-cell>
          <table:table-cell table:style-name="ce72" table:formula="of:=[.D16]+[.E16]+[.F16]" office:value-type="float" office:value="292465" calcext:value-type="float">
            <text:p>292,465 </text:p>
          </table:table-cell>
          <table:table-cell table:style-name="ce66" office:value-type="float" office:value="0" calcext:value-type="float">
            <text:p>- </text:p>
          </table:table-cell>
          <table:table-cell table:style-name="ce66" office:value-type="float" office:value="937" calcext:value-type="float">
            <text:p>937 </text:p>
          </table:table-cell>
          <table:table-cell table:style-name="ce66" office:value-type="float" office:value="340" calcext:value-type="float">
            <text:p>340 </text:p>
          </table:table-cell>
          <table:table-cell table:style-name="ce78" table:formula="of:=[.D16]+[.E16]+[.F16]+[.H16]+[.I16]+[.J16]" office:value-type="float" office:value="293742" calcext:value-type="float">
            <text:p>293,742 </text:p>
          </table:table-cell>
          <table:table-cell table:style-name="ce57" office:value-type="float" office:value="112937" calcext:value-type="float">
            <text:p>112,937 </text:p>
          </table:table-cell>
          <table:table-cell table:style-name="ce66" office:value-type="float" office:value="103260" calcext:value-type="float">
            <text:p>103,260 </text:p>
          </table:table-cell>
          <table:table-cell table:style-name="ce72" table:formula="of:=[.L16]+[.M16]" office:value-type="float" office:value="216197" calcext:value-type="float">
            <text:p>216,197 </text:p>
          </table:table-cell>
          <table:table-cell table:style-name="ce66" office:value-type="float" office:value="203" calcext:value-type="float">
            <text:p>203 </text:p>
          </table:table-cell>
          <table:table-cell table:style-name="ce66" office:value-type="float" office:value="53068" calcext:value-type="float">
            <text:p>53,068 </text:p>
          </table:table-cell>
          <table:table-cell table:style-name="ce66" office:value-type="float" office:value="1354" calcext:value-type="float">
            <text:p>1,354 </text:p>
          </table:table-cell>
          <table:table-cell table:style-name="ce66" office:value-type="float" office:value="1558" calcext:value-type="float">
            <text:p>1,558 </text:p>
          </table:table-cell>
          <table:table-cell table:style-name="ce88" table:formula="of:=[.L16]+[.M16]+[.O16]+[.P16]+[.Q16]+[.R16]" office:value-type="float" office:value="272380" calcext:value-type="float">
            <text:p>272,380 </text:p>
          </table:table-cell>
          <table:table-cell table:style-name="ce95" office:value-type="float" office:value="21321" calcext:value-type="float">
            <text:p>21,321 </text:p>
          </table:table-cell>
          <table:table-cell table:style-name="ce103" office:value-type="float" office:value="19727" calcext:value-type="float">
            <text:p>19,727 </text:p>
          </table:table-cell>
          <table:table-cell table:style-name="ce110" office:value-type="float" office:value="66764" calcext:value-type="float">
            <text:p>66,764 </text:p>
          </table:table-cell>
          <table:table-cell table:style-name="ce72" table:formula="of:=[.U16]+[.V16]" office:value-type="float" office:value="86491" calcext:value-type="float">
            <text:p>86,491 </text:p>
          </table:table-cell>
          <table:table-cell table:style-name="ce110" office:value-type="float" office:value="4351" calcext:value-type="float">
            <text:p>4,351 </text:p>
          </table:table-cell>
          <table:table-cell table:style-name="ce110" office:value-type="float" office:value="11463" calcext:value-type="float">
            <text:p>11,463 </text:p>
          </table:table-cell>
          <table:table-cell table:style-name="ce110" office:value-type="float" office:value="34126" calcext:value-type="float">
            <text:p>34,126 </text:p>
          </table:table-cell>
          <table:table-cell table:style-name="ce110" office:value-type="float" office:value="8607" calcext:value-type="float">
            <text:p>8,607 </text:p>
          </table:table-cell>
          <table:table-cell table:style-name="ce72" table:formula="of:=[.X16]+[.Y16]+[.Z16]+[.AA16]" office:value-type="float" office:value="58547" calcext:value-type="float">
            <text:p>58,547 </text:p>
          </table:table-cell>
          <table:table-cell table:style-name="ce118" table:formula="of:=[.W16]+[.AB16]" office:value-type="float" office:value="145038" calcext:value-type="float">
            <text:p>145,038 </text:p>
          </table:table-cell>
          <table:table-cell table:style-name="ce132" office:value-type="float" office:value="2234" calcext:value-type="float">
            <text:p>2,234 </text:p>
          </table:table-cell>
          <table:table-cell table:style-name="ce139" table:formula="of:=[.T16]" office:value-type="float" office:value="21321" calcext:value-type="float">
            <text:p>21,321 </text:p>
          </table:table-cell>
          <table:table-cell table:style-name="ce72" table:formula="of:=[.AD16]+[.AE16]" office:value-type="float" office:value="23555" calcext:value-type="float">
            <text:p>23,555 </text:p>
          </table:table-cell>
          <table:table-cell table:style-name="ce110" office:value-type="float" office:value="6830" calcext:value-type="float">
            <text:p>6,830 </text:p>
          </table:table-cell>
          <table:table-cell table:style-name="ce110" office:value-type="float" office:value="39892" calcext:value-type="float">
            <text:p>39,892 </text:p>
          </table:table-cell>
          <table:table-cell table:style-name="ce110" office:value-type="float" office:value="74761" calcext:value-type="float">
            <text:p>74,761 </text:p>
          </table:table-cell>
          <table:table-cell table:style-name="ce145" table:formula="of:=[.AF16]+[.AG16]+[.AH16]+[.AI16]" office:value-type="float" office:value="145038" calcext:value-type="float">
            <text:p>145,038 </text:p>
          </table:table-cell>
          <table:table-cell table:style-name="ce158" office:value-type="string" calcext:value-type="string">
            <text:p>Cel <text:span text:style-name="T15">saldo van baten en lasten</text:span><text:span text:style-name="T16"> (kolom T) zat een formule, maar die presenteert niet het juiste saldo van baten en lasten ivm de post </text:span><text:span text:style-name="T17">agentschapsdeel Vpb-lasten</text:span><text:span text:style-name="T16">. Daarom in overleg met BBE handmatig het juiste saldo van baten en lasten opgenomen in dit format. Daarnaast sluiten activa en passiva wel aan, maar cellen worden niet groen. </text:span></text:p>
          </table:table-cell>
          <table:table-cell table:number-columns-repeated="987"/>
        </table:table-row>
        <table:table-row table:style-name="ro4">
          <table:table-cell table:style-name="ce32" office:value-type="string" calcext:value-type="string">
            <text:p>Rijksvastgoedbedrijf</text:p>
          </table:table-cell>
          <table:table-cell table:style-name="ce41" office:value-type="string" calcext:value-type="string">
            <text:p>Ministerie van Binnenlandse Zaken en Koninkrijksrelaties</text:p>
          </table:table-cell>
          <table:table-cell table:style-name="ce47" office:value-type="float" office:value="2140" calcext:value-type="float">
            <text:p>2140</text:p>
          </table:table-cell>
          <table:table-cell table:style-name="ce58" office:value-type="float" office:value="121190" calcext:value-type="float">
            <text:p>121,190 </text:p>
          </table:table-cell>
          <table:table-cell table:style-name="ce67" office:value-type="float" office:value="900837" calcext:value-type="float">
            <text:p>900,837 </text:p>
          </table:table-cell>
          <table:table-cell table:style-name="ce67" office:value-type="float" office:value="146740" calcext:value-type="float">
            <text:p>146,740 </text:p>
          </table:table-cell>
          <table:table-cell table:style-name="ce72" table:formula="of:=[.D17]+[.E17]+[.F17]" office:value-type="float" office:value="1168767" calcext:value-type="float">
            <text:p>1,168,767 </text:p>
          </table:table-cell>
          <table:table-cell table:style-name="ce67" office:value-type="float" office:value="32" calcext:value-type="float">
            <text:p>32 </text:p>
          </table:table-cell>
          <table:table-cell table:style-name="ce67" office:value-type="float" office:value="2960" calcext:value-type="float">
            <text:p>2,960 </text:p>
          </table:table-cell>
          <table:table-cell table:style-name="ce67" office:value-type="float" office:value="63735" calcext:value-type="float">
            <text:p>63,735 </text:p>
          </table:table-cell>
          <table:table-cell table:style-name="ce78" table:formula="of:=[.D17]+[.E17]+[.F17]+[.H17]+[.I17]+[.J17]" office:value-type="float" office:value="1235494" calcext:value-type="float">
            <text:p>1,235,494 </text:p>
          </table:table-cell>
          <table:table-cell table:style-name="ce58" office:value-type="float" office:value="222156" calcext:value-type="float">
            <text:p>222,156 </text:p>
          </table:table-cell>
          <table:table-cell table:style-name="ce67" office:value-type="float" office:value="63321" calcext:value-type="float">
            <text:p>63,321 </text:p>
          </table:table-cell>
          <table:table-cell table:style-name="ce72" table:formula="of:=[.L17]+[.M17]" office:value-type="float" office:value="285477" calcext:value-type="float">
            <text:p>285,477 </text:p>
          </table:table-cell>
          <table:table-cell table:style-name="ce67" office:value-type="float" office:value="77327" calcext:value-type="float">
            <text:p>77,327 </text:p>
          </table:table-cell>
          <table:table-cell table:style-name="ce67" office:value-type="float" office:value="311082" calcext:value-type="float">
            <text:p>311,082 </text:p>
          </table:table-cell>
          <table:table-cell table:style-name="ce67" office:value-type="float" office:value="0" calcext:value-type="float">
            <text:p>- </text:p>
          </table:table-cell>
          <table:table-cell table:style-name="ce67" office:value-type="float" office:value="547364" calcext:value-type="float">
            <text:p>547,364 </text:p>
          </table:table-cell>
          <table:table-cell table:style-name="ce88" table:formula="of:=[.L17]+[.M17]+[.O17]+[.P17]+[.Q17]+[.R17]" office:value-type="float" office:value="1221250" calcext:value-type="float">
            <text:p>1,221,250 </text:p>
          </table:table-cell>
          <table:table-cell table:style-name="ce95" office:value-type="float" office:value="13933" calcext:value-type="float">
            <text:p>13,933 </text:p>
          </table:table-cell>
          <table:table-cell table:style-name="ce104" office:value-type="float" office:value="0" calcext:value-type="float">
            <text:p>- </text:p>
          </table:table-cell>
          <table:table-cell table:style-name="ce111" office:value-type="float" office:value="6765460" calcext:value-type="float">
            <text:p>6,765,460 </text:p>
          </table:table-cell>
          <table:table-cell table:style-name="ce72" table:formula="of:=[.U17]+[.V17]" office:value-type="float" office:value="6765460" calcext:value-type="float">
            <text:p>6,765,460 </text:p>
          </table:table-cell>
          <table:table-cell table:style-name="ce111" office:value-type="float" office:value="343504" calcext:value-type="float">
            <text:p>343,504 </text:p>
          </table:table-cell>
          <table:table-cell table:style-name="ce111" office:value-type="float" office:value="34759" calcext:value-type="float">
            <text:p>34,759 </text:p>
          </table:table-cell>
          <table:table-cell table:style-name="ce111" office:value-type="float" office:value="57090" calcext:value-type="float">
            <text:p>57,090 </text:p>
          </table:table-cell>
          <table:table-cell table:style-name="ce111" office:value-type="float" office:value="358275" calcext:value-type="float">
            <text:p>358,275 </text:p>
          </table:table-cell>
          <table:table-cell table:style-name="ce72" table:formula="of:=[.X17]+[.Y17]+[.Z17]+[.AA17]" office:value-type="float" office:value="793628" calcext:value-type="float">
            <text:p>793,628 </text:p>
          </table:table-cell>
          <table:table-cell table:style-name="ce118" table:formula="of:=[.W17]+[.AB17]" office:value-type="float" office:value="7559088" calcext:value-type="float">
            <text:p>7,559,088 </text:p>
          </table:table-cell>
          <table:table-cell table:style-name="ce133" office:value-type="float" office:value="56961" calcext:value-type="float">
            <text:p>56,961 </text:p>
          </table:table-cell>
          <table:table-cell table:style-name="ce139" table:formula="of:=[.T17]" office:value-type="float" office:value="13933" calcext:value-type="float">
            <text:p>13,933 </text:p>
          </table:table-cell>
          <table:table-cell table:style-name="ce72" table:formula="of:=[.AD17]+[.AE17]" office:value-type="float" office:value="70894" calcext:value-type="float">
            <text:p>70,894 </text:p>
          </table:table-cell>
          <table:table-cell table:style-name="ce111" office:value-type="float" office:value="33756" calcext:value-type="float">
            <text:p>33,756 </text:p>
          </table:table-cell>
          <table:table-cell table:style-name="ce111" office:value-type="float" office:value="6018653" calcext:value-type="float">
            <text:p>6,018,653 </text:p>
          </table:table-cell>
          <table:table-cell table:style-name="ce111" office:value-type="float" office:value="648209" calcext:value-type="float">
            <text:p>648,209 </text:p>
          </table:table-cell>
          <table:table-cell table:style-name="ce146" office:value-type="float" office:value="7559088" calcext:value-type="float">
            <text:p>7,559,088 </text:p>
          </table:table-cell>
          <table:table-cell table:style-name="ce160" office:value-type="string" calcext:value-type="string">
            <text:p>1) In het jaarverslag van het RVB heet de kolom bijzondere lasten anders, namelijk "overige kosten". Dit is met toestemming van FIN. In dit format hebben we de cijers voor "overige kosten" maar onder bijzondere baten gezet (kolom R), omdat er geen kolom "overige kosten" is opgenomen in het format. </text:p>
            <text:p>2) In het jaarverslag van het RVB is met toestemming van FIN de post overige langlopende schulden opgenomen. In dit format is geen aparte kolom voor de overige langlopende schulden. Daarom zijn overige langlopende schulden niet appart gespecificeerd, maar wel opgeteld bij de Totale passiva.</text:p>
            <text:p>3) Cel saldo van baten en lasten (kolom T) zat een formule, maar die presenteert niet het juiste saldo van baten en lasten ivm de post agentschapsdeel Vpb-lasten. Daarom in overleg met BBE handmatig het juiste saldo van baten en lasten opgenomen in dit format. </text:p>
            <text:p>4) Totale activa en totale passiva zijn gelijk, maar cellen worden niet groen.</text:p>
          </table:table-cell>
          <table:table-cell table:number-columns-repeated="987"/>
        </table:table-row>
        <table:table-row table:style-name="ro4">
          <table:table-cell table:style-name="ce31" office:value-type="string" calcext:value-type="string">
            <text:p>Dienst voor de Huurcommissie</text:p>
          </table:table-cell>
          <table:table-cell table:style-name="ce41" office:value-type="string" calcext:value-type="string">
            <text:p>Ministerie van Binnenlandse Zaken en Koninkrijksrelaties</text:p>
          </table:table-cell>
          <table:table-cell table:style-name="ce46" office:value-type="float" office:value="60" calcext:value-type="float">
            <text:p>60</text:p>
          </table:table-cell>
          <table:table-cell table:style-name="ce57" office:value-type="float" office:value="5271" calcext:value-type="float">
            <text:p>5,271 </text:p>
          </table:table-cell>
          <table:table-cell table:style-name="ce66" office:value-type="float" office:value="0" calcext:value-type="float">
            <text:p>- </text:p>
          </table:table-cell>
          <table:table-cell table:style-name="ce66" office:value-type="float" office:value="5830" calcext:value-type="float">
            <text:p>5,830 </text:p>
          </table:table-cell>
          <table:table-cell table:style-name="ce72" table:formula="of:=[.D18]+[.E18]+[.F18]" office:value-type="float" office:value="11101" calcext:value-type="float">
            <text:p>11,101 </text:p>
          </table:table-cell>
          <table:table-cell table:style-name="ce66" office:value-type="float" office:value="0" calcext:value-type="float">
            <text:p>- </text:p>
          </table:table-cell>
          <table:table-cell table:style-name="ce66" office:value-type="float" office:value="385" calcext:value-type="float">
            <text:p>385 </text:p>
          </table:table-cell>
          <table:table-cell table:style-name="ce66" office:value-type="float" office:value="392" calcext:value-type="float">
            <text:p>392 </text:p>
          </table:table-cell>
          <table:table-cell table:style-name="ce78" table:formula="of:=[.D18]+[.E18]+[.F18]+[.H18]+[.I18]+[.J18]" office:value-type="float" office:value="11878" calcext:value-type="float">
            <text:p>11,878 </text:p>
          </table:table-cell>
          <table:table-cell table:style-name="ce57" office:value-type="float" office:value="6810" calcext:value-type="float">
            <text:p>6,810 </text:p>
          </table:table-cell>
          <table:table-cell table:style-name="ce66" office:value-type="float" office:value="2767" calcext:value-type="float">
            <text:p>2,767 </text:p>
          </table:table-cell>
          <table:table-cell table:style-name="ce72" table:formula="of:=[.L18]+[.M18]" office:value-type="float" office:value="9577" calcext:value-type="float">
            <text:p>9,577 </text:p>
          </table:table-cell>
          <table:table-cell table:style-name="ce66" office:value-type="float" office:value="0" calcext:value-type="float">
            <text:p>- </text:p>
          </table:table-cell>
          <table:table-cell table:style-name="ce66" office:value-type="float" office:value="58" calcext:value-type="float">
            <text:p>58 </text:p>
          </table:table-cell>
          <table:table-cell table:style-name="ce66" office:value-type="float" office:value="283" calcext:value-type="float">
            <text:p>283 </text:p>
          </table:table-cell>
          <table:table-cell table:style-name="ce66" office:value-type="float" office:value="2292" calcext:value-type="float">
            <text:p>2,292 </text:p>
          </table:table-cell>
          <table:table-cell table:style-name="ce88" table:formula="of:=[.L18]+[.M18]+[.O18]+[.P18]+[.Q18]+[.R18]" office:value-type="float" office:value="12210" calcext:value-type="float">
            <text:p>12,210 </text:p>
          </table:table-cell>
          <table:table-cell table:style-name="ce95" table:formula="of:=[.K18]-[.S18]" office:value-type="float" office:value="-332" calcext:value-type="float">
            <text:p>-332 </text:p>
          </table:table-cell>
          <table:table-cell table:style-name="ce103" office:value-type="float" office:value="0" calcext:value-type="float">
            <text:p>- </text:p>
          </table:table-cell>
          <table:table-cell table:style-name="ce110" office:value-type="float" office:value="12" calcext:value-type="float">
            <text:p>12 </text:p>
          </table:table-cell>
          <table:table-cell table:style-name="ce72" table:formula="of:=[.U18]+[.V18]" office:value-type="float" office:value="12" calcext:value-type="float">
            <text:p>12 </text:p>
          </table:table-cell>
          <table:table-cell table:style-name="ce110" office:value-type="float" office:value="1960" calcext:value-type="float">
            <text:p>1,960 </text:p>
          </table:table-cell>
          <table:table-cell table:style-name="ce110" office:value-type="float" office:value="991" calcext:value-type="float">
            <text:p>991 </text:p>
          </table:table-cell>
          <table:table-cell table:style-name="ce110" office:value-type="float" office:value="52" calcext:value-type="float">
            <text:p>52 </text:p>
          </table:table-cell>
          <table:table-cell table:style-name="ce110" office:value-type="float" office:value="5153" calcext:value-type="float">
            <text:p>5,153 </text:p>
          </table:table-cell>
          <table:table-cell table:style-name="ce72" table:formula="of:=[.X18]+[.Y18]+[.Z18]+[.AA18]" office:value-type="float" office:value="8156" calcext:value-type="float">
            <text:p>8,156 </text:p>
          </table:table-cell>
          <table:table-cell table:style-name="ce118" table:formula="of:=[.W18]+[.AB18]" office:value-type="float" office:value="8168" calcext:value-type="float">
            <text:p>8,168 </text:p>
          </table:table-cell>
          <table:table-cell table:style-name="ce132" office:value-type="float" office:value="4142" calcext:value-type="float">
            <text:p>4,142 </text:p>
          </table:table-cell>
          <table:table-cell table:style-name="ce139" table:formula="of:=[.T18]" office:value-type="float" office:value="-332" calcext:value-type="float">
            <text:p>-332 </text:p>
          </table:table-cell>
          <table:table-cell table:style-name="ce72" table:formula="of:=[.AD18]+[.AE18]" office:value-type="float" office:value="3810" calcext:value-type="float">
            <text:p>3,810 </text:p>
          </table:table-cell>
          <table:table-cell table:style-name="ce110" office:value-type="float" office:value="1710" calcext:value-type="float">
            <text:p>1,710 </text:p>
          </table:table-cell>
          <table:table-cell table:style-name="ce110" office:value-type="float" office:value="0" calcext:value-type="float">
            <text:p>- </text:p>
          </table:table-cell>
          <table:table-cell table:style-name="ce110" office:value-type="float" office:value="2648" calcext:value-type="float">
            <text:p>2,648 </text:p>
          </table:table-cell>
          <table:table-cell table:style-name="ce145" table:formula="of:=[.AF18]+[.AG18]+[.AH18]+[.AI18]" office:value-type="float" office:value="8168" calcext:value-type="float">
            <text:p>8,168 </text:p>
          </table:table-cell>
          <table:table-cell table:style-name="ce158" office:value-type="string" calcext:value-type="string">
            <text:p>Activa en Passiva sluiten wel aan, maar cellen worden niet groen. </text:p>
          </table:table-cell>
          <table:table-cell table:number-columns-repeated="987"/>
        </table:table-row>
        <table:table-row table:style-name="ro4">
          <table:table-cell table:style-name="ce30" office:value-type="string" calcext:value-type="string">
            <text:p>DUO</text:p>
          </table:table-cell>
          <table:table-cell table:style-name="ce38" office:value-type="string" calcext:value-type="string">
            <text:p>OCW</text:p>
          </table:table-cell>
          <table:table-cell table:style-name="ce45" office:value-type="float" office:value="2331" calcext:value-type="float">
            <text:p>2331</text:p>
          </table:table-cell>
          <table:table-cell table:style-name="ce53" office:value-type="float" office:value="269790" calcext:value-type="float">
            <text:p><text:s/>€ 269,790 </text:p>
          </table:table-cell>
          <table:table-cell table:style-name="ce62" office:value-type="float" office:value="58663" calcext:value-type="float">
            <text:p><text:s/>€ 58,663 </text:p>
          </table:table-cell>
          <table:table-cell table:style-name="ce62" office:value-type="float" office:value="6180" calcext:value-type="float">
            <text:p><text:s/>€ 6,180 </text:p>
          </table:table-cell>
          <table:table-cell table:style-name="ce69" table:formula="of:=[.D19]+[.E19]+[.F19]" office:value-type="float" office:value="334633" calcext:value-type="float">
            <text:p><text:s/>€ 334,633 </text:p>
          </table:table-cell>
          <table:table-cell table:style-name="ce62" office:value-type="float" office:value="0" calcext:value-type="float">
            <text:p><text:s/>€ - <text:s text:c="2"/></text:p>
          </table:table-cell>
          <table:table-cell table:style-name="ce62" office:value-type="float" office:value="669" calcext:value-type="float">
            <text:p><text:s/>€ 669 </text:p>
          </table:table-cell>
          <table:table-cell table:style-name="ce62" office:value-type="float" office:value="1708" calcext:value-type="float">
            <text:p><text:s/>€ 1,708 </text:p>
          </table:table-cell>
          <table:table-cell table:style-name="ce75" table:formula="of:=[.D19]+[.E19]+[.F19]+[.H19]+[.I19]+[.J19]" office:value-type="float" office:value="337010" calcext:value-type="float">
            <text:p><text:s/>€ 337,010 </text:p>
          </table:table-cell>
          <table:table-cell table:style-name="ce53" office:value-type="float" office:value="224694" calcext:value-type="float">
            <text:p><text:s/>€ 224,694 </text:p>
          </table:table-cell>
          <table:table-cell table:style-name="ce62" office:value-type="float" office:value="93867" calcext:value-type="float">
            <text:p><text:s/>€ 93,867 </text:p>
          </table:table-cell>
          <table:table-cell table:style-name="ce81" table:formula="of:=[.L19]+[.M19]" office:value-type="float" office:value="318561" calcext:value-type="float">
            <text:p><text:s/>€ 318,561 </text:p>
          </table:table-cell>
          <table:table-cell table:style-name="ce62" office:value-type="float" office:value="91" calcext:value-type="float">
            <text:p><text:s/>€ 91 </text:p>
          </table:table-cell>
          <table:table-cell table:style-name="ce62" office:value-type="float" office:value="15423" calcext:value-type="float">
            <text:p><text:s/>€ 15,423 </text:p>
          </table:table-cell>
          <table:table-cell table:style-name="ce62" office:value-type="float" office:value="2000" calcext:value-type="float">
            <text:p><text:s/>€ 2,000 </text:p>
          </table:table-cell>
          <table:table-cell table:style-name="ce62" office:value-type="float" office:value="0" calcext:value-type="float">
            <text:p><text:s/>€ - <text:s text:c="2"/></text:p>
          </table:table-cell>
          <table:table-cell table:style-name="ce85" table:formula="of:=[.L19]+[.M19]+[.O19]+[.P19]+[.Q19]+[.R19]" office:value-type="float" office:value="336075" calcext:value-type="float">
            <text:p><text:s/>€ 336,075 </text:p>
          </table:table-cell>
          <table:table-cell table:style-name="ce92" table:formula="of:=[.K19]-[.S19]" office:value-type="float" office:value="935" calcext:value-type="float">
            <text:p><text:s/>€ 935 </text:p>
          </table:table-cell>
          <table:table-cell table:style-name="ce99" office:value-type="float" office:value="54234" calcext:value-type="float">
            <text:p><text:s/>€ 54,234 </text:p>
          </table:table-cell>
          <table:table-cell table:style-name="ce106" office:value-type="float" office:value="25355" calcext:value-type="float">
            <text:p><text:s/>€ 25,355 </text:p>
          </table:table-cell>
          <table:table-cell table:style-name="ce81" table:formula="of:=[.U19]+[.V19]" office:value-type="float" office:value="79589" calcext:value-type="float">
            <text:p><text:s/>€ 79,589 </text:p>
          </table:table-cell>
          <table:table-cell table:style-name="ce106" office:value-type="float" office:value="380" calcext:value-type="float">
            <text:p><text:s/>€ 380 </text:p>
          </table:table-cell>
          <table:table-cell table:style-name="ce106" office:value-type="float" office:value="5895" calcext:value-type="float">
            <text:p><text:s/>€ 5,895 </text:p>
          </table:table-cell>
          <table:table-cell table:style-name="ce106" office:value-type="float" office:value="16190" calcext:value-type="float">
            <text:p><text:s/>€ 16,190 </text:p>
          </table:table-cell>
          <table:table-cell table:style-name="ce106" office:value-type="float" office:value="14627" calcext:value-type="float">
            <text:p><text:s/>€ 14,627 </text:p>
          </table:table-cell>
          <table:table-cell table:style-name="ce81" table:formula="of:=[.X19]+[.Y19]+[.Z19]+[.AA19]" office:value-type="float" office:value="37092" calcext:value-type="float">
            <text:p><text:s/>€ 37,092 </text:p>
          </table:table-cell>
          <table:table-cell table:style-name="ce119" table:formula="of:=[.W19]+[.AB19]" office:value-type="float" office:value="116681" calcext:value-type="float">
            <text:p><text:s/>€ 116,681 </text:p>
          </table:table-cell>
          <table:table-cell table:style-name="ce99" office:value-type="float" office:value="813" calcext:value-type="float">
            <text:p><text:s/>€ 813 </text:p>
          </table:table-cell>
          <table:table-cell table:style-name="ce136" table:formula="of:=[.T19]" office:value-type="float" office:value="935" calcext:value-type="float">
            <text:p><text:s/>€ 935 </text:p>
          </table:table-cell>
          <table:table-cell table:style-name="ce81" table:formula="of:=[.AD19]+[.AE19]" office:value-type="float" office:value="1748" calcext:value-type="float">
            <text:p><text:s/>€ 1,748 </text:p>
          </table:table-cell>
          <table:table-cell table:style-name="ce106" office:value-type="float" office:value="3124" calcext:value-type="float">
            <text:p><text:s/>€ 3,124 </text:p>
          </table:table-cell>
          <table:table-cell table:style-name="ce106" office:value-type="float" office:value="34706" calcext:value-type="float">
            <text:p><text:s/>€ 34,706 </text:p>
          </table:table-cell>
          <table:table-cell table:style-name="ce106" office:value-type="float" office:value="77153" calcext:value-type="float">
            <text:p><text:s/>€ 77,153 </text:p>
          </table:table-cell>
          <table:table-cell table:style-name="ce147" table:formula="of:=[.AF19]+[.AG19]+[.AH19]+[.AI19]" office:value-type="float" office:value="116731" calcext:value-type="float">
            <text:p><text:s/>€ 116,731 </text:p>
          </table:table-cell>
          <table:table-cell table:style-name="ce45" office:value-type="string" calcext:value-type="string">
            <text:p>T5 en AE5 = -50. De VPB verlaagd het eigen vermogen en totale passiva</text:p>
          </table:table-cell>
          <table:table-cell table:number-columns-repeated="987"/>
        </table:table-row>
        <table:table-row table:style-name="ro4">
          <table:table-cell table:style-name="ce31" office:value-type="string" calcext:value-type="string">
            <text:p>NA</text:p>
          </table:table-cell>
          <table:table-cell table:style-name="ce39" office:value-type="string" calcext:value-type="string">
            <text:p>OCW</text:p>
          </table:table-cell>
          <table:table-cell table:style-name="ce46" office:value-type="float" office:value="208" calcext:value-type="float">
            <text:p>208</text:p>
          </table:table-cell>
          <table:table-cell table:style-name="ce54" office:value-type="float" office:value="40017" calcext:value-type="float">
            <text:p><text:s/>€ 40,017 </text:p>
          </table:table-cell>
          <table:table-cell table:style-name="ce63" office:value-type="float" office:value="400" calcext:value-type="float">
            <text:p><text:s/>€ 400 </text:p>
          </table:table-cell>
          <table:table-cell table:style-name="ce63" office:value-type="float" office:value="818" calcext:value-type="float">
            <text:p><text:s/>€ 818 </text:p>
          </table:table-cell>
          <table:table-cell table:style-name="ce70" table:formula="of:=[.D20]+[.E20]+[.F20]" office:value-type="float" office:value="41235" calcext:value-type="float">
            <text:p><text:s/>€ 41,235 </text:p>
          </table:table-cell>
          <table:table-cell table:style-name="ce63" office:value-type="float" office:value="0" calcext:value-type="float">
            <text:p><text:s/>€ - <text:s text:c="2"/></text:p>
          </table:table-cell>
          <table:table-cell table:style-name="ce63" office:value-type="float" office:value="20" calcext:value-type="float">
            <text:p><text:s/>€ 20 </text:p>
          </table:table-cell>
          <table:table-cell table:style-name="ce63" office:value-type="float" office:value="2070" calcext:value-type="float">
            <text:p><text:s/>€ 2,070 </text:p>
          </table:table-cell>
          <table:table-cell table:style-name="ce76" table:formula="of:=[.D20]+[.E20]+[.F20]+[.H20]+[.I20]+[.J20]" office:value-type="float" office:value="43325" calcext:value-type="float">
            <text:p><text:s/>€ 43,325 </text:p>
          </table:table-cell>
          <table:table-cell table:style-name="ce54" office:value-type="float" office:value="19158" calcext:value-type="float">
            <text:p><text:s/>€ 19,158 </text:p>
          </table:table-cell>
          <table:table-cell table:style-name="ce63" office:value-type="float" office:value="22233" calcext:value-type="float">
            <text:p><text:s/>€ 22,233 </text:p>
          </table:table-cell>
          <table:table-cell table:style-name="ce70" table:formula="of:=[.L20]+[.M20]" office:value-type="float" office:value="41391" calcext:value-type="float">
            <text:p><text:s/>€ 41,391 </text:p>
          </table:table-cell>
          <table:table-cell table:style-name="ce63" office:value-type="float" office:value="7" calcext:value-type="float">
            <text:p><text:s/>€ 7 </text:p>
          </table:table-cell>
          <table:table-cell table:style-name="ce63" office:value-type="float" office:value="1672" calcext:value-type="float">
            <text:p><text:s/>€ 1,672 </text:p>
          </table:table-cell>
          <table:table-cell table:style-name="ce63" office:value-type="float" office:value="54" calcext:value-type="float">
            <text:p><text:s/>€ 54 </text:p>
          </table:table-cell>
          <table:table-cell table:style-name="ce63" office:value-type="float" office:value="0" calcext:value-type="float">
            <text:p><text:s/>€ - <text:s text:c="2"/></text:p>
          </table:table-cell>
          <table:table-cell table:style-name="ce86" table:formula="of:=[.L20]+[.M20]+[.O20]+[.P20]+[.Q20]+[.R20]" office:value-type="float" office:value="43124" calcext:value-type="float">
            <text:p><text:s/>€ 43,124 </text:p>
          </table:table-cell>
          <table:table-cell table:style-name="ce93" table:formula="of:=[.K20]-[.S20]" office:value-type="float" office:value="201" calcext:value-type="float">
            <text:p><text:s/>€ 201 </text:p>
          </table:table-cell>
          <table:table-cell table:style-name="ce100" office:value-type="float" office:value="0" calcext:value-type="float">
            <text:p><text:s/>€ - <text:s text:c="2"/></text:p>
          </table:table-cell>
          <table:table-cell table:style-name="ce107" office:value-type="float" office:value="11028" calcext:value-type="float">
            <text:p><text:s/>€ 11,028 </text:p>
          </table:table-cell>
          <table:table-cell table:style-name="ce70" table:formula="of:=[.U20]+[.V20]" office:value-type="float" office:value="11028" calcext:value-type="float">
            <text:p><text:s/>€ 11,028 </text:p>
          </table:table-cell>
          <table:table-cell table:style-name="ce107" office:value-type="float" office:value="36" calcext:value-type="float">
            <text:p><text:s/>€ 36 </text:p>
          </table:table-cell>
          <table:table-cell table:style-name="ce107" office:value-type="float" office:value="185" calcext:value-type="float">
            <text:p><text:s/>€ 185 </text:p>
          </table:table-cell>
          <table:table-cell table:style-name="ce107" office:value-type="float" office:value="1757" calcext:value-type="float">
            <text:p><text:s/>€ 1,757 </text:p>
          </table:table-cell>
          <table:table-cell table:style-name="ce107" office:value-type="float" office:value="28794" calcext:value-type="float">
            <text:p><text:s/>€ 28,794 </text:p>
          </table:table-cell>
          <table:table-cell table:style-name="ce70" table:formula="of:=[.X20]+[.Y20]+[.Z20]+[.AA20]" office:value-type="float" office:value="30772" calcext:value-type="float">
            <text:p><text:s/>€ 30,772 </text:p>
          </table:table-cell>
          <table:table-cell table:style-name="ce120" table:formula="of:=[.W20]+[.AB20]" office:value-type="float" office:value="41800" calcext:value-type="float">
            <text:p><text:s/>€ 41,800 </text:p>
          </table:table-cell>
          <table:table-cell table:style-name="ce130" office:value-type="float" office:value="1934" calcext:value-type="float">
            <text:p><text:s/>€ 1,934 </text:p>
          </table:table-cell>
          <table:table-cell table:style-name="ce137" table:formula="of:=[.T20]" office:value-type="float" office:value="201" calcext:value-type="float">
            <text:p><text:s/>€ 201 </text:p>
          </table:table-cell>
          <table:table-cell table:style-name="ce70" table:formula="of:=[.AD20]+[.AE20]" office:value-type="float" office:value="2135" calcext:value-type="float">
            <text:p><text:s/>€ 2,135 </text:p>
          </table:table-cell>
          <table:table-cell table:style-name="ce107" office:value-type="float" office:value="161" calcext:value-type="float">
            <text:p><text:s/>€ 161 </text:p>
          </table:table-cell>
          <table:table-cell table:style-name="ce107" office:value-type="float" office:value="15027" calcext:value-type="float">
            <text:p><text:s/>€ 15,027 </text:p>
          </table:table-cell>
          <table:table-cell table:style-name="ce107" office:value-type="float" office:value="24477" calcext:value-type="float">
            <text:p><text:s/>€ 24,477 </text:p>
          </table:table-cell>
          <table:table-cell table:style-name="ce148" table:formula="of:=[.AF20]+[.AG20]+[.AH20]+[.AI20]" office:value-type="float" office:value="41800" calcext:value-type="float">
            <text:p><text:s/>€ 41,800 </text:p>
          </table:table-cell>
          <table:table-cell table:style-name="ce46" office:value-type="string" calcext:value-type="string">
            <text:p>AH = totaal van leningen bij Fin, investeringsbijdrage en projectgelden</text:p>
          </table:table-cell>
          <table:table-cell table:number-columns-repeated="987"/>
        </table:table-row>
        <table:table-row table:style-name="ro4">
          <table:table-cell table:style-name="ce30" office:value-type="string" calcext:value-type="string">
            <text:p>Paresto</text:p>
          </table:table-cell>
          <table:table-cell table:style-name="ce38" office:value-type="string" calcext:value-type="string">
            <text:p>Defensie</text:p>
          </table:table-cell>
          <table:table-cell table:style-name="ce45" office:value-type="float" office:value="805" calcext:value-type="float">
            <text:p>805</text:p>
          </table:table-cell>
          <table:table-cell table:style-name="ce53" office:value-type="float" office:value="50059" calcext:value-type="float">
            <text:p><text:s/>€ 50,059 </text:p>
          </table:table-cell>
          <table:table-cell table:style-name="ce62" office:value-type="float" office:value="406" calcext:value-type="float">
            <text:p><text:s/>€ 406 </text:p>
          </table:table-cell>
          <table:table-cell table:style-name="ce62" office:value-type="float" office:value="17303" calcext:value-type="float">
            <text:p><text:s/>€ 17,303 </text:p>
          </table:table-cell>
          <table:table-cell table:style-name="ce69" table:formula="of:=[.D21]+[.E21]+[.F21]" office:value-type="float" office:value="67768" calcext:value-type="float">
            <text:p><text:s/>€ 67,768 </text:p>
          </table:table-cell>
          <table:table-cell table:style-name="ce62" table:number-columns-repeated="2"/>
          <table:table-cell table:style-name="ce62" office:value-type="float" office:value="1490" calcext:value-type="float">
            <text:p><text:s/>€ 1,490 </text:p>
          </table:table-cell>
          <table:table-cell table:style-name="ce75" table:formula="of:=[.D21]+[.E21]+[.F21]+[.H21]+[.I21]+[.J21]" office:value-type="float" office:value="69258" calcext:value-type="float">
            <text:p><text:s/>€ 69,258 </text:p>
          </table:table-cell>
          <table:table-cell table:style-name="ce53" office:value-type="float" office:value="44449" calcext:value-type="float">
            <text:p><text:s/>€ 44,449 </text:p>
          </table:table-cell>
          <table:table-cell table:style-name="ce62" office:value-type="float" office:value="26445" calcext:value-type="float">
            <text:p><text:s/>€ 26,445 </text:p>
          </table:table-cell>
          <table:table-cell table:style-name="ce81" table:formula="of:=[.L21]+[.M21]" office:value-type="float" office:value="70894" calcext:value-type="float">
            <text:p><text:s/>€ 70,894 </text:p>
          </table:table-cell>
          <table:table-cell table:style-name="ce62"/>
          <table:table-cell table:style-name="ce62" office:value-type="float" office:value="78" calcext:value-type="float">
            <text:p><text:s/>€ 78 </text:p>
          </table:table-cell>
          <table:table-cell table:style-name="ce62"/>
          <table:table-cell table:style-name="ce62" office:value-type="float" office:value="55" calcext:value-type="float">
            <text:p><text:s/>€ 55 </text:p>
          </table:table-cell>
          <table:table-cell table:style-name="ce85" table:formula="of:=[.L21]+[.M21]+[.O21]+[.P21]+[.Q21]+[.R21]" office:value-type="float" office:value="71027" calcext:value-type="float">
            <text:p><text:s/>€ 71,027 </text:p>
          </table:table-cell>
          <table:table-cell table:style-name="ce92" table:formula="of:=[.K21]-[.S21]" office:value-type="float" office:value="-1769" calcext:value-type="float">
            <text:p><text:s/>€ -1,769 </text:p>
          </table:table-cell>
          <table:table-cell table:style-name="ce99"/>
          <table:table-cell table:style-name="ce106" office:value-type="float" office:value="282" calcext:value-type="float">
            <text:p><text:s/>€ 282 </text:p>
          </table:table-cell>
          <table:table-cell table:style-name="ce81" table:formula="of:=[.U21]+[.V21]" office:value-type="float" office:value="282" calcext:value-type="float">
            <text:p><text:s/>€ 282 </text:p>
          </table:table-cell>
          <table:table-cell table:style-name="ce106" office:value-type="float" office:value="582" calcext:value-type="float">
            <text:p><text:s/>€ 582 </text:p>
          </table:table-cell>
          <table:table-cell table:style-name="ce106" office:value-type="float" office:value="3698" calcext:value-type="float">
            <text:p><text:s/>€ 3,698 </text:p>
          </table:table-cell>
          <table:table-cell table:style-name="ce106" office:value-type="float" office:value="3705" calcext:value-type="float">
            <text:p><text:s/>€ 3,705 </text:p>
          </table:table-cell>
          <table:table-cell table:style-name="ce106" office:value-type="float" office:value="5720" calcext:value-type="float">
            <text:p><text:s/>€ 5,720 </text:p>
          </table:table-cell>
          <table:table-cell table:style-name="ce81" table:formula="of:=[.X21]+[.Y21]+[.Z21]+[.AA21]" office:value-type="float" office:value="13705" calcext:value-type="float">
            <text:p><text:s/>€ 13,705 </text:p>
          </table:table-cell>
          <table:table-cell table:style-name="ce121" table:formula="of:=[.W21]+[.AB21]" office:value-type="float" office:value="13987" calcext:value-type="float">
            <text:p><text:s/>€ 13,987 </text:p>
          </table:table-cell>
          <table:table-cell table:style-name="ce99" office:value-type="float" office:value="1557" calcext:value-type="float">
            <text:p><text:s/>€ 1,557 </text:p>
          </table:table-cell>
          <table:table-cell table:style-name="ce136" table:formula="of:=[.T21]" office:value-type="float" office:value="-1769" calcext:value-type="float">
            <text:p><text:s/>€ -1,769 </text:p>
          </table:table-cell>
          <table:table-cell table:style-name="ce81" table:formula="of:=[.AD21]+[.AE21]" office:value-type="float" office:value="-212" calcext:value-type="float">
            <text:p><text:s/>€ -212 </text:p>
          </table:table-cell>
          <table:table-cell table:style-name="ce106" table:number-columns-repeated="2"/>
          <table:table-cell table:style-name="ce106" table:formula="of:=6608+68+7523" office:value-type="float" office:value="14199" calcext:value-type="float">
            <text:p><text:s/>€ 14,199 </text:p>
          </table:table-cell>
          <table:table-cell table:style-name="ce149" table:formula="of:=[.AF21]+[.AG21]+[.AH21]+[.AI21]" office:value-type="float" office:value="13987" calcext:value-type="float">
            <text:p><text:s/>€ 13,987 </text:p>
          </table:table-cell>
          <table:table-cell table:style-name="ce45"/>
          <table:table-cell table:number-columns-repeated="987"/>
        </table:table-row>
        <table:table-row table:style-name="ro4">
          <table:table-cell table:style-name="ce30" office:value-type="string" calcext:value-type="string">
            <text:p>Inspectie leefomgeving en transport (ILT)</text:p>
          </table:table-cell>
          <table:table-cell table:style-name="ce38" office:value-type="string" calcext:value-type="string">
            <text:p>IenW</text:p>
          </table:table-cell>
          <table:table-cell table:style-name="ce45" office:value-type="float" office:value="1071" calcext:value-type="float">
            <text:p>1071</text:p>
          </table:table-cell>
          <table:table-cell table:style-name="ce53" office:value-type="float" office:value="131945" calcext:value-type="float">
            <text:p><text:s/>€ 131,945 </text:p>
          </table:table-cell>
          <table:table-cell table:style-name="ce62" office:value-type="float" office:value="341" calcext:value-type="float">
            <text:p><text:s/>€ 341 </text:p>
          </table:table-cell>
          <table:table-cell table:style-name="ce62" office:value-type="float" office:value="24457" calcext:value-type="float">
            <text:p><text:s/>€ 24,457 </text:p>
          </table:table-cell>
          <table:table-cell table:style-name="ce69" table:formula="of:=[.D22]+[.E22]+[.F22]" office:value-type="float" office:value="156743" calcext:value-type="float">
            <text:p><text:s/>€ 156,743 </text:p>
          </table:table-cell>
          <table:table-cell table:style-name="ce62" office:value-type="float" office:value="2" calcext:value-type="float">
            <text:p><text:s/>€ 2 </text:p>
          </table:table-cell>
          <table:table-cell table:style-name="ce62"/>
          <table:table-cell table:style-name="ce62" office:value-type="float" office:value="429" calcext:value-type="float">
            <text:p><text:s/>€ 429 </text:p>
          </table:table-cell>
          <table:table-cell table:style-name="ce75" table:formula="of:=[.D22]+[.E22]+[.F22]+[.H22]+[.I22]+[.J22]" office:value-type="float" office:value="157174" calcext:value-type="float">
            <text:p><text:s/>€ 157,174 </text:p>
          </table:table-cell>
          <table:table-cell table:style-name="ce53" office:value-type="float" office:value="112148" calcext:value-type="float">
            <text:p><text:s/>€ 112,148 </text:p>
          </table:table-cell>
          <table:table-cell table:style-name="ce62" office:value-type="float" office:value="41048" calcext:value-type="float">
            <text:p><text:s/>€ 41,048 </text:p>
          </table:table-cell>
          <table:table-cell table:style-name="ce81" table:formula="of:=[.L22]+[.M22]" office:value-type="float" office:value="153196" calcext:value-type="float">
            <text:p><text:s/>€ 153,196 </text:p>
          </table:table-cell>
          <table:table-cell table:style-name="ce62" office:value-type="float" office:value="0" calcext:value-type="float">
            <text:p><text:s/>€ - <text:s text:c="2"/></text:p>
          </table:table-cell>
          <table:table-cell table:style-name="ce62" office:value-type="float" office:value="574" calcext:value-type="float">
            <text:p><text:s/>€ 574 </text:p>
          </table:table-cell>
          <table:table-cell table:style-name="ce62" office:value-type="float" office:value="3054" calcext:value-type="float">
            <text:p><text:s/>€ 3,054 </text:p>
          </table:table-cell>
          <table:table-cell table:style-name="ce62" office:value-type="float" office:value="45" calcext:value-type="float">
            <text:p><text:s/>€ 45 </text:p>
          </table:table-cell>
          <table:table-cell table:style-name="ce85" table:formula="of:=[.L22]+[.M22]+[.O22]+[.P22]+[.Q22]+[.R22]" office:value-type="float" office:value="156869" calcext:value-type="float">
            <text:p><text:s/>€ 156,869 </text:p>
          </table:table-cell>
          <table:table-cell table:style-name="ce92" table:formula="of:=[.K22]-[.S22]-1" office:value-type="float" office:value="304" calcext:value-type="float">
            <text:p><text:s/>€ 304 </text:p>
          </table:table-cell>
          <table:table-cell table:style-name="ce99" office:value-type="float" office:value="0" calcext:value-type="float">
            <text:p><text:s/>€ - <text:s text:c="2"/></text:p>
          </table:table-cell>
          <table:table-cell table:style-name="ce106" office:value-type="float" office:value="120" calcext:value-type="float">
            <text:p><text:s/>€ 120 </text:p>
          </table:table-cell>
          <table:table-cell table:style-name="ce81" table:formula="of:=[.U22]+[.V22]" office:value-type="float" office:value="120" calcext:value-type="float">
            <text:p><text:s/>€ 120 </text:p>
          </table:table-cell>
          <table:table-cell table:style-name="ce106" office:value-type="float" office:value="0" calcext:value-type="float">
            <text:p><text:s/>€ - <text:s text:c="2"/></text:p>
          </table:table-cell>
          <table:table-cell table:style-name="ce106" office:value-type="float" office:value="914" calcext:value-type="float">
            <text:p><text:s/>€ 914 </text:p>
          </table:table-cell>
          <table:table-cell table:style-name="ce106" table:formula="of:=1786+1" office:value-type="float" office:value="1787" calcext:value-type="float">
            <text:p><text:s/>€ 1,787 </text:p>
          </table:table-cell>
          <table:table-cell table:style-name="ce106" office:value-type="float" office:value="54703" calcext:value-type="float">
            <text:p><text:s/>€ 54,703 </text:p>
          </table:table-cell>
          <table:table-cell table:style-name="ce81" table:formula="of:=[.X22]+[.Y22]+[.Z22]+[.AA22]" office:value-type="float" office:value="57404" calcext:value-type="float">
            <text:p><text:s/>€ 57,404 </text:p>
          </table:table-cell>
          <table:table-cell table:style-name="ce122" table:formula="of:=[.W22]+[.AB22]" office:value-type="float" office:value="57524" calcext:value-type="float">
            <text:p><text:s/>€ 57,524 </text:p>
          </table:table-cell>
          <table:table-cell table:style-name="ce99" office:value-type="float" office:value="202" calcext:value-type="float">
            <text:p><text:s/>€ 202 </text:p>
          </table:table-cell>
          <table:table-cell table:style-name="ce136" table:formula="of:=[.T22]" office:value-type="float" office:value="304" calcext:value-type="float">
            <text:p><text:s/>€ 304 </text:p>
          </table:table-cell>
          <table:table-cell table:style-name="ce81" table:formula="of:=[.AD22]+[.AE22]" office:value-type="float" office:value="506" calcext:value-type="float">
            <text:p><text:s/>€ 506 </text:p>
          </table:table-cell>
          <table:table-cell table:style-name="ce106" office:value-type="float" office:value="6917" calcext:value-type="float">
            <text:p><text:s/>€ 6,917 </text:p>
          </table:table-cell>
          <table:table-cell table:style-name="ce106"/>
          <table:table-cell table:style-name="ce106" table:formula="of:=1132+48968+1" office:value-type="float" office:value="50101" calcext:value-type="float">
            <text:p><text:s/>€ 50,101 </text:p>
          </table:table-cell>
          <table:table-cell table:style-name="ce150" table:formula="of:=[.AF22]+[.AG22]+[.AH22]+[.AI22]" office:value-type="float" office:value="57524" calcext:value-type="float">
            <text:p><text:s/>€ 57,524 </text:p>
          </table:table-cell>
          <table:table-cell table:style-name="ce45"/>
          <table:table-cell table:number-columns-repeated="987"/>
        </table:table-row>
        <table:table-row table:style-name="ro4">
          <table:table-cell table:style-name="ce30" office:value-type="string" calcext:value-type="string">
            <text:p>KNMI</text:p>
          </table:table-cell>
          <table:table-cell table:style-name="ce38" office:value-type="string" calcext:value-type="string">
            <text:p>IenW</text:p>
          </table:table-cell>
          <table:table-cell table:style-name="ce45" office:value-type="float" office:value="357" calcext:value-type="float">
            <text:p>357</text:p>
          </table:table-cell>
          <table:table-cell table:style-name="ce53" office:value-type="float" office:value="57918" calcext:value-type="float">
            <text:p><text:s/>€ 57,918 </text:p>
          </table:table-cell>
          <table:table-cell table:style-name="ce62" office:value-type="float" office:value="2419" calcext:value-type="float">
            <text:p><text:s/>€ 2,419 </text:p>
          </table:table-cell>
          <table:table-cell table:style-name="ce62" office:value-type="float" office:value="25613" calcext:value-type="float">
            <text:p><text:s/>€ 25,613 </text:p>
          </table:table-cell>
          <table:table-cell table:style-name="ce69" table:formula="of:=[.D23]+[.E23]+[.F23]" office:value-type="float" office:value="85950" calcext:value-type="float">
            <text:p><text:s/>€ 85,950 </text:p>
          </table:table-cell>
          <table:table-cell table:style-name="ce62" office:value-type="float" office:value="1" calcext:value-type="float">
            <text:p><text:s/>€ 1 </text:p>
          </table:table-cell>
          <table:table-cell table:style-name="ce62" office:value-type="float" office:value="21" calcext:value-type="float">
            <text:p><text:s/>€ 21 </text:p>
          </table:table-cell>
          <table:table-cell table:style-name="ce62" office:value-type="float" office:value="-724" calcext:value-type="float">
            <text:p><text:s/>€ -724 </text:p>
          </table:table-cell>
          <table:table-cell table:style-name="ce75" table:formula="of:=[.D23]+[.E23]+[.F23]+[.H23]+[.I23]+[.J23]" office:value-type="float" office:value="85248" calcext:value-type="float">
            <text:p><text:s/>€ 85,248 </text:p>
          </table:table-cell>
          <table:table-cell table:style-name="ce53" office:value-type="float" office:value="35896" calcext:value-type="float">
            <text:p><text:s/>€ 35,896 </text:p>
          </table:table-cell>
          <table:table-cell table:style-name="ce62" office:value-type="float" office:value="26322" calcext:value-type="float">
            <text:p><text:s/>€ 26,322 </text:p>
          </table:table-cell>
          <table:table-cell table:style-name="ce81" table:formula="of:=[.L23]+[.M23]" office:value-type="float" office:value="62218" calcext:value-type="float">
            <text:p><text:s/>€ 62,218 </text:p>
          </table:table-cell>
          <table:table-cell table:style-name="ce62" office:value-type="float" office:value="19" calcext:value-type="float">
            <text:p><text:s/>€ 19 </text:p>
          </table:table-cell>
          <table:table-cell table:style-name="ce62" office:value-type="float" office:value="2835" calcext:value-type="float">
            <text:p><text:s/>€ 2,835 </text:p>
          </table:table-cell>
          <table:table-cell table:style-name="ce62" office:value-type="float" office:value="0" calcext:value-type="float">
            <text:p><text:s/>€ - <text:s text:c="2"/></text:p>
          </table:table-cell>
          <table:table-cell table:style-name="ce62" office:value-type="float" office:value="1" calcext:value-type="float">
            <text:p><text:s/>€ 1 </text:p>
          </table:table-cell>
          <table:table-cell table:style-name="ce85" table:formula="of:=[.L23]+[.M23]+[.O23]+[.P23]+[.Q23]+[.R23]" office:value-type="float" office:value="65073" calcext:value-type="float">
            <text:p><text:s/>€ 65,073 </text:p>
          </table:table-cell>
          <table:table-cell table:style-name="ce92" table:formula="of:=[.K23]-[.S23]" office:value-type="float" office:value="20175" calcext:value-type="float">
            <text:p><text:s/>€ 20,175 </text:p>
          </table:table-cell>
          <table:table-cell table:style-name="ce99" office:value-type="float" office:value="406" calcext:value-type="float">
            <text:p><text:s/>€ 406 </text:p>
          </table:table-cell>
          <table:table-cell table:style-name="ce106" office:value-type="float" office:value="11178" calcext:value-type="float">
            <text:p><text:s/>€ 11,178 </text:p>
          </table:table-cell>
          <table:table-cell table:style-name="ce81" table:formula="of:=[.U23]+[.V23]" office:value-type="float" office:value="11584" calcext:value-type="float">
            <text:p><text:s/>€ 11,584 </text:p>
          </table:table-cell>
          <table:table-cell table:style-name="ce106" office:value-type="float" office:value="5041" calcext:value-type="float">
            <text:p><text:s/>€ 5,041 </text:p>
          </table:table-cell>
          <table:table-cell table:style-name="ce106" office:value-type="float" office:value="3583" calcext:value-type="float">
            <text:p><text:s/>€ 3,583 </text:p>
          </table:table-cell>
          <table:table-cell table:style-name="ce106" office:value-type="float" office:value="829" calcext:value-type="float">
            <text:p><text:s/>€ 829 </text:p>
          </table:table-cell>
          <table:table-cell table:style-name="ce106" office:value-type="float" office:value="14112" calcext:value-type="float">
            <text:p><text:s/>€ 14,112 </text:p>
          </table:table-cell>
          <table:table-cell table:style-name="ce81" table:formula="of:=[.X23]+[.Y23]+[.Z23]+[.AA23]" office:value-type="float" office:value="23565" calcext:value-type="float">
            <text:p><text:s/>€ 23,565 </text:p>
          </table:table-cell>
          <table:table-cell table:style-name="ce123" table:formula="of:=[.W23]+[.AB23]" office:value-type="float" office:value="35149" calcext:value-type="float">
            <text:p><text:s/>€ 35,149 </text:p>
          </table:table-cell>
          <table:table-cell table:style-name="ce99" office:value-type="float" office:value="643" calcext:value-type="float">
            <text:p><text:s/>€ 643 </text:p>
          </table:table-cell>
          <table:table-cell table:style-name="ce136" table:formula="of:=[.T23]" office:value-type="float" office:value="20175" calcext:value-type="float">
            <text:p><text:s/>€ 20,175 </text:p>
          </table:table-cell>
          <table:table-cell table:style-name="ce81" table:formula="of:=[.AD23]+[.AE23]" office:value-type="float" office:value="20818" calcext:value-type="float">
            <text:p><text:s/>€ 20,818 </text:p>
          </table:table-cell>
          <table:table-cell table:style-name="ce106" office:value-type="float" office:value="284" calcext:value-type="float">
            <text:p><text:s/>€ 284 </text:p>
          </table:table-cell>
          <table:table-cell table:style-name="ce106" office:value-type="float" office:value="7281" calcext:value-type="float">
            <text:p><text:s/>€ 7,281 </text:p>
          </table:table-cell>
          <table:table-cell table:style-name="ce106" office:value-type="float" office:value="27719" calcext:value-type="float">
            <text:p><text:s/>€ 27,719 </text:p>
          </table:table-cell>
          <table:table-cell table:style-name="ce151" table:formula="of:=[.AF23]+[.AG23]+[.AH23]+[.AI23]" office:value-type="float" office:value="56102" calcext:value-type="float">
            <text:p><text:s/>€ 56,102 </text:p>
          </table:table-cell>
          <table:table-cell table:style-name="ce45" office:value-type="string" calcext:value-type="string">
            <text:p>Aardobservatie á 20.927 is een losstaande lastenpost onder overige lasten, waardoor het saldo nu niet overeenkomt met het saldo in het jaarverslag. Volgens mij zou er nog een kolom ingevoegd moeten worden om het allemaal kloppend te maken.</text:p>
          </table:table-cell>
          <table:table-cell table:number-columns-repeated="987"/>
        </table:table-row>
        <table:table-row table:style-name="ro4">
          <table:table-cell table:style-name="ce30" office:value-type="string" calcext:value-type="string">
            <text:p>Rijkswaterstaat</text:p>
          </table:table-cell>
          <table:table-cell table:style-name="ce38" office:value-type="string" calcext:value-type="string">
            <text:p>IenW</text:p>
          </table:table-cell>
          <table:table-cell table:style-name="ce49" office:value-type="float" office:value="9333" calcext:value-type="float">
            <text:p>9,333</text:p>
          </table:table-cell>
          <table:table-cell table:style-name="ce53" office:value-type="float" office:value="2474107" calcext:value-type="float">
            <text:p><text:s/>€ 2,474,107 </text:p>
          </table:table-cell>
          <table:table-cell table:style-name="ce62" office:value-type="float" office:value="66107" calcext:value-type="float">
            <text:p><text:s/>€ 66,107 </text:p>
          </table:table-cell>
          <table:table-cell table:style-name="ce62" office:value-type="float" office:value="217087" calcext:value-type="float">
            <text:p><text:s/>€ 217,087 </text:p>
          </table:table-cell>
          <table:table-cell table:style-name="ce69" table:formula="of:=[.D24]+[.E24]+[.F24]" office:value-type="float" office:value="2757301" calcext:value-type="float">
            <text:p><text:s/>€ 2,757,301 </text:p>
          </table:table-cell>
          <table:table-cell table:style-name="ce62" office:value-type="float" office:value="0" calcext:value-type="float">
            <text:p><text:s/>€ - <text:s text:c="2"/></text:p>
          </table:table-cell>
          <table:table-cell table:style-name="ce62" office:value-type="float" office:value="3595" calcext:value-type="float">
            <text:p><text:s/>€ 3,595 </text:p>
          </table:table-cell>
          <table:table-cell table:style-name="ce62" office:value-type="float" office:value="4083" calcext:value-type="float">
            <text:p><text:s/>€ 4,083 </text:p>
          </table:table-cell>
          <table:table-cell table:style-name="ce75" table:formula="of:=[.D24]+[.E24]+[.F24]+[.H24]+[.I24]+[.J24]" office:value-type="float" office:value="2764979" calcext:value-type="float">
            <text:p><text:s/>€ 2,764,979 </text:p>
          </table:table-cell>
          <table:table-cell table:style-name="ce53" office:value-type="float" office:value="922573" calcext:value-type="float">
            <text:p><text:s/>€ 922,573 </text:p>
          </table:table-cell>
          <table:table-cell table:style-name="ce62" office:value-type="float" office:value="239704" calcext:value-type="float">
            <text:p><text:s/>€ 239,704 </text:p>
          </table:table-cell>
          <table:table-cell table:style-name="ce81" table:formula="of:=[.L24]+[.M24]" office:value-type="float" office:value="1162277" calcext:value-type="float">
            <text:p><text:s/>€ 1,162,277 </text:p>
          </table:table-cell>
          <table:table-cell table:style-name="ce62" office:value-type="float" office:value="771" calcext:value-type="float">
            <text:p><text:s/>€ 771 </text:p>
          </table:table-cell>
          <table:table-cell table:style-name="ce62" table:formula="of:=23605+703" office:value-type="float" office:value="24308" calcext:value-type="float">
            <text:p><text:s/>€ 24,308 </text:p>
          </table:table-cell>
          <table:table-cell table:style-name="ce62" office:value-type="float" office:value="4831" calcext:value-type="float">
            <text:p><text:s/>€ 4,831 </text:p>
          </table:table-cell>
          <table:table-cell table:style-name="ce62" office:value-type="float" office:value="198" calcext:value-type="float">
            <text:p><text:s/>€ 198 </text:p>
          </table:table-cell>
          <table:table-cell table:style-name="ce85" table:formula="of:=[.L24]+[.M24]+[.O24]+[.P24]+[.Q24]+[.R24]+1550857" office:value-type="float" office:value="2743242" calcext:value-type="float">
            <text:p><text:s/>€ 2,743,242 </text:p>
          </table:table-cell>
          <table:table-cell table:style-name="ce92" table:formula="of:=[.K24]-[.S24]" office:value-type="float" office:value="21737" calcext:value-type="float">
            <text:p><text:s/>€ 21,737 </text:p>
          </table:table-cell>
          <table:table-cell table:style-name="ce99" table:formula="of:=410+0" office:value-type="float" office:value="410" calcext:value-type="float">
            <text:p><text:s/>€ 410 </text:p>
          </table:table-cell>
          <table:table-cell table:style-name="ce106" table:formula="of:=146282+2121" office:value-type="float" office:value="148403" calcext:value-type="float">
            <text:p><text:s/>€ 148,403 </text:p>
          </table:table-cell>
          <table:table-cell table:style-name="ce81" table:formula="of:=[.U24]+[.V24]+[.AM24]" office:value-type="float" office:value="174413" calcext:value-type="float">
            <text:p><text:s/>€ 174,413 </text:p>
          </table:table-cell>
          <table:table-cell table:style-name="ce106" office:value-type="float" office:value="0" calcext:value-type="float">
            <text:p><text:s/>€ - <text:s text:c="2"/></text:p>
          </table:table-cell>
          <table:table-cell table:style-name="ce106" office:value-type="float" office:value="49512" calcext:value-type="float">
            <text:p><text:s/>€ 49,512 </text:p>
          </table:table-cell>
          <table:table-cell table:style-name="ce106" table:formula="of:=42713+37372" office:value-type="float" office:value="80085" calcext:value-type="float">
            <text:p><text:s/>€ 80,085 </text:p>
          </table:table-cell>
          <table:table-cell table:style-name="ce106" office:value-type="float" office:value="758654" calcext:value-type="float">
            <text:p><text:s/>€ 758,654 </text:p>
          </table:table-cell>
          <table:table-cell table:style-name="ce81" table:formula="of:=[.X24]+[.Y24]+[.Z24]+[.AA24]" office:value-type="float" office:value="888251" calcext:value-type="float">
            <text:p><text:s/>€ 888,251 </text:p>
          </table:table-cell>
          <table:table-cell table:style-name="ce124" table:formula="of:=[.W24]+[.AB24]+[.AN24]" office:value-type="float" office:value="8712243" calcext:value-type="float">
            <text:p><text:s/>€ 8,712,243 </text:p>
          </table:table-cell>
          <table:table-cell table:style-name="ce99" office:value-type="float" office:value="91447" calcext:value-type="float">
            <text:p><text:s/>€ 91,447 </text:p>
          </table:table-cell>
          <table:table-cell table:style-name="ce136" table:formula="of:=34710+29176" office:value-type="float" office:value="63886" calcext:value-type="float">
            <text:p><text:s/>€ 63,886 </text:p>
          </table:table-cell>
          <table:table-cell table:style-name="ce81" table:formula="of:=[.AD24]+[.AE24]" office:value-type="float" office:value="155333" calcext:value-type="float">
            <text:p><text:s/>€ 155,333 </text:p>
          </table:table-cell>
          <table:table-cell table:style-name="ce106" office:value-type="float" office:value="20746" calcext:value-type="float">
            <text:p><text:s/>€ 20,746 </text:p>
          </table:table-cell>
          <table:table-cell table:style-name="ce106" office:value-type="float" office:value="96530" calcext:value-type="float">
            <text:p><text:s/>€ 96,530 </text:p>
          </table:table-cell>
          <table:table-cell table:style-name="ce106" office:value-type="float" office:value="790055" calcext:value-type="float">
            <text:p><text:s/>€ 790,055 </text:p>
          </table:table-cell>
          <table:table-cell table:style-name="ce152" table:formula="of:=[.AF24]+[.AG24]+[.AH24]+[.AI24]+[.AO24]" office:value-type="float" office:value="8712243" calcext:value-type="float">
            <text:p><text:s/>€ 8,712,243 </text:p>
          </table:table-cell>
          <table:table-cell table:style-name="ce45" office:value-type="string" calcext:value-type="string">
            <text:p>Bij lasten totaal wordt er 1.550.857 (*1000) opgeteld voor de post 'Beheer en onderhoud', bij totale activa wordt het onderhanden werk worden opgeteld, en bij totalen passiva de op te leveren projecten. </text:p>
          </table:table-cell>
          <table:table-cell/>
          <table:table-cell office:value-type="float" office:value="25600" calcext:value-type="float">
            <text:p>25600</text:p>
          </table:table-cell>
          <table:table-cell table:number-columns-repeated="2" office:value-type="float" office:value="7649579" calcext:value-type="float">
            <text:p>7649579</text:p>
          </table:table-cell>
          <table:table-cell table:number-columns-repeated="983"/>
        </table:table-row>
        <table:table-row table:style-name="ro4">
          <table:table-cell table:style-name="ce30" office:value-type="string" calcext:value-type="string">
            <text:p>AT</text:p>
          </table:table-cell>
          <table:table-cell table:style-name="ce38" office:value-type="string" calcext:value-type="string">
            <text:p>EZK</text:p>
          </table:table-cell>
          <table:table-cell table:style-name="ce45" office:value-type="float" office:value="303.8" calcext:value-type="float">
            <text:p>303.8</text:p>
          </table:table-cell>
          <table:table-cell table:style-name="ce53" office:value-type="float" office:value="23378" calcext:value-type="float">
            <text:p><text:s/>€ 23,378 </text:p>
          </table:table-cell>
          <table:table-cell table:style-name="ce62" office:value-type="float" office:value="1455" calcext:value-type="float">
            <text:p><text:s/>€ 1,455 </text:p>
          </table:table-cell>
          <table:table-cell table:style-name="ce62" office:value-type="float" office:value="23121" calcext:value-type="float">
            <text:p><text:s/>€ 23,121 </text:p>
          </table:table-cell>
          <table:table-cell table:style-name="ce69" table:formula="of:=[.D25]+[.E25]+[.F25]" office:value-type="float" office:value="47954" calcext:value-type="float">
            <text:p><text:s/>€ 47,954 </text:p>
          </table:table-cell>
          <table:table-cell table:style-name="ce62" office:value-type="float" office:value="2" calcext:value-type="float">
            <text:p><text:s/>€ 2 </text:p>
          </table:table-cell>
          <table:table-cell table:style-name="ce62" office:value-type="float" office:value="0" calcext:value-type="float">
            <text:p><text:s/>€ - <text:s text:c="2"/></text:p>
          </table:table-cell>
          <table:table-cell table:style-name="ce62" office:value-type="float" office:value="1524" calcext:value-type="float">
            <text:p><text:s/>€ 1,524 </text:p>
          </table:table-cell>
          <table:table-cell table:style-name="ce75" table:formula="of:=[.D25]+[.E25]+[.F25]+[.H25]+[.I25]+[.J25]" office:value-type="float" office:value="49480" calcext:value-type="float">
            <text:p><text:s/>€ 49,480 </text:p>
          </table:table-cell>
          <table:table-cell table:style-name="ce53" office:value-type="float" office:value="31270" calcext:value-type="float">
            <text:p><text:s/>€ 31,270 </text:p>
          </table:table-cell>
          <table:table-cell table:style-name="ce62" office:value-type="float" office:value="17433" calcext:value-type="float">
            <text:p><text:s/>€ 17,433 </text:p>
          </table:table-cell>
          <table:table-cell table:style-name="ce81" table:formula="of:=[.L25]+[.M25]" office:value-type="float" office:value="48703" calcext:value-type="float">
            <text:p><text:s/>€ 48,703 </text:p>
          </table:table-cell>
          <table:table-cell table:style-name="ce62" office:value-type="float" office:value="46" calcext:value-type="float">
            <text:p><text:s/>€ 46 </text:p>
          </table:table-cell>
          <table:table-cell table:style-name="ce62" office:value-type="float" office:value="1935" calcext:value-type="float">
            <text:p><text:s/>€ 1,935 </text:p>
          </table:table-cell>
          <table:table-cell table:style-name="ce62" office:value-type="float" office:value="236" calcext:value-type="float">
            <text:p><text:s/>€ 236 </text:p>
          </table:table-cell>
          <table:table-cell table:style-name="ce62"/>
          <table:table-cell table:style-name="ce62" office:value-type="float" office:value="-220" calcext:value-type="float">
            <text:p><text:s/>€ -220 </text:p>
          </table:table-cell>
          <table:table-cell table:style-name="ce85" table:formula="of:=[.L25]+[.M25]+[.O25]+[.P25]+[.Q25]+[.S25]" office:value-type="float" office:value="50700" calcext:value-type="float">
            <text:p><text:s/>€ 50,700 </text:p>
          </table:table-cell>
          <table:table-cell table:style-name="ce92" table:formula="of:=[.K25]-[.T25]" office:value-type="float" office:value="-1220" calcext:value-type="float">
            <text:p><text:s/>€ -1,220 </text:p>
          </table:table-cell>
          <table:table-cell table:style-name="ce99" office:value-type="float" office:value="5474" calcext:value-type="float">
            <text:p><text:s/>€ 5,474 </text:p>
          </table:table-cell>
          <table:table-cell table:style-name="ce106" office:value-type="float" office:value="5577" calcext:value-type="float">
            <text:p><text:s/>€ 5,577 </text:p>
          </table:table-cell>
          <table:table-cell table:style-name="ce81" table:formula="of:=[.V25]+[.W25]" office:value-type="float" office:value="11051" calcext:value-type="float">
            <text:p><text:s/>€ 11,051 </text:p>
          </table:table-cell>
          <table:table-cell table:style-name="ce106" office:value-type="float" office:value="0" calcext:value-type="float">
            <text:p><text:s/>€ - <text:s text:c="2"/></text:p>
          </table:table-cell>
          <table:table-cell table:style-name="ce106" office:value-type="float" office:value="4270" calcext:value-type="float">
            <text:p><text:s/>€ 4,270 </text:p>
          </table:table-cell>
          <table:table-cell table:style-name="ce106" office:value-type="float" office:value="1851" calcext:value-type="float">
            <text:p><text:s/>€ 1,851 </text:p>
          </table:table-cell>
          <table:table-cell table:style-name="ce106" office:value-type="float" office:value="13291" calcext:value-type="float">
            <text:p><text:s/>€ 13,291 </text:p>
          </table:table-cell>
          <table:table-cell table:style-name="ce81" table:formula="of:=[.Y25]+[.Z25]+[.AA25]+[.AB25]" office:value-type="float" office:value="19412" calcext:value-type="float">
            <text:p><text:s/>€ 19,412 </text:p>
          </table:table-cell>
          <table:table-cell table:style-name="ce134" table:formula="of:=[.X25]+[.AC25]" office:value-type="float" office:value="30463" calcext:value-type="float">
            <text:p><text:s/>€ 30,463 </text:p>
          </table:table-cell>
          <table:table-cell table:style-name="ce99" office:value-type="float" office:value="724" calcext:value-type="float">
            <text:p><text:s/>€ 724 </text:p>
          </table:table-cell>
          <table:table-cell table:style-name="ce136" table:formula="of:=[.U25]" office:value-type="float" office:value="-1220" calcext:value-type="float">
            <text:p><text:s/>€ -1,220 </text:p>
          </table:table-cell>
          <table:table-cell table:style-name="ce81" table:formula="of:=[.AE25]+[.AF25]" office:value-type="float" office:value="-496" calcext:value-type="float">
            <text:p><text:s/>€ -496 </text:p>
          </table:table-cell>
          <table:table-cell table:style-name="ce106" office:value-type="float" office:value="567" calcext:value-type="float">
            <text:p><text:s/>€ 567 </text:p>
          </table:table-cell>
          <table:table-cell table:style-name="ce106" office:value-type="float" office:value="10053" calcext:value-type="float">
            <text:p><text:s/>€ 10,053 </text:p>
          </table:table-cell>
          <table:table-cell table:style-name="ce106" office:value-type="float" office:value="20339" calcext:value-type="float">
            <text:p><text:s/>€ 20,339 </text:p>
          </table:table-cell>
          <table:table-cell table:style-name="ce161" table:formula="of:=[.AG25]+[.AH25]+[.AI25]+[.AJ25]" office:value-type="float" office:value="30463" calcext:value-type="float">
            <text:p><text:s/>€ 30,463 </text:p>
          </table:table-cell>
          <table:table-cell table:style-name="ce45"/>
          <table:table-cell table:number-columns-repeated="986"/>
        </table:table-row>
        <table:table-row table:style-name="ro4">
          <table:table-cell table:style-name="ce31" office:value-type="string" calcext:value-type="string">
            <text:p>DICTU</text:p>
          </table:table-cell>
          <table:table-cell table:style-name="ce39" office:value-type="string" calcext:value-type="string">
            <text:p>EZK</text:p>
          </table:table-cell>
          <table:table-cell table:style-name="ce46" office:value-type="float" office:value="775" calcext:value-type="float">
            <text:p>775</text:p>
          </table:table-cell>
          <table:table-cell table:style-name="ce54" office:value-type="float" office:value="218515" calcext:value-type="float">
            <text:p><text:s/>€ 218,515 </text:p>
          </table:table-cell>
          <table:table-cell table:style-name="ce63" office:value-type="float" office:value="89925" calcext:value-type="float">
            <text:p><text:s/>€ 89,925 </text:p>
          </table:table-cell>
          <table:table-cell table:style-name="ce63" office:value-type="float" office:value="1483" calcext:value-type="float">
            <text:p><text:s/>€ 1,483 </text:p>
          </table:table-cell>
          <table:table-cell table:style-name="ce70" table:formula="of:=[.D26]+[.E26]+[.F26]" office:value-type="float" office:value="309923" calcext:value-type="float">
            <text:p><text:s/>€ 309,923 </text:p>
          </table:table-cell>
          <table:table-cell table:number-columns-repeated="3" table:style-name="ce63" office:value-type="float" office:value="0" calcext:value-type="float">
            <text:p><text:s/>€ - <text:s text:c="2"/></text:p>
          </table:table-cell>
          <table:table-cell table:style-name="ce76" table:formula="of:=[.D26]+[.E26]+[.F26]+[.H26]+[.I26]+[.J26]" office:value-type="float" office:value="309923" calcext:value-type="float">
            <text:p><text:s/>€ 309,923 </text:p>
          </table:table-cell>
          <table:table-cell table:style-name="ce54" office:value-type="float" office:value="174194" calcext:value-type="float">
            <text:p><text:s/>€ 174,194 </text:p>
          </table:table-cell>
          <table:table-cell table:style-name="ce63" office:value-type="float" office:value="97060" calcext:value-type="float">
            <text:p><text:s/>€ 97,060 </text:p>
          </table:table-cell>
          <table:table-cell table:style-name="ce70" table:formula="of:=[.L26]+[.M26]" office:value-type="float" office:value="271254" calcext:value-type="float">
            <text:p><text:s/>€ 271,254 </text:p>
          </table:table-cell>
          <table:table-cell table:style-name="ce63" office:value-type="float" office:value="9" calcext:value-type="float">
            <text:p><text:s/>€ 9 </text:p>
          </table:table-cell>
          <table:table-cell table:style-name="ce63" office:value-type="float" office:value="30481" calcext:value-type="float">
            <text:p><text:s/>€ 30,481 </text:p>
          </table:table-cell>
          <table:table-cell table:style-name="ce63" office:value-type="float" office:value="2847" calcext:value-type="float">
            <text:p><text:s/>€ 2,847 </text:p>
          </table:table-cell>
          <table:table-cell table:style-name="ce63"/>
          <table:table-cell table:style-name="ce63" office:value-type="float" office:value="0" calcext:value-type="float">
            <text:p><text:s/>€ - <text:s text:c="2"/></text:p>
          </table:table-cell>
          <table:table-cell table:style-name="ce86" table:formula="of:=[.L26]+[.M26]+[.O26]+[.P26]+[.Q26]+[.S26]" office:value-type="float" office:value="304591" calcext:value-type="float">
            <text:p><text:s/>€ 304,591 </text:p>
          </table:table-cell>
          <table:table-cell table:style-name="ce93" table:formula="of:=[.K26]-[.T26]" office:value-type="float" office:value="5332" calcext:value-type="float">
            <text:p><text:s/>€ 5,332 </text:p>
          </table:table-cell>
          <table:table-cell table:style-name="ce100" office:value-type="float" office:value="33362" calcext:value-type="float">
            <text:p><text:s/>€ 33,362 </text:p>
          </table:table-cell>
          <table:table-cell table:style-name="ce107" office:value-type="float" office:value="34396" calcext:value-type="float">
            <text:p><text:s/>€ 34,396 </text:p>
          </table:table-cell>
          <table:table-cell table:style-name="ce70" table:formula="of:=[.V26]+[.W26]" office:value-type="float" office:value="67758" calcext:value-type="float">
            <text:p><text:s/>€ 67,758 </text:p>
          </table:table-cell>
          <table:table-cell table:style-name="ce107" office:value-type="float" office:value="0" calcext:value-type="float">
            <text:p><text:s/>€ - <text:s text:c="2"/></text:p>
          </table:table-cell>
          <table:table-cell table:style-name="ce107" office:value-type="float" office:value="17984" calcext:value-type="float">
            <text:p><text:s/>€ 17,984 </text:p>
          </table:table-cell>
          <table:table-cell table:style-name="ce107" office:value-type="float" office:value="33358" calcext:value-type="float">
            <text:p><text:s/>€ 33,358 </text:p>
          </table:table-cell>
          <table:table-cell table:style-name="ce107" office:value-type="float" office:value="18876" calcext:value-type="float">
            <text:p><text:s/>€ 18,876 </text:p>
          </table:table-cell>
          <table:table-cell table:style-name="ce70" table:formula="of:=[.Y26]+[.Z26]+[.AA26]+[.AB26]" office:value-type="float" office:value="70218" calcext:value-type="float">
            <text:p><text:s/>€ 70,218 </text:p>
          </table:table-cell>
          <table:table-cell table:style-name="ce135" table:formula="of:=[.X26]+[.AC26]" office:value-type="float" office:value="137976" calcext:value-type="float">
            <text:p><text:s/>€ 137,976 </text:p>
          </table:table-cell>
          <table:table-cell table:style-name="ce130" office:value-type="float" office:value="7978" calcext:value-type="float">
            <text:p><text:s/>€ 7,978 </text:p>
          </table:table-cell>
          <table:table-cell table:style-name="ce137" table:formula="of:=[.U26]" office:value-type="float" office:value="5332" calcext:value-type="float">
            <text:p><text:s/>€ 5,332 </text:p>
          </table:table-cell>
          <table:table-cell table:style-name="ce70" table:formula="of:=[.AE26]+[.AF26]" office:value-type="float" office:value="13310" calcext:value-type="float">
            <text:p><text:s/>€ 13,310 </text:p>
          </table:table-cell>
          <table:table-cell table:style-name="ce107" office:value-type="float" office:value="3383" calcext:value-type="float">
            <text:p><text:s/>€ 3,383 </text:p>
          </table:table-cell>
          <table:table-cell table:style-name="ce107" office:value-type="float" office:value="43716" calcext:value-type="float">
            <text:p><text:s/>€ 43,716 </text:p>
          </table:table-cell>
          <table:table-cell table:style-name="ce107" office:value-type="float" office:value="77567" calcext:value-type="float">
            <text:p><text:s/>€ 77,567 </text:p>
          </table:table-cell>
          <table:table-cell table:style-name="ce162" table:formula="of:=[.AG26]+[.AH26]+[.AI26]+[.AJ26]" office:value-type="float" office:value="137976" calcext:value-type="float">
            <text:p><text:s/>€ 137,976 </text:p>
          </table:table-cell>
          <table:table-cell table:style-name="ce46"/>
          <table:table-cell table:number-columns-repeated="986"/>
        </table:table-row>
        <table:table-row table:style-name="ro4">
          <table:table-cell table:style-name="ce32" office:value-type="string" calcext:value-type="string">
            <text:p>NEa</text:p>
          </table:table-cell>
          <table:table-cell table:style-name="ce40" office:value-type="string" calcext:value-type="string">
            <text:p>EZK</text:p>
          </table:table-cell>
          <table:table-cell table:style-name="ce47" office:value-type="float" office:value="59.3" calcext:value-type="float">
            <text:p>59.3</text:p>
          </table:table-cell>
          <table:table-cell table:style-name="ce55" office:value-type="float" office:value="5927" calcext:value-type="float">
            <text:p><text:s/>€ 5,927 </text:p>
          </table:table-cell>
          <table:table-cell table:style-name="ce64" office:value-type="float" office:value="3401" calcext:value-type="float">
            <text:p><text:s/>€ 3,401 </text:p>
          </table:table-cell>
          <table:table-cell table:style-name="ce64" office:value-type="float" office:value="0" calcext:value-type="float">
            <text:p><text:s/>€ - <text:s text:c="2"/></text:p>
          </table:table-cell>
          <table:table-cell table:style-name="ce70" table:formula="of:=[.D27]+[.E27]+[.F27]" office:value-type="float" office:value="9328" calcext:value-type="float">
            <text:p><text:s/>€ 9,328 </text:p>
          </table:table-cell>
          <table:table-cell table:number-columns-repeated="2" table:style-name="ce64" office:value-type="float" office:value="0" calcext:value-type="float">
            <text:p><text:s/>€ - <text:s text:c="2"/></text:p>
          </table:table-cell>
          <table:table-cell table:style-name="ce64" office:value-type="float" office:value="178" calcext:value-type="float">
            <text:p><text:s/>€ 178 </text:p>
          </table:table-cell>
          <table:table-cell table:style-name="ce76" table:formula="of:=[.D27]+[.E27]+[.F27]+[.H27]+[.I27]+[.J27]" office:value-type="float" office:value="9506" calcext:value-type="float">
            <text:p><text:s/>€ 9,506 </text:p>
          </table:table-cell>
          <table:table-cell table:style-name="ce55" office:value-type="float" office:value="6265" calcext:value-type="float">
            <text:p><text:s/>€ 6,265 </text:p>
          </table:table-cell>
          <table:table-cell table:style-name="ce64" office:value-type="float" office:value="2215" calcext:value-type="float">
            <text:p><text:s/>€ 2,215 </text:p>
          </table:table-cell>
          <table:table-cell table:style-name="ce70" table:formula="of:=[.L27]+[.M27]" office:value-type="float" office:value="8480" calcext:value-type="float">
            <text:p><text:s/>€ 8,480 </text:p>
          </table:table-cell>
          <table:table-cell table:style-name="ce64" office:value-type="float" office:value="0" calcext:value-type="float">
            <text:p><text:s/>€ - <text:s text:c="2"/></text:p>
          </table:table-cell>
          <table:table-cell table:style-name="ce64" office:value-type="float" office:value="618" calcext:value-type="float">
            <text:p><text:s/>€ 618 </text:p>
          </table:table-cell>
          <table:table-cell table:style-name="ce64" office:value-type="float" office:value="0" calcext:value-type="float">
            <text:p><text:s/>€ - <text:s text:c="2"/></text:p>
          </table:table-cell>
          <table:table-cell table:style-name="ce64" office:value-type="float" office:value="3" calcext:value-type="float">
            <text:p><text:s/>€ 3 </text:p>
          </table:table-cell>
          <table:table-cell table:style-name="ce64" office:value-type="float" office:value="0" calcext:value-type="float">
            <text:p><text:s/>€ - <text:s text:c="2"/></text:p>
          </table:table-cell>
          <table:table-cell table:style-name="ce86" table:formula="of:=[.L27]+[.M27]+[.O27]+[.P27]+[.R27]+[.Q27]+[.S27]" office:value-type="float" office:value="9101" calcext:value-type="float">
            <text:p><text:s/>€ 9,101 </text:p>
          </table:table-cell>
          <table:table-cell table:style-name="ce93" table:formula="of:=[.K27]-[.T27]" office:value-type="float" office:value="405" calcext:value-type="float">
            <text:p><text:s/>€ 405 </text:p>
          </table:table-cell>
          <table:table-cell table:style-name="ce101" office:value-type="float" office:value="1217" calcext:value-type="float">
            <text:p><text:s/>€ 1,217 </text:p>
          </table:table-cell>
          <table:table-cell table:style-name="ce108" office:value-type="float" office:value="0" calcext:value-type="float">
            <text:p><text:s/>€ - <text:s text:c="2"/></text:p>
          </table:table-cell>
          <table:table-cell table:style-name="ce70" table:formula="of:=[.V27]+[.W27]" office:value-type="float" office:value="1217" calcext:value-type="float">
            <text:p><text:s/>€ 1,217 </text:p>
          </table:table-cell>
          <table:table-cell table:style-name="ce108" office:value-type="float" office:value="0" calcext:value-type="float">
            <text:p><text:s/>€ - <text:s text:c="2"/></text:p>
          </table:table-cell>
          <table:table-cell table:style-name="ce108" office:value-type="float" office:value="73" calcext:value-type="float">
            <text:p><text:s/>€ 73 </text:p>
          </table:table-cell>
          <table:table-cell table:style-name="ce108" office:value-type="float" office:value="530" calcext:value-type="float">
            <text:p><text:s/>€ 530 </text:p>
          </table:table-cell>
          <table:table-cell table:style-name="ce108" office:value-type="float" office:value="5213" calcext:value-type="float">
            <text:p><text:s/>€ 5,213 </text:p>
          </table:table-cell>
          <table:table-cell table:style-name="ce70" table:formula="of:=[.Y27]+[.Z27]+[.AA27]+[.AB27]" office:value-type="float" office:value="5816" calcext:value-type="float">
            <text:p><text:s/>€ 5,816 </text:p>
          </table:table-cell>
          <table:table-cell table:style-name="ce135" table:formula="of:=[.X27]+[.AC27]" office:value-type="float" office:value="7033" calcext:value-type="float">
            <text:p><text:s/>€ 7,033 </text:p>
          </table:table-cell>
          <table:table-cell table:style-name="ce131" table:formula="of:=966+31" office:value-type="float" office:value="997" calcext:value-type="float">
            <text:p><text:s/>€ 997 </text:p>
          </table:table-cell>
          <table:table-cell table:style-name="ce137" table:formula="of:=[.U27]" office:value-type="float" office:value="405" calcext:value-type="float">
            <text:p><text:s/>€ 405 </text:p>
          </table:table-cell>
          <table:table-cell table:style-name="ce70" table:formula="of:=[.AE27]+[.AF27]" office:value-type="float" office:value="1402" calcext:value-type="float">
            <text:p><text:s/>€ 1,402 </text:p>
          </table:table-cell>
          <table:table-cell table:number-columns-repeated="2" table:style-name="ce108" office:value-type="float" office:value="0" calcext:value-type="float">
            <text:p><text:s/>€ - <text:s text:c="2"/></text:p>
          </table:table-cell>
          <table:table-cell table:style-name="ce108" office:value-type="float" office:value="5631" calcext:value-type="float">
            <text:p><text:s/>€ 5,631 </text:p>
          </table:table-cell>
          <table:table-cell table:style-name="ce162" table:formula="of:=[.AG27]+[.AH27]+[.AI27]+[.AJ27]" office:value-type="float" office:value="7033" calcext:value-type="float">
            <text:p><text:s/>€ 7,033 </text:p>
          </table:table-cell>
          <table:table-cell table:style-name="ce47" office:value-type="string" calcext:value-type="string">
            <text:p>Kolommen overige kosten toegevoegd.</text:p>
          </table:table-cell>
          <table:table-cell table:number-columns-repeated="986"/>
        </table:table-row>
        <table:table-row table:style-name="ro4">
          <table:table-cell table:style-name="ce31" office:value-type="string" calcext:value-type="string">
            <text:p>RVO</text:p>
          </table:table-cell>
          <table:table-cell table:style-name="ce39" office:value-type="string" calcext:value-type="string">
            <text:p>EZK</text:p>
          </table:table-cell>
          <table:table-cell table:style-name="ce46" office:value-type="float" office:value="3906" calcext:value-type="float">
            <text:p>3906</text:p>
          </table:table-cell>
          <table:table-cell table:style-name="ce54" office:value-type="float" office:value="300815" calcext:value-type="float">
            <text:p><text:s/>€ 300,815 </text:p>
          </table:table-cell>
          <table:table-cell table:style-name="ce63" office:value-type="float" office:value="365040" calcext:value-type="float">
            <text:p><text:s/>€ 365,040 </text:p>
          </table:table-cell>
          <table:table-cell table:style-name="ce63" office:value-type="float" office:value="34508" calcext:value-type="float">
            <text:p><text:s/>€ 34,508 </text:p>
          </table:table-cell>
          <table:table-cell table:style-name="ce70" table:formula="of:=[.D28]+[.E28]+[.F28]" office:value-type="float" office:value="700363" calcext:value-type="float">
            <text:p><text:s/>€ 700,363 </text:p>
          </table:table-cell>
          <table:table-cell table:style-name="ce63" office:value-type="float" office:value="56" calcext:value-type="float">
            <text:p><text:s/>€ 56 </text:p>
          </table:table-cell>
          <table:table-cell table:style-name="ce63" office:value-type="float" office:value="1344" calcext:value-type="float">
            <text:p><text:s/>€ 1,344 </text:p>
          </table:table-cell>
          <table:table-cell table:style-name="ce63" office:value-type="float" office:value="1901" calcext:value-type="float">
            <text:p><text:s/>€ 1,901 </text:p>
          </table:table-cell>
          <table:table-cell table:style-name="ce76" table:formula="of:=[.D28]+[.E28]+[.F28]+[.H28]+[.I28]+[.J28]" office:value-type="float" office:value="703664" calcext:value-type="float">
            <text:p><text:s/>€ 703,664 </text:p>
          </table:table-cell>
          <table:table-cell table:style-name="ce54" office:value-type="float" office:value="392597" calcext:value-type="float">
            <text:p><text:s/>€ 392,597 </text:p>
          </table:table-cell>
          <table:table-cell table:style-name="ce63" office:value-type="float" office:value="298172" calcext:value-type="float">
            <text:p><text:s/>€ 298,172 </text:p>
          </table:table-cell>
          <table:table-cell table:style-name="ce70" table:formula="of:=[.L28]+[.M28]" office:value-type="float" office:value="690769" calcext:value-type="float">
            <text:p><text:s/>€ 690,769 </text:p>
          </table:table-cell>
          <table:table-cell table:style-name="ce63" office:value-type="float" office:value="183" calcext:value-type="float">
            <text:p><text:s/>€ 183 </text:p>
          </table:table-cell>
          <table:table-cell table:style-name="ce63" office:value-type="float" office:value="11220" calcext:value-type="float">
            <text:p><text:s/>€ 11,220 </text:p>
          </table:table-cell>
          <table:table-cell table:style-name="ce63" office:value-type="float" office:value="26" calcext:value-type="float">
            <text:p><text:s/>€ 26 </text:p>
          </table:table-cell>
          <table:table-cell table:style-name="ce63" office:value-type="float" office:value="0" calcext:value-type="float">
            <text:p><text:s/>€ - <text:s text:c="2"/></text:p>
          </table:table-cell>
          <table:table-cell table:style-name="ce63" office:value-type="float" office:value="1045" calcext:value-type="float">
            <text:p><text:s/>€ 1,045 </text:p>
          </table:table-cell>
          <table:table-cell table:style-name="ce86" table:formula="of:=[.L28]+[.M28]+[.O28]+[.P28]+[.Q28]+[.S28]" office:value-type="float" office:value="703243" calcext:value-type="float">
            <text:p><text:s/>€ 703,243 </text:p>
          </table:table-cell>
          <table:table-cell table:style-name="ce93" table:formula="of:=[.K28]-[.T28]" office:value-type="float" office:value="421" calcext:value-type="float">
            <text:p><text:s/>€ 421 </text:p>
          </table:table-cell>
          <table:table-cell table:style-name="ce100" office:value-type="float" office:value="21339" calcext:value-type="float">
            <text:p><text:s/>€ 21,339 </text:p>
          </table:table-cell>
          <table:table-cell table:style-name="ce107" office:value-type="float" office:value="2287" calcext:value-type="float">
            <text:p><text:s/>€ 2,287 </text:p>
          </table:table-cell>
          <table:table-cell table:style-name="ce70" table:formula="of:=[.V28]+[.W28]" office:value-type="float" office:value="23626" calcext:value-type="float">
            <text:p><text:s/>€ 23,626 </text:p>
          </table:table-cell>
          <table:table-cell table:style-name="ce107" office:value-type="float" office:value="0" calcext:value-type="float">
            <text:p><text:s/>€ - <text:s text:c="2"/></text:p>
          </table:table-cell>
          <table:table-cell table:style-name="ce107" office:value-type="float" office:value="1796" calcext:value-type="float">
            <text:p><text:s/>€ 1,796 </text:p>
          </table:table-cell>
          <table:table-cell table:style-name="ce107" office:value-type="float" office:value="34816" calcext:value-type="float">
            <text:p><text:s/>€ 34,816 </text:p>
          </table:table-cell>
          <table:table-cell table:style-name="ce107" office:value-type="float" office:value="109085" calcext:value-type="float">
            <text:p><text:s/>€ 109,085 </text:p>
          </table:table-cell>
          <table:table-cell table:style-name="ce70" table:formula="of:=[.Y28]+[.Z28]+[.AA28]+[.AB28]" office:value-type="float" office:value="145697" calcext:value-type="float">
            <text:p><text:s/>€ 145,697 </text:p>
          </table:table-cell>
          <table:table-cell table:style-name="ce135" table:formula="of:=[.X28]+[.AC28]" office:value-type="float" office:value="169323" calcext:value-type="float">
            <text:p><text:s/>€ 169,323 </text:p>
          </table:table-cell>
          <table:table-cell table:style-name="ce130" office:value-type="float" office:value="27878" calcext:value-type="float">
            <text:p><text:s/>€ 27,878 </text:p>
          </table:table-cell>
          <table:table-cell table:style-name="ce137" table:formula="of:=[.U28]" office:value-type="float" office:value="421" calcext:value-type="float">
            <text:p><text:s/>€ 421 </text:p>
          </table:table-cell>
          <table:table-cell table:style-name="ce70" table:formula="of:=[.AE28]+[.AF28]" office:value-type="float" office:value="28299" calcext:value-type="float">
            <text:p><text:s/>€ 28,299 </text:p>
          </table:table-cell>
          <table:table-cell table:style-name="ce107" office:value-type="float" office:value="400" calcext:value-type="float">
            <text:p><text:s/>€ 400 </text:p>
          </table:table-cell>
          <table:table-cell table:style-name="ce107" office:value-type="float" office:value="14326" calcext:value-type="float">
            <text:p><text:s/>€ 14,326 </text:p>
          </table:table-cell>
          <table:table-cell table:style-name="ce107" office:value-type="float" office:value="126298" calcext:value-type="float">
            <text:p><text:s/>€ 126,298 </text:p>
          </table:table-cell>
          <table:table-cell table:style-name="ce162" table:formula="of:=[.AG28]+[.AH28]+[.AI28]+[.AJ28]" office:value-type="float" office:value="169323" calcext:value-type="float">
            <text:p><text:s/>€ 169,323 </text:p>
          </table:table-cell>
          <table:table-cell table:style-name="ce46"/>
          <table:table-cell table:number-columns-repeated="986"/>
        </table:table-row>
        <table:table-row table:style-name="ro4">
          <table:table-cell table:style-name="ce30" office:value-type="string" calcext:value-type="string">
            <text:p>Nederlandse Voedsel- en Warenautoriteit (NVWA)</text:p>
          </table:table-cell>
          <table:table-cell table:style-name="ce38" office:value-type="string" calcext:value-type="string">
            <text:p>LNV</text:p>
          </table:table-cell>
          <table:table-cell table:style-name="ce45" office:value-type="float" office:value="2432" calcext:value-type="float">
            <text:p>2432</text:p>
          </table:table-cell>
          <table:table-cell table:style-name="ce54" office:value-type="float" office:value="139444" calcext:value-type="float">
            <text:p><text:s/>€ 139,444 </text:p>
          </table:table-cell>
          <table:table-cell table:style-name="ce64" office:value-type="float" office:value="90841" calcext:value-type="float">
            <text:p><text:s/>€ 90,841 </text:p>
          </table:table-cell>
          <table:table-cell table:style-name="ce64" office:value-type="float" office:value="97320" calcext:value-type="float">
            <text:p><text:s/>€ 97,320 </text:p>
          </table:table-cell>
          <table:table-cell table:style-name="ce69" table:formula="of:=[.D29]+[.E29]+[.F29]" office:value-type="float" office:value="327605" calcext:value-type="float">
            <text:p><text:s/>€ 327,605 </text:p>
          </table:table-cell>
          <table:table-cell table:style-name="ce62" office:value-type="float" office:value="0" calcext:value-type="float">
            <text:p><text:s/>€ - <text:s text:c="2"/></text:p>
          </table:table-cell>
          <table:table-cell table:style-name="ce64" office:value-type="float" office:value="136.6" calcext:value-type="float">
            <text:p><text:s/>€ 137 </text:p>
          </table:table-cell>
          <table:table-cell table:style-name="ce64" office:value-type="float" office:value="14553" calcext:value-type="float">
            <text:p><text:s/>€ 14,553 </text:p>
          </table:table-cell>
          <table:table-cell table:style-name="ce75" table:formula="of:=[.D29]+[.E29]+[.F29]+[.H29]+[.J29]+[.I29]" office:value-type="float" office:value="342294.6" calcext:value-type="float">
            <text:p><text:s/>€ 342,295 </text:p>
          </table:table-cell>
          <table:table-cell table:style-name="ce55" office:value-type="float" office:value="234498" calcext:value-type="float">
            <text:p><text:s/>€ 234,498 </text:p>
          </table:table-cell>
          <table:table-cell table:style-name="ce64" office:value-type="float" office:value="142720" calcext:value-type="float">
            <text:p><text:s/>€ 142,720 </text:p>
          </table:table-cell>
          <table:table-cell table:style-name="ce81" table:formula="of:=[.L29]+[.M29]" office:value-type="float" office:value="377218" calcext:value-type="float">
            <text:p><text:s/>€ 377,218 </text:p>
          </table:table-cell>
          <table:table-cell table:style-name="ce64" office:value-type="float" office:value="33" calcext:value-type="float">
            <text:p><text:s/>€ 33 </text:p>
          </table:table-cell>
          <table:table-cell table:style-name="ce64" office:value-type="float" office:value="15289.48" calcext:value-type="float">
            <text:p><text:s/>€ 15,289 </text:p>
          </table:table-cell>
          <table:table-cell table:style-name="ce64" office:value-type="float" office:value="474" calcext:value-type="float">
            <text:p><text:s/>€ 474 </text:p>
          </table:table-cell>
          <table:table-cell table:style-name="ce64" office:value-type="float" office:value="2368" calcext:value-type="float">
            <text:p><text:s/>€ 2,368 </text:p>
          </table:table-cell>
          <table:table-cell table:style-name="ce85" table:formula="of:=[.L29]+[.M29]+[.O29]+[.P29]+[.Q29]+[.R29]" office:value-type="float" office:value="395382.48" calcext:value-type="float">
            <text:p><text:s/>€ 395,382 </text:p>
          </table:table-cell>
          <table:table-cell table:style-name="ce92" table:formula="of:=[.K29]-[.S29]" office:value-type="float" office:value="-53087.88" calcext:value-type="float">
            <text:p><text:s/>€ -53,088 </text:p>
          </table:table-cell>
          <table:table-cell table:style-name="ce105" office:value-type="float" office:value="27948" calcext:value-type="float">
            <text:p>27,948</text:p>
          </table:table-cell>
          <table:table-cell table:style-name="ce112" table:formula="of:=2010+3195+4586" office:value-type="float" office:value="9791" calcext:value-type="float">
            <text:p>9,791</text:p>
          </table:table-cell>
          <table:table-cell table:style-name="ce81" table:formula="of:=[.U29]+[.V29]" office:value-type="float" office:value="37739" calcext:value-type="float">
            <text:p><text:s/>€ 37,739 </text:p>
          </table:table-cell>
          <table:table-cell table:style-name="ce106" office:value-type="float" office:value="299" calcext:value-type="float">
            <text:p><text:s/>€ 299 </text:p>
          </table:table-cell>
          <table:table-cell table:style-name="ce106" office:value-type="float" office:value="14762" calcext:value-type="float">
            <text:p><text:s/>€ 14,762 </text:p>
          </table:table-cell>
          <table:table-cell table:style-name="ce106" office:value-type="float" office:value="15314" calcext:value-type="float">
            <text:p><text:s/>€ 15,314 </text:p>
          </table:table-cell>
          <table:table-cell table:style-name="ce106" office:value-type="float" office:value="48075" calcext:value-type="float">
            <text:p><text:s/>€ 48,075 </text:p>
          </table:table-cell>
          <table:table-cell table:style-name="ce81" table:formula="of:=[.X29]+[.Y29]+[.Z29]+[.AA29]" office:value-type="float" office:value="78450" calcext:value-type="float">
            <text:p><text:s/>€ 78,450 </text:p>
          </table:table-cell>
          <table:table-cell table:style-name="ce125" table:formula="of:=[.W29]+[.AB29]" office:value-type="float" office:value="116189" calcext:value-type="float">
            <text:p><text:s/>€ 116,189 </text:p>
          </table:table-cell>
          <table:table-cell table:style-name="ce99" office:value-type="float" office:value="86760" calcext:value-type="float">
            <text:p><text:s/>€ 86,760 </text:p>
          </table:table-cell>
          <table:table-cell table:style-name="ce136" table:formula="of:=[.T29]" office:value-type="float" office:value="-53087.88" calcext:value-type="float">
            <text:p><text:s/>€ -53,088 </text:p>
          </table:table-cell>
          <table:table-cell table:style-name="ce81" table:formula="of:=[.AD29]+[.AE29]" office:value-type="float" office:value="33672.12" calcext:value-type="float">
            <text:p><text:s/>€ 33,672 </text:p>
          </table:table-cell>
          <table:table-cell table:style-name="ce106" office:value-type="float" office:value="399" calcext:value-type="float">
            <text:p><text:s/>€ 399 </text:p>
          </table:table-cell>
          <table:table-cell table:style-name="ce106" office:value-type="float" office:value="20638" calcext:value-type="float">
            <text:p><text:s/>€ 20,638 </text:p>
          </table:table-cell>
          <table:table-cell table:style-name="ce106" table:formula="of:=3785+45+13370+44280" office:value-type="float" office:value="61480" calcext:value-type="float">
            <text:p><text:s/>€ 61,480 </text:p>
          </table:table-cell>
          <table:table-cell table:style-name="ce153" table:formula="of:=[.AF29]+[.AG29]+[.AH29]+[.AI29]" office:value-type="float" office:value="116189.12" calcext:value-type="float">
            <text:p><text:s/>€ 116,189 </text:p>
          </table:table-cell>
          <table:table-cell table:style-name="ce45"/>
          <table:table-cell table:number-columns-repeated="987"/>
        </table:table-row>
        <table:table-row table:style-name="ro4">
          <table:table-cell table:style-name="ce30" office:value-type="string" calcext:value-type="string">
            <text:p>aCBG</text:p>
          </table:table-cell>
          <table:table-cell table:style-name="ce38" office:value-type="string" calcext:value-type="string">
            <text:p>VWS</text:p>
          </table:table-cell>
          <table:table-cell table:style-name="ce45" office:value-type="float" office:value="343" calcext:value-type="float">
            <text:p>343</text:p>
          </table:table-cell>
          <table:table-cell table:style-name="ce53" office:value-type="float" office:value="4196" calcext:value-type="float">
            <text:p><text:s/>€ 4,196 </text:p>
          </table:table-cell>
          <table:table-cell table:style-name="ce62" office:value-type="float" office:value="836" calcext:value-type="float">
            <text:p><text:s/>€ 836 </text:p>
          </table:table-cell>
          <table:table-cell table:style-name="ce62" office:value-type="float" office:value="48853" calcext:value-type="float">
            <text:p><text:s/>€ 48,853 </text:p>
          </table:table-cell>
          <table:table-cell table:style-name="ce69" table:formula="of:=[.D30]+[.E30]+[.F30]" office:value-type="float" office:value="53885" calcext:value-type="float">
            <text:p><text:s/>€ 53,885 </text:p>
          </table:table-cell>
          <table:table-cell table:number-columns-repeated="2" table:style-name="ce62" office:value-type="float" office:value="0" calcext:value-type="float">
            <text:p><text:s/>€ - <text:s text:c="2"/></text:p>
          </table:table-cell>
          <table:table-cell table:style-name="ce62" office:value-type="float" office:value="609" calcext:value-type="float">
            <text:p><text:s/>€ 609 </text:p>
          </table:table-cell>
          <table:table-cell table:style-name="ce75" table:formula="of:=[.D30]+[.E30]+[.F30]+[.H30]+[.I30]+[.J30]" office:value-type="float" office:value="54494" calcext:value-type="float">
            <text:p><text:s/>€ 54,494 </text:p>
          </table:table-cell>
          <table:table-cell table:style-name="ce53" office:value-type="float" office:value="36475" calcext:value-type="float">
            <text:p><text:s/>€ 36,475 </text:p>
          </table:table-cell>
          <table:table-cell table:style-name="ce62" office:value-type="float" office:value="13166" calcext:value-type="float">
            <text:p><text:s/>€ 13,166 </text:p>
          </table:table-cell>
          <table:table-cell table:style-name="ce81" table:formula="of:=[.L30]+[.M30]" office:value-type="float" office:value="49641" calcext:value-type="float">
            <text:p><text:s/>€ 49,641 </text:p>
          </table:table-cell>
          <table:table-cell table:style-name="ce62" office:value-type="float" office:value="0" calcext:value-type="float">
            <text:p><text:s/>€ - <text:s text:c="2"/></text:p>
          </table:table-cell>
          <table:table-cell table:style-name="ce62" office:value-type="float" office:value="727" calcext:value-type="float">
            <text:p><text:s/>€ 727 </text:p>
          </table:table-cell>
          <table:table-cell table:style-name="ce62" office:value-type="float" office:value="23" calcext:value-type="float">
            <text:p><text:s/>€ 23 </text:p>
          </table:table-cell>
          <table:table-cell table:style-name="ce62" table:formula="of:=3+656" office:value-type="float" office:value="659" calcext:value-type="float">
            <text:p><text:s/>€ 659 </text:p>
          </table:table-cell>
          <table:table-cell table:style-name="ce85" table:formula="of:=[.L30]+[.M30]+[.O30]+[.P30]+[.Q30]+[.R30]" office:value-type="float" office:value="51050" calcext:value-type="float">
            <text:p><text:s/>€ 51,050 </text:p>
          </table:table-cell>
          <table:table-cell table:style-name="ce92" table:formula="of:=[.K30]-[.S30]" office:value-type="float" office:value="3444" calcext:value-type="float">
            <text:p><text:s/>€ 3,444 </text:p>
          </table:table-cell>
          <table:table-cell table:style-name="ce99" office:value-type="float" office:value="199" calcext:value-type="float">
            <text:p><text:s/>€ 199 </text:p>
          </table:table-cell>
          <table:table-cell table:style-name="ce106" office:value-type="float" office:value="368" calcext:value-type="float">
            <text:p><text:s/>€ 368 </text:p>
          </table:table-cell>
          <table:table-cell table:style-name="ce81" table:formula="of:=[.U30]+[.V30]" office:value-type="float" office:value="567" calcext:value-type="float">
            <text:p><text:s/>€ 567 </text:p>
          </table:table-cell>
          <table:table-cell table:style-name="ce106" office:value-type="float" office:value="0" calcext:value-type="float">
            <text:p><text:s/>€ - <text:s text:c="2"/></text:p>
          </table:table-cell>
          <table:table-cell table:style-name="ce106" office:value-type="float" office:value="6839" calcext:value-type="float">
            <text:p><text:s/>€ 6,839 </text:p>
          </table:table-cell>
          <table:table-cell table:style-name="ce106" office:value-type="float" office:value="1469" calcext:value-type="float">
            <text:p><text:s/>€ 1,469 </text:p>
          </table:table-cell>
          <table:table-cell table:style-name="ce106" office:value-type="float" office:value="12741" calcext:value-type="float">
            <text:p><text:s/>€ 12,741 </text:p>
          </table:table-cell>
          <table:table-cell table:style-name="ce81" table:formula="of:=[.X30]+[.Y30]+[.Z30]+[.AA30]" office:value-type="float" office:value="21049" calcext:value-type="float">
            <text:p><text:s/>€ 21,049 </text:p>
          </table:table-cell>
          <table:table-cell table:style-name="ce126" table:formula="of:=[.W30]+[.AB30]" office:value-type="float" office:value="21616" calcext:value-type="float">
            <text:p><text:s/>€ 21,616 </text:p>
          </table:table-cell>
          <table:table-cell table:style-name="ce99" office:value-type="float" office:value="1017" calcext:value-type="float">
            <text:p><text:s/>€ 1,017 </text:p>
          </table:table-cell>
          <table:table-cell table:style-name="ce136" table:formula="of:=[.T30]" office:value-type="float" office:value="3444" calcext:value-type="float">
            <text:p><text:s/>€ 3,444 </text:p>
          </table:table-cell>
          <table:table-cell table:style-name="ce81" table:formula="of:=[.AD30]+[.AE30]" office:value-type="float" office:value="4461" calcext:value-type="float">
            <text:p><text:s/>€ 4,461 </text:p>
          </table:table-cell>
          <table:table-cell table:number-columns-repeated="2" table:style-name="ce106" office:value-type="float" office:value="0" calcext:value-type="float">
            <text:p><text:s/>€ - <text:s text:c="2"/></text:p>
          </table:table-cell>
          <table:table-cell table:style-name="ce106" office:value-type="float" office:value="17155" calcext:value-type="float">
            <text:p><text:s/>€ 17,155 </text:p>
          </table:table-cell>
          <table:table-cell table:style-name="ce154" table:formula="of:=[.AF30]+[.AG30]+[.AH30]+[.AI30]" office:value-type="float" office:value="21616" calcext:value-type="float">
            <text:p><text:s/>€ 21,616 </text:p>
          </table:table-cell>
          <table:table-cell table:style-name="ce45"/>
          <table:table-cell table:number-columns-repeated="987"/>
        </table:table-row>
        <table:table-row table:style-name="ro4">
          <table:table-cell table:style-name="ce31" office:value-type="string" calcext:value-type="string">
            <text:p>CIBG</text:p>
          </table:table-cell>
          <table:table-cell table:style-name="ce39" office:value-type="string" calcext:value-type="string">
            <text:p>VWS</text:p>
          </table:table-cell>
          <table:table-cell table:style-name="ce46" office:value-type="float" office:value="274" calcext:value-type="float">
            <text:p>274</text:p>
          </table:table-cell>
          <table:table-cell table:style-name="ce54" office:value-type="float" office:value="36773" calcext:value-type="float">
            <text:p><text:s/>€ 36,773 </text:p>
          </table:table-cell>
          <table:table-cell table:style-name="ce63" office:value-type="float" office:value="9858" calcext:value-type="float">
            <text:p><text:s/>€ 9,858 </text:p>
          </table:table-cell>
          <table:table-cell table:style-name="ce63" office:value-type="float" office:value="48432" calcext:value-type="float">
            <text:p><text:s/>€ 48,432 </text:p>
          </table:table-cell>
          <table:table-cell table:style-name="ce70" table:formula="of:=[.D31]+[.E31]+[.F31]" office:value-type="float" office:value="95063" calcext:value-type="float">
            <text:p><text:s/>€ 95,063 </text:p>
          </table:table-cell>
          <table:table-cell table:number-columns-repeated="3" table:style-name="ce63" office:value-type="float" office:value="0" calcext:value-type="float">
            <text:p><text:s/>€ - <text:s text:c="2"/></text:p>
          </table:table-cell>
          <table:table-cell table:style-name="ce76" table:formula="of:=[.D31]+[.E31]+[.F31]+[.H31]+[.I31]+[.J31]" office:value-type="float" office:value="95063" calcext:value-type="float">
            <text:p><text:s/>€ 95,063 </text:p>
          </table:table-cell>
          <table:table-cell table:style-name="ce54" office:value-type="float" office:value="30520" calcext:value-type="float">
            <text:p><text:s/>€ 30,520 </text:p>
          </table:table-cell>
          <table:table-cell table:style-name="ce63" office:value-type="float" office:value="50982" calcext:value-type="float">
            <text:p><text:s/>€ 50,982 </text:p>
          </table:table-cell>
          <table:table-cell table:style-name="ce70" table:formula="of:=[.L31]+[.M31]" office:value-type="float" office:value="81502" calcext:value-type="float">
            <text:p><text:s/>€ 81,502 </text:p>
          </table:table-cell>
          <table:table-cell table:style-name="ce63" office:value-type="float" office:value="1" calcext:value-type="float">
            <text:p><text:s/>€ 1 </text:p>
          </table:table-cell>
          <table:table-cell table:style-name="ce63" office:value-type="float" office:value="5128" calcext:value-type="float">
            <text:p><text:s/>€ 5,128 </text:p>
          </table:table-cell>
          <table:table-cell table:style-name="ce63" office:value-type="float" office:value="0" calcext:value-type="float">
            <text:p><text:s/>€ - <text:s text:c="2"/></text:p>
          </table:table-cell>
          <table:table-cell table:style-name="ce63" table:formula="of:=783+777" office:value-type="float" office:value="1560" calcext:value-type="float">
            <text:p><text:s/>€ 1,560 </text:p>
          </table:table-cell>
          <table:table-cell table:style-name="ce86" table:formula="of:=[.L31]+[.M31]+[.O31]+[.P31]+[.Q31]+[.R31]" office:value-type="float" office:value="88191" calcext:value-type="float">
            <text:p><text:s/>€ 88,191 </text:p>
          </table:table-cell>
          <table:table-cell table:style-name="ce93" table:formula="of:=[.K31]-[.S31]" office:value-type="float" office:value="6872" calcext:value-type="float">
            <text:p><text:s/>€ 6,872 </text:p>
          </table:table-cell>
          <table:table-cell table:style-name="ce100" office:value-type="float" office:value="12671" calcext:value-type="float">
            <text:p><text:s/>€ 12,671 </text:p>
          </table:table-cell>
          <table:table-cell table:style-name="ce107" office:value-type="float" office:value="0" calcext:value-type="float">
            <text:p><text:s/>€ - <text:s text:c="2"/></text:p>
          </table:table-cell>
          <table:table-cell table:style-name="ce70" table:formula="of:=[.U31]+[.V31]" office:value-type="float" office:value="12671" calcext:value-type="float">
            <text:p><text:s/>€ 12,671 </text:p>
          </table:table-cell>
          <table:table-cell table:style-name="ce107" office:value-type="float" office:value="4331" calcext:value-type="float">
            <text:p><text:s/>€ 4,331 </text:p>
          </table:table-cell>
          <table:table-cell table:style-name="ce107" office:value-type="float" office:value="5911" calcext:value-type="float">
            <text:p><text:s/>€ 5,911 </text:p>
          </table:table-cell>
          <table:table-cell table:style-name="ce107" office:value-type="float" office:value="2847" calcext:value-type="float">
            <text:p><text:s/>€ 2,847 </text:p>
          </table:table-cell>
          <table:table-cell table:style-name="ce107" office:value-type="float" office:value="33925" calcext:value-type="float">
            <text:p><text:s/>€ 33,925 </text:p>
          </table:table-cell>
          <table:table-cell table:style-name="ce70" table:formula="of:=[.X31]+[.Y31]+[.Z31]+[.AA31]" office:value-type="float" office:value="47014" calcext:value-type="float">
            <text:p><text:s/>€ 47,014 </text:p>
          </table:table-cell>
          <table:table-cell table:style-name="ce127" table:formula="of:=[.W31]+[.AB31]" office:value-type="float" office:value="59685" calcext:value-type="float">
            <text:p><text:s/>€ 59,685 </text:p>
          </table:table-cell>
          <table:table-cell table:style-name="ce130" office:value-type="float" office:value="2815" calcext:value-type="float">
            <text:p><text:s/>€ 2,815 </text:p>
          </table:table-cell>
          <table:table-cell table:style-name="ce137" table:formula="of:=[.T31]" office:value-type="float" office:value="6872" calcext:value-type="float">
            <text:p><text:s/>€ 6,872 </text:p>
          </table:table-cell>
          <table:table-cell table:style-name="ce70" table:formula="of:=[.AD31]+[.AE31]" office:value-type="float" office:value="9687" calcext:value-type="float">
            <text:p><text:s/>€ 9,687 </text:p>
          </table:table-cell>
          <table:table-cell table:style-name="ce107" office:value-type="float" office:value="0" calcext:value-type="float">
            <text:p><text:s/>€ - <text:s text:c="2"/></text:p>
          </table:table-cell>
          <table:table-cell table:style-name="ce107" office:value-type="float" office:value="8677" calcext:value-type="float">
            <text:p><text:s/>€ 8,677 </text:p>
          </table:table-cell>
          <table:table-cell table:style-name="ce107" office:value-type="float" office:value="41321" calcext:value-type="float">
            <text:p><text:s/>€ 41,321 </text:p>
          </table:table-cell>
          <table:table-cell table:style-name="ce155" table:formula="of:=[.AF31]+[.AG31]+[.AH31]+[.AI31]" office:value-type="float" office:value="59685" calcext:value-type="float">
            <text:p><text:s/>€ 59,685 </text:p>
          </table:table-cell>
          <table:table-cell table:style-name="ce46" office:value-type="string" calcext:value-type="string">
            <text:p>Bijzondere lasten zijn incl. Vpb-lasten </text:p>
          </table:table-cell>
          <table:table-cell table:number-columns-repeated="987"/>
        </table:table-row>
        <table:table-row table:style-name="ro4">
          <table:table-cell table:style-name="ce32" office:value-type="string" calcext:value-type="string">
            <text:p>RIVM</text:p>
          </table:table-cell>
          <table:table-cell table:style-name="ce40" office:value-type="string" calcext:value-type="string">
            <text:p>VWS</text:p>
          </table:table-cell>
          <table:table-cell table:style-name="ce47" office:value-type="float" office:value="1669" calcext:value-type="float">
            <text:p>1669</text:p>
          </table:table-cell>
          <table:table-cell table:style-name="ce55" office:value-type="float" office:value="264282" calcext:value-type="float">
            <text:p><text:s/>€ 264,282 </text:p>
          </table:table-cell>
          <table:table-cell table:style-name="ce64" office:value-type="float" office:value="84226" calcext:value-type="float">
            <text:p><text:s/>€ 84,226 </text:p>
          </table:table-cell>
          <table:table-cell table:style-name="ce64" office:value-type="float" office:value="28601" calcext:value-type="float">
            <text:p><text:s/>€ 28,601 </text:p>
          </table:table-cell>
          <table:table-cell table:style-name="ce70" table:formula="of:=[.D32]+[.E32]+[.F32]" office:value-type="float" office:value="377109" calcext:value-type="float">
            <text:p><text:s/>€ 377,109 </text:p>
          </table:table-cell>
          <table:table-cell table:style-name="ce64" office:value-type="float" office:value="0" calcext:value-type="float">
            <text:p><text:s/>€ - <text:s text:c="2"/></text:p>
          </table:table-cell>
          <table:table-cell table:style-name="ce64" office:value-type="float" office:value="2310" calcext:value-type="float">
            <text:p><text:s/>€ 2,310 </text:p>
          </table:table-cell>
          <table:table-cell table:style-name="ce64" office:value-type="float" office:value="0" calcext:value-type="float">
            <text:p><text:s/>€ - <text:s text:c="2"/></text:p>
          </table:table-cell>
          <table:table-cell table:style-name="ce76" table:formula="of:=[.D32]+[.E32]+[.F32]+[.H32]+[.I32]+[.J32]" office:value-type="float" office:value="379419" calcext:value-type="float">
            <text:p><text:s/>€ 379,419 </text:p>
          </table:table-cell>
          <table:table-cell table:style-name="ce55" office:value-type="float" office:value="163111" calcext:value-type="float">
            <text:p><text:s/>€ 163,111 </text:p>
          </table:table-cell>
          <table:table-cell table:style-name="ce64" office:value-type="float" office:value="209067" calcext:value-type="float">
            <text:p><text:s/>€ 209,067 </text:p>
          </table:table-cell>
          <table:table-cell table:style-name="ce70" table:formula="of:=[.L32]+[.M32]" office:value-type="float" office:value="372178" calcext:value-type="float">
            <text:p><text:s/>€ 372,178 </text:p>
          </table:table-cell>
          <table:table-cell table:style-name="ce64" office:value-type="float" office:value="0" calcext:value-type="float">
            <text:p><text:s/>€ - <text:s text:c="2"/></text:p>
          </table:table-cell>
          <table:table-cell table:style-name="ce64" office:value-type="float" office:value="5166" calcext:value-type="float">
            <text:p><text:s/>€ 5,166 </text:p>
          </table:table-cell>
          <table:table-cell table:style-name="ce64" office:value-type="float" office:value="1854" calcext:value-type="float">
            <text:p><text:s/>€ 1,854 </text:p>
          </table:table-cell>
          <table:table-cell table:style-name="ce64" table:formula="of:=3963+42" office:value-type="float" office:value="4005" calcext:value-type="float">
            <text:p><text:s/>€ 4,005 </text:p>
          </table:table-cell>
          <table:table-cell table:style-name="ce86" table:formula="of:=[.L32]+[.M32]+[.O32]+[.P32]+[.Q32]+[.R32]" office:value-type="float" office:value="383203" calcext:value-type="float">
            <text:p><text:s/>€ 383,203 </text:p>
          </table:table-cell>
          <table:table-cell table:style-name="ce93" table:formula="of:=[.K32]-[.S32]" office:value-type="float" office:value="-3784" calcext:value-type="float">
            <text:p><text:s/>€ -3,784 </text:p>
          </table:table-cell>
          <table:table-cell table:style-name="ce101" office:value-type="float" office:value="26" calcext:value-type="float">
            <text:p><text:s/>€ 26 </text:p>
          </table:table-cell>
          <table:table-cell table:style-name="ce108" office:value-type="float" office:value="10680" calcext:value-type="float">
            <text:p><text:s/>€ 10,680 </text:p>
          </table:table-cell>
          <table:table-cell table:style-name="ce70" table:formula="of:=[.U32]+[.V32]" office:value-type="float" office:value="10706" calcext:value-type="float">
            <text:p><text:s/>€ 10,706 </text:p>
          </table:table-cell>
          <table:table-cell table:style-name="ce108" office:value-type="float" office:value="40099" calcext:value-type="float">
            <text:p><text:s/>€ 40,099 </text:p>
          </table:table-cell>
          <table:table-cell table:style-name="ce108" office:value-type="float" office:value="6509" calcext:value-type="float">
            <text:p><text:s/>€ 6,509 </text:p>
          </table:table-cell>
          <table:table-cell table:style-name="ce108" office:value-type="float" office:value="7101" calcext:value-type="float">
            <text:p><text:s/>€ 7,101 </text:p>
          </table:table-cell>
          <table:table-cell table:style-name="ce108" office:value-type="float" office:value="46641" calcext:value-type="float">
            <text:p><text:s/>€ 46,641 </text:p>
          </table:table-cell>
          <table:table-cell table:style-name="ce70" table:formula="of:=[.X32]+[.Y32]+[.Z32]+[.AA32]" office:value-type="float" office:value="100350" calcext:value-type="float">
            <text:p><text:s/>€ 100,350 </text:p>
          </table:table-cell>
          <table:table-cell table:style-name="ce127" table:formula="of:=[.W32]+[.AB32]" office:value-type="float" office:value="111056" calcext:value-type="float">
            <text:p><text:s/>€ 111,056 </text:p>
          </table:table-cell>
          <table:table-cell table:style-name="ce131" office:value-type="float" office:value="2629" calcext:value-type="float">
            <text:p><text:s/>€ 2,629 </text:p>
          </table:table-cell>
          <table:table-cell table:style-name="ce137" table:formula="of:=[.T32]" office:value-type="float" office:value="-3784" calcext:value-type="float">
            <text:p><text:s/>€ -3,784 </text:p>
          </table:table-cell>
          <table:table-cell table:style-name="ce70" table:formula="of:=[.AD32]+[.AE32]" office:value-type="float" office:value="-1155" calcext:value-type="float">
            <text:p><text:s/>€ -1,155 </text:p>
          </table:table-cell>
          <table:table-cell table:style-name="ce108" office:value-type="float" office:value="7863" calcext:value-type="float">
            <text:p><text:s/>€ 7,863 </text:p>
          </table:table-cell>
          <table:table-cell table:style-name="ce108" office:value-type="float" office:value="0" calcext:value-type="float">
            <text:p><text:s/>€ - <text:s text:c="2"/></text:p>
          </table:table-cell>
          <table:table-cell table:style-name="ce108" office:value-type="float" office:value="104348" calcext:value-type="float">
            <text:p><text:s/>€ 104,348 </text:p>
          </table:table-cell>
          <table:table-cell table:style-name="ce155" table:formula="of:=[.AF32]+[.AG32]+[.AH32]+[.AI32]" office:value-type="float" office:value="111056" calcext:value-type="float">
            <text:p><text:s/>€ 111,056 </text:p>
          </table:table-cell>
          <table:table-cell table:style-name="ce47" office:value-type="string" calcext:value-type="string">
            <text:p>Bijzondere lasten zijn incl. Vpb-lasten </text:p>
          </table:table-cell>
          <table:table-cell table:number-columns-repeated="987"/>
        </table:table-row>
        <table:table-row table:style-name="ro4">
          <table:table-cell table:style-name="ce34"/>
          <table:table-cell table:style-name="ce42"/>
          <table:table-cell table:style-name="ce47"/>
          <table:table-cell table:style-name="ce55"/>
          <table:table-cell table:style-name="ce64" table:number-columns-repeated="2"/>
          <table:table-cell table:style-name="ce70" table:formula="of:=[.D33]+[.E33]+[.F33]" office:value-type="float" office:value="0" calcext:value-type="float">
            <text:p><text:s/>€ - <text:s text:c="2"/></text:p>
          </table:table-cell>
          <table:table-cell table:style-name="ce64" table:number-columns-repeated="3"/>
          <table:table-cell table:style-name="ce76" table:formula="of:=[.D33]+[.E33]+[.F33]+[.H33]+[.I33]+[.J33]" office:value-type="float" office:value="0" calcext:value-type="float">
            <text:p><text:s/>€ - <text:s text:c="2"/></text:p>
          </table:table-cell>
          <table:table-cell table:style-name="ce55"/>
          <table:table-cell table:style-name="ce64"/>
          <table:table-cell table:style-name="ce70" table:formula="of:=[.L33]+[.M33]" office:value-type="float" office:value="0" calcext:value-type="float">
            <text:p><text:s/>€ - <text:s text:c="2"/></text:p>
          </table:table-cell>
          <table:table-cell table:style-name="ce64" table:number-columns-repeated="4"/>
          <table:table-cell table:style-name="ce86" table:formula="of:=[.L33]+[.M33]+[.O33]+[.P33]+[.Q33]+[.R33]" office:value-type="float" office:value="0" calcext:value-type="float">
            <text:p><text:s/>€ - <text:s text:c="2"/></text:p>
          </table:table-cell>
          <table:table-cell table:style-name="ce93" table:formula="of:=[.K33]-[.S33]" office:value-type="float" office:value="0" calcext:value-type="float">
            <text:p><text:s/>€ - <text:s text:c="2"/></text:p>
          </table:table-cell>
          <table:table-cell table:style-name="ce101"/>
          <table:table-cell table:style-name="ce108"/>
          <table:table-cell table:style-name="ce70" table:formula="of:=[.U33]+[.V33]" office:value-type="float" office:value="0" calcext:value-type="float">
            <text:p><text:s/>€ - <text:s text:c="2"/></text:p>
          </table:table-cell>
          <table:table-cell table:style-name="ce108" table:number-columns-repeated="4"/>
          <table:table-cell table:style-name="ce70" table:formula="of:=[.X33]+[.Y33]+[.Z33]+[.AA33]" office:value-type="float" office:value="0" calcext:value-type="float">
            <text:p><text:s/>€ - <text:s text:c="2"/></text:p>
          </table:table-cell>
          <table:table-cell table:style-name="ce128" table:formula="of:=[.W33]+[.AB33]" office:value-type="float" office:value="0" calcext:value-type="float">
            <text:p><text:s/>€ - <text:s text:c="2"/></text:p>
          </table:table-cell>
          <table:table-cell table:style-name="ce131"/>
          <table:table-cell table:style-name="ce137" table:formula="of:=[.T33]" office:value-type="float" office:value="0" calcext:value-type="float">
            <text:p><text:s/>€ - <text:s text:c="2"/></text:p>
          </table:table-cell>
          <table:table-cell table:style-name="ce70" table:formula="of:=[.AD33]+[.AE33]" office:value-type="float" office:value="0" calcext:value-type="float">
            <text:p><text:s/>€ - <text:s text:c="2"/></text:p>
          </table:table-cell>
          <table:table-cell table:style-name="ce108" table:number-columns-repeated="3"/>
          <table:table-cell table:style-name="ce156" table:formula="of:=[.AF33]+[.AG33]+[.AH33]+[.AI33]" office:value-type="float" office:value="0" calcext:value-type="float">
            <text:p><text:s/>€ - <text:s text:c="2"/></text:p>
          </table:table-cell>
          <table:table-cell table:style-name="ce47"/>
          <table:table-cell table:number-columns-repeated="6"/>
          <table:table-cell table:style-name="ce164"/>
          <table:table-cell table:style-name="ce166"/>
          <table:table-cell table:number-columns-repeated="979"/>
        </table:table-row>
        <table:table-row table:style-name="ro4">
          <table:table-cell table:style-name="ce35"/>
          <table:table-cell table:style-name="ce43"/>
          <table:table-cell table:style-name="ce46"/>
          <table:table-cell table:style-name="ce54"/>
          <table:table-cell table:style-name="ce63" table:number-columns-repeated="2"/>
          <table:table-cell table:style-name="ce70" table:formula="of:=[.D34]+[.E34]+[.F34]" office:value-type="float" office:value="0" calcext:value-type="float">
            <text:p><text:s/>€ - <text:s text:c="2"/></text:p>
          </table:table-cell>
          <table:table-cell table:style-name="ce63" table:number-columns-repeated="3"/>
          <table:table-cell table:style-name="ce76" table:formula="of:=[.D34]+[.E34]+[.F34]+[.H34]+[.I34]+[.J34]" office:value-type="float" office:value="0" calcext:value-type="float">
            <text:p><text:s/>€ - <text:s text:c="2"/></text:p>
          </table:table-cell>
          <table:table-cell table:style-name="ce54"/>
          <table:table-cell table:style-name="ce63"/>
          <table:table-cell table:style-name="ce70" table:formula="of:=[.L34]+[.M34]" office:value-type="float" office:value="0" calcext:value-type="float">
            <text:p><text:s/>€ - <text:s text:c="2"/></text:p>
          </table:table-cell>
          <table:table-cell table:style-name="ce63" table:number-columns-repeated="4"/>
          <table:table-cell table:style-name="ce86" table:formula="of:=[.L34]+[.M34]+[.O34]+[.P34]+[.Q34]+[.R34]" office:value-type="float" office:value="0" calcext:value-type="float">
            <text:p><text:s/>€ - <text:s text:c="2"/></text:p>
          </table:table-cell>
          <table:table-cell table:style-name="ce93" table:formula="of:=[.K34]-[.S34]" office:value-type="float" office:value="0" calcext:value-type="float">
            <text:p><text:s/>€ - <text:s text:c="2"/></text:p>
          </table:table-cell>
          <table:table-cell table:style-name="ce100"/>
          <table:table-cell table:style-name="ce107"/>
          <table:table-cell table:style-name="ce70" table:formula="of:=[.U34]+[.V34]" office:value-type="float" office:value="0" calcext:value-type="float">
            <text:p><text:s/>€ - <text:s text:c="2"/></text:p>
          </table:table-cell>
          <table:table-cell table:style-name="ce107" table:number-columns-repeated="4"/>
          <table:table-cell table:style-name="ce70" table:formula="of:=[.X34]+[.Y34]+[.Z34]+[.AA34]" office:value-type="float" office:value="0" calcext:value-type="float">
            <text:p><text:s/>€ - <text:s text:c="2"/></text:p>
          </table:table-cell>
          <table:table-cell table:style-name="ce128" table:formula="of:=[.W34]+[.AB34]" office:value-type="float" office:value="0" calcext:value-type="float">
            <text:p><text:s/>€ - <text:s text:c="2"/></text:p>
          </table:table-cell>
          <table:table-cell table:style-name="ce130"/>
          <table:table-cell table:style-name="ce137" table:formula="of:=[.T34]" office:value-type="float" office:value="0" calcext:value-type="float">
            <text:p><text:s/>€ - <text:s text:c="2"/></text:p>
          </table:table-cell>
          <table:table-cell table:style-name="ce70" table:formula="of:=[.AD34]+[.AE34]" office:value-type="float" office:value="0" calcext:value-type="float">
            <text:p><text:s/>€ - <text:s text:c="2"/></text:p>
          </table:table-cell>
          <table:table-cell table:style-name="ce107" table:number-columns-repeated="3"/>
          <table:table-cell table:style-name="ce156" table:formula="of:=[.AF34]+[.AG34]+[.AH34]+[.AI34]" office:value-type="float" office:value="0" calcext:value-type="float">
            <text:p><text:s/>€ - <text:s text:c="2"/></text:p>
          </table:table-cell>
          <table:table-cell table:style-name="ce46"/>
          <table:table-cell table:number-columns-repeated="6"/>
          <table:table-cell table:style-name="ce165"/>
          <table:table-cell table:style-name="ce166"/>
          <table:table-cell table:number-columns-repeated="979"/>
        </table:table-row>
        <table:table-row table:style-name="ro4">
          <table:table-cell table:style-name="ce34"/>
          <table:table-cell table:style-name="ce42"/>
          <table:table-cell table:style-name="ce47"/>
          <table:table-cell table:style-name="ce55"/>
          <table:table-cell table:style-name="ce64" table:number-columns-repeated="2"/>
          <table:table-cell table:style-name="ce70" table:formula="of:=[.D35]+[.E35]+[.F35]" office:value-type="float" office:value="0" calcext:value-type="float">
            <text:p><text:s/>€ - <text:s text:c="2"/></text:p>
          </table:table-cell>
          <table:table-cell table:style-name="ce64" table:number-columns-repeated="3"/>
          <table:table-cell table:style-name="ce76" table:formula="of:=[.D35]+[.E35]+[.F35]+[.H35]+[.I35]+[.J35]" office:value-type="float" office:value="0" calcext:value-type="float">
            <text:p><text:s/>€ - <text:s text:c="2"/></text:p>
          </table:table-cell>
          <table:table-cell table:style-name="ce55"/>
          <table:table-cell table:style-name="ce64"/>
          <table:table-cell table:style-name="ce70" table:formula="of:=[.L35]+[.M35]" office:value-type="float" office:value="0" calcext:value-type="float">
            <text:p><text:s/>€ - <text:s text:c="2"/></text:p>
          </table:table-cell>
          <table:table-cell table:style-name="ce64" table:number-columns-repeated="4"/>
          <table:table-cell table:style-name="ce86" table:formula="of:=[.L35]+[.M35]+[.O35]+[.P35]+[.Q35]+[.R35]" office:value-type="float" office:value="0" calcext:value-type="float">
            <text:p><text:s/>€ - <text:s text:c="2"/></text:p>
          </table:table-cell>
          <table:table-cell table:style-name="ce93" table:formula="of:=[.K35]-[.S35]" office:value-type="float" office:value="0" calcext:value-type="float">
            <text:p><text:s/>€ - <text:s text:c="2"/></text:p>
          </table:table-cell>
          <table:table-cell table:style-name="ce101"/>
          <table:table-cell table:style-name="ce108"/>
          <table:table-cell table:style-name="ce70" table:formula="of:=[.U35]+[.V35]" office:value-type="float" office:value="0" calcext:value-type="float">
            <text:p><text:s/>€ - <text:s text:c="2"/></text:p>
          </table:table-cell>
          <table:table-cell table:style-name="ce108" table:number-columns-repeated="4"/>
          <table:table-cell table:style-name="ce70" table:formula="of:=[.X35]+[.Y35]+[.Z35]+[.AA35]" office:value-type="float" office:value="0" calcext:value-type="float">
            <text:p><text:s/>€ - <text:s text:c="2"/></text:p>
          </table:table-cell>
          <table:table-cell table:style-name="ce128" table:formula="of:=[.W35]+[.AB35]" office:value-type="float" office:value="0" calcext:value-type="float">
            <text:p><text:s/>€ - <text:s text:c="2"/></text:p>
          </table:table-cell>
          <table:table-cell table:style-name="ce131"/>
          <table:table-cell table:style-name="ce137" table:formula="of:=[.T35]" office:value-type="float" office:value="0" calcext:value-type="float">
            <text:p><text:s/>€ - <text:s text:c="2"/></text:p>
          </table:table-cell>
          <table:table-cell table:style-name="ce70" table:formula="of:=[.AD35]+[.AE35]" office:value-type="float" office:value="0" calcext:value-type="float">
            <text:p><text:s/>€ - <text:s text:c="2"/></text:p>
          </table:table-cell>
          <table:table-cell table:style-name="ce108" table:number-columns-repeated="3"/>
          <table:table-cell table:style-name="ce156" table:formula="of:=[.AF35]+[.AG35]+[.AH35]+[.AI35]" office:value-type="float" office:value="0" calcext:value-type="float">
            <text:p><text:s/>€ - <text:s text:c="2"/></text:p>
          </table:table-cell>
          <table:table-cell table:style-name="ce47"/>
          <table:table-cell table:number-columns-repeated="6"/>
          <table:table-cell table:style-name="ce165"/>
          <table:table-cell table:style-name="ce166"/>
          <table:table-cell table:number-columns-repeated="979"/>
        </table:table-row>
        <table:table-row table:style-name="ro4">
          <table:table-cell table:style-name="ce35"/>
          <table:table-cell table:style-name="ce43"/>
          <table:table-cell table:style-name="ce46"/>
          <table:table-cell table:style-name="ce54"/>
          <table:table-cell table:style-name="ce63" table:number-columns-repeated="2"/>
          <table:table-cell table:style-name="ce70" table:formula="of:=[.D36]+[.E36]+[.F36]" office:value-type="float" office:value="0" calcext:value-type="float">
            <text:p><text:s/>€ - <text:s text:c="2"/></text:p>
          </table:table-cell>
          <table:table-cell table:style-name="ce63" table:number-columns-repeated="3"/>
          <table:table-cell table:style-name="ce76" table:formula="of:=[.D36]+[.E36]+[.F36]+[.H36]+[.I36]+[.J36]" office:value-type="float" office:value="0" calcext:value-type="float">
            <text:p><text:s/>€ - <text:s text:c="2"/></text:p>
          </table:table-cell>
          <table:table-cell table:style-name="ce54"/>
          <table:table-cell table:style-name="ce63"/>
          <table:table-cell table:style-name="ce70" table:formula="of:=[.L36]+[.M36]" office:value-type="float" office:value="0" calcext:value-type="float">
            <text:p><text:s/>€ - <text:s text:c="2"/></text:p>
          </table:table-cell>
          <table:table-cell table:style-name="ce63" table:number-columns-repeated="4"/>
          <table:table-cell table:style-name="ce86" table:formula="of:=[.L36]+[.M36]+[.O36]+[.P36]+[.Q36]+[.R36]" office:value-type="float" office:value="0" calcext:value-type="float">
            <text:p><text:s/>€ - <text:s text:c="2"/></text:p>
          </table:table-cell>
          <table:table-cell table:style-name="ce93" table:formula="of:=[.K36]-[.S36]" office:value-type="float" office:value="0" calcext:value-type="float">
            <text:p><text:s/>€ - <text:s text:c="2"/></text:p>
          </table:table-cell>
          <table:table-cell table:style-name="ce100"/>
          <table:table-cell table:style-name="ce107"/>
          <table:table-cell table:style-name="ce70" table:formula="of:=[.U36]+[.V36]" office:value-type="float" office:value="0" calcext:value-type="float">
            <text:p><text:s/>€ - <text:s text:c="2"/></text:p>
          </table:table-cell>
          <table:table-cell table:style-name="ce107" table:number-columns-repeated="4"/>
          <table:table-cell table:style-name="ce70" table:formula="of:=[.X36]+[.Y36]+[.Z36]+[.AA36]" office:value-type="float" office:value="0" calcext:value-type="float">
            <text:p><text:s/>€ - <text:s text:c="2"/></text:p>
          </table:table-cell>
          <table:table-cell table:style-name="ce128" table:formula="of:=[.W36]+[.AB36]" office:value-type="float" office:value="0" calcext:value-type="float">
            <text:p><text:s/>€ - <text:s text:c="2"/></text:p>
          </table:table-cell>
          <table:table-cell table:style-name="ce130"/>
          <table:table-cell table:style-name="ce137" table:formula="of:=[.T36]" office:value-type="float" office:value="0" calcext:value-type="float">
            <text:p><text:s/>€ - <text:s text:c="2"/></text:p>
          </table:table-cell>
          <table:table-cell table:style-name="ce70" table:formula="of:=[.AD36]+[.AE36]" office:value-type="float" office:value="0" calcext:value-type="float">
            <text:p><text:s/>€ - <text:s text:c="2"/></text:p>
          </table:table-cell>
          <table:table-cell table:style-name="ce107" table:number-columns-repeated="3"/>
          <table:table-cell table:style-name="ce156" table:formula="of:=[.AF36]+[.AG36]+[.AH36]+[.AI36]" office:value-type="float" office:value="0" calcext:value-type="float">
            <text:p><text:s/>€ - <text:s text:c="2"/></text:p>
          </table:table-cell>
          <table:table-cell table:style-name="ce46"/>
          <table:table-cell table:number-columns-repeated="6"/>
          <table:table-cell table:style-name="ce165"/>
          <table:table-cell table:style-name="ce166"/>
          <table:table-cell table:number-columns-repeated="979"/>
        </table:table-row>
        <table:table-row table:style-name="ro4">
          <table:table-cell table:style-name="ce34"/>
          <table:table-cell table:style-name="ce42"/>
          <table:table-cell table:style-name="ce47"/>
          <table:table-cell table:style-name="ce55"/>
          <table:table-cell table:style-name="ce64" table:number-columns-repeated="2"/>
          <table:table-cell table:style-name="ce70" table:formula="of:=[.D37]+[.E37]+[.F37]" office:value-type="float" office:value="0" calcext:value-type="float">
            <text:p><text:s/>€ - <text:s text:c="2"/></text:p>
          </table:table-cell>
          <table:table-cell table:style-name="ce64" table:number-columns-repeated="3"/>
          <table:table-cell table:style-name="ce76" table:formula="of:=[.D37]+[.E37]+[.F37]+[.H37]+[.I37]+[.J37]" office:value-type="float" office:value="0" calcext:value-type="float">
            <text:p><text:s/>€ - <text:s text:c="2"/></text:p>
          </table:table-cell>
          <table:table-cell table:style-name="ce55"/>
          <table:table-cell table:style-name="ce64"/>
          <table:table-cell table:style-name="ce70" table:formula="of:=[.L37]+[.M37]" office:value-type="float" office:value="0" calcext:value-type="float">
            <text:p><text:s/>€ - <text:s text:c="2"/></text:p>
          </table:table-cell>
          <table:table-cell table:style-name="ce64" table:number-columns-repeated="4"/>
          <table:table-cell table:style-name="ce86" table:formula="of:=[.L37]+[.M37]+[.O37]+[.P37]+[.Q37]+[.R37]" office:value-type="float" office:value="0" calcext:value-type="float">
            <text:p><text:s/>€ - <text:s text:c="2"/></text:p>
          </table:table-cell>
          <table:table-cell table:style-name="ce93" table:formula="of:=[.K37]-[.S37]" office:value-type="float" office:value="0" calcext:value-type="float">
            <text:p><text:s/>€ - <text:s text:c="2"/></text:p>
          </table:table-cell>
          <table:table-cell table:style-name="ce101"/>
          <table:table-cell table:style-name="ce108"/>
          <table:table-cell table:style-name="ce70" table:formula="of:=[.U37]+[.V37]" office:value-type="float" office:value="0" calcext:value-type="float">
            <text:p><text:s/>€ - <text:s text:c="2"/></text:p>
          </table:table-cell>
          <table:table-cell table:style-name="ce108" table:number-columns-repeated="4"/>
          <table:table-cell table:style-name="ce70" table:formula="of:=[.X37]+[.Y37]+[.Z37]+[.AA37]" office:value-type="float" office:value="0" calcext:value-type="float">
            <text:p><text:s/>€ - <text:s text:c="2"/></text:p>
          </table:table-cell>
          <table:table-cell table:style-name="ce128" table:formula="of:=[.W37]+[.AB37]" office:value-type="float" office:value="0" calcext:value-type="float">
            <text:p><text:s/>€ - <text:s text:c="2"/></text:p>
          </table:table-cell>
          <table:table-cell table:style-name="ce131"/>
          <table:table-cell table:style-name="ce137" table:formula="of:=[.T37]" office:value-type="float" office:value="0" calcext:value-type="float">
            <text:p><text:s/>€ - <text:s text:c="2"/></text:p>
          </table:table-cell>
          <table:table-cell table:style-name="ce70" table:formula="of:=[.AD37]+[.AE37]" office:value-type="float" office:value="0" calcext:value-type="float">
            <text:p><text:s/>€ - <text:s text:c="2"/></text:p>
          </table:table-cell>
          <table:table-cell table:style-name="ce108" table:number-columns-repeated="3"/>
          <table:table-cell table:style-name="ce156" table:formula="of:=[.AF37]+[.AG37]+[.AH37]+[.AI37]" office:value-type="float" office:value="0" calcext:value-type="float">
            <text:p><text:s/>€ - <text:s text:c="2"/></text:p>
          </table:table-cell>
          <table:table-cell table:style-name="ce47"/>
          <table:table-cell table:number-columns-repeated="6"/>
          <table:table-cell table:style-name="ce165"/>
          <table:table-cell table:style-name="ce170"/>
          <table:table-cell table:number-columns-repeated="979"/>
        </table:table-row>
        <table:table-row table:style-name="ro4">
          <table:table-cell table:style-name="ce35"/>
          <table:table-cell table:style-name="ce43"/>
          <table:table-cell table:style-name="ce46"/>
          <table:table-cell table:style-name="ce54"/>
          <table:table-cell table:style-name="ce63" table:number-columns-repeated="2"/>
          <table:table-cell table:style-name="ce70" table:formula="of:=[.D38]+[.E38]+[.F38]" office:value-type="float" office:value="0" calcext:value-type="float">
            <text:p><text:s/>€ - <text:s text:c="2"/></text:p>
          </table:table-cell>
          <table:table-cell table:style-name="ce63" table:number-columns-repeated="3"/>
          <table:table-cell table:style-name="ce76" table:formula="of:=[.D38]+[.E38]+[.F38]+[.H38]+[.I38]+[.J38]" office:value-type="float" office:value="0" calcext:value-type="float">
            <text:p><text:s/>€ - <text:s text:c="2"/></text:p>
          </table:table-cell>
          <table:table-cell table:style-name="ce54"/>
          <table:table-cell table:style-name="ce63"/>
          <table:table-cell table:style-name="ce70" table:formula="of:=[.L38]+[.M38]" office:value-type="float" office:value="0" calcext:value-type="float">
            <text:p><text:s/>€ - <text:s text:c="2"/></text:p>
          </table:table-cell>
          <table:table-cell table:style-name="ce63" table:number-columns-repeated="4"/>
          <table:table-cell table:style-name="ce86" table:formula="of:=[.L38]+[.M38]+[.O38]+[.P38]+[.Q38]+[.R38]" office:value-type="float" office:value="0" calcext:value-type="float">
            <text:p><text:s/>€ - <text:s text:c="2"/></text:p>
          </table:table-cell>
          <table:table-cell table:style-name="ce93" table:formula="of:=[.K38]-[.S38]" office:value-type="float" office:value="0" calcext:value-type="float">
            <text:p><text:s/>€ - <text:s text:c="2"/></text:p>
          </table:table-cell>
          <table:table-cell table:style-name="ce100"/>
          <table:table-cell table:style-name="ce107"/>
          <table:table-cell table:style-name="ce70" table:formula="of:=[.U38]+[.V38]" office:value-type="float" office:value="0" calcext:value-type="float">
            <text:p><text:s/>€ - <text:s text:c="2"/></text:p>
          </table:table-cell>
          <table:table-cell table:style-name="ce107" table:number-columns-repeated="4"/>
          <table:table-cell table:style-name="ce70" table:formula="of:=[.X38]+[.Y38]+[.Z38]+[.AA38]" office:value-type="float" office:value="0" calcext:value-type="float">
            <text:p><text:s/>€ - <text:s text:c="2"/></text:p>
          </table:table-cell>
          <table:table-cell table:style-name="ce128" table:formula="of:=[.W38]+[.AB38]" office:value-type="float" office:value="0" calcext:value-type="float">
            <text:p><text:s/>€ - <text:s text:c="2"/></text:p>
          </table:table-cell>
          <table:table-cell table:style-name="ce130"/>
          <table:table-cell table:style-name="ce137" table:formula="of:=[.T38]" office:value-type="float" office:value="0" calcext:value-type="float">
            <text:p><text:s/>€ - <text:s text:c="2"/></text:p>
          </table:table-cell>
          <table:table-cell table:style-name="ce70" table:formula="of:=[.AD38]+[.AE38]" office:value-type="float" office:value="0" calcext:value-type="float">
            <text:p><text:s/>€ - <text:s text:c="2"/></text:p>
          </table:table-cell>
          <table:table-cell table:style-name="ce107" table:number-columns-repeated="3"/>
          <table:table-cell table:style-name="ce156" table:formula="of:=[.AF38]+[.AG38]+[.AH38]+[.AI38]" office:value-type="float" office:value="0" calcext:value-type="float">
            <text:p><text:s/>€ - <text:s text:c="2"/></text:p>
          </table:table-cell>
          <table:table-cell table:style-name="ce46"/>
          <table:table-cell table:number-columns-repeated="6"/>
          <table:table-cell table:style-name="ce165"/>
          <table:table-cell table:style-name="ce166"/>
          <table:table-cell table:number-columns-repeated="979"/>
        </table:table-row>
        <table:table-row table:style-name="ro3" table:number-rows-repeated="2">
          <table:table-cell table:number-columns-repeated="43"/>
          <table:table-cell table:style-name="ce166" table:number-columns-repeated="2"/>
          <table:table-cell table:number-columns-repeated="979"/>
        </table:table-row>
        <table:table-row table:style-name="ro3">
          <table:table-cell table:number-columns-repeated="43"/>
          <table:table-cell table:style-name="ce167"/>
          <table:table-cell table:style-name="ce166"/>
          <table:table-cell table:number-columns-repeated="979"/>
        </table:table-row>
        <table:table-row table:style-name="ro3">
          <table:table-cell table:number-columns-repeated="43"/>
          <table:table-cell table:style-name="ce168"/>
          <table:table-cell table:style-name="ce166"/>
          <table:table-cell table:number-columns-repeated="979"/>
        </table:table-row>
        <table:table-row table:style-name="ro3">
          <table:table-cell table:number-columns-repeated="43"/>
          <table:table-cell table:style-name="ce168"/>
          <table:table-cell table:style-name="ce171"/>
          <table:table-cell table:number-columns-repeated="979"/>
        </table:table-row>
        <table:table-row table:style-name="ro3" table:number-rows-repeated="2">
          <table:table-cell table:number-columns-repeated="43"/>
          <table:table-cell table:style-name="ce169"/>
          <table:table-cell table:style-name="ce168"/>
          <table:table-cell table:number-columns-repeated="979"/>
        </table:table-row>
        <table:table-row table:style-name="ro3">
          <table:table-cell table:number-columns-repeated="43"/>
          <table:table-cell table:style-name="ce168" table:number-columns-repeated="2"/>
          <table:table-cell table:number-columns-repeated="979"/>
        </table:table-row>
        <table:table-row table:style-name="ro3">
          <table:table-cell table:number-columns-repeated="43"/>
          <table:table-cell table:style-name="ce166"/>
          <table:table-cell table:style-name="ce168"/>
          <table:table-cell table:number-columns-repeated="979"/>
        </table:table-row>
        <table:table-row table:style-name="ro3">
          <table:table-cell table:number-columns-repeated="43"/>
          <table:table-cell table:style-name="ce168"/>
          <table:table-cell table:style-name="ce172"/>
          <table:table-cell table:number-columns-repeated="979"/>
        </table:table-row>
        <table:table-row table:style-name="ro3">
          <table:table-cell table:number-columns-repeated="43"/>
          <table:table-cell table:style-name="ce168" table:number-columns-repeated="2"/>
          <table:table-cell table:number-columns-repeated="979"/>
        </table:table-row>
        <table:table-row table:style-name="ro3" table:number-rows-repeated="1048526">
          <table:table-cell table:number-columns-repeated="1024"/>
        </table:table-row>
        <table:table-row table:style-name="ro3">
          <table:table-cell table:number-columns-repeated="1024"/>
        </table:table-row>
        <calcext:conditional-formats>
          <calcext:conditional-format calcext:target-range-address="Agentschappen.AC5:Agentschappen.AC5 Agentschappen.AC33:Agentschappen.AC38">
            <calcext:condition calcext:apply-style-name="ConditionalStyle_23" calcext:value="=[.$AJ$5]" calcext:base-cell-address="Agentschappen.AC5"/>
          </calcext:conditional-format>
          <calcext:conditional-format calcext:target-range-address="Agentschappen.AJ5:Agentschappen.AJ5 Agentschappen.AJ33:Agentschappen.AJ38">
            <calcext:condition calcext:apply-style-name="ConditionalStyle_22" calcext:value="=[.$AC$5]" calcext:base-cell-address="Agentschappen.AJ5"/>
          </calcext:conditional-format>
          <calcext:conditional-format calcext:target-range-address="Agentschappen.AC7:Agentschappen.AC10">
            <calcext:condition calcext:apply-style-name="ConditionalStyle_21" calcext:value="=[.$AJ$5]" calcext:base-cell-address="Agentschappen.AC7"/>
          </calcext:conditional-format>
          <calcext:conditional-format calcext:target-range-address="Agentschappen.AJ7:Agentschappen.AJ10">
            <calcext:condition calcext:apply-style-name="ConditionalStyle_20" calcext:value="=[.$AC$5]" calcext:base-cell-address="Agentschappen.AJ7"/>
          </calcext:conditional-format>
          <calcext:conditional-format calcext:target-range-address="Agentschappen.AJ17:Agentschappen.AJ17">
            <calcext:condition calcext:apply-style-name="ConditionalStyle_19" calcext:value="=[.$AC$5]" calcext:base-cell-address="Agentschappen.AJ17"/>
          </calcext:conditional-format>
          <calcext:conditional-format calcext:target-range-address="Agentschappen.AJ11:Agentschappen.AJ16 Agentschappen.AJ18:Agentschappen.AJ18">
            <calcext:condition calcext:apply-style-name="ConditionalStyle_18" calcext:value="=[.$AC$5]" calcext:base-cell-address="Agentschappen.AJ11"/>
          </calcext:conditional-format>
          <calcext:conditional-format calcext:target-range-address="Agentschappen.AC11:Agentschappen.AC18">
            <calcext:condition calcext:apply-style-name="ConditionalStyle_17" calcext:value="=[.$AJ$5]" calcext:base-cell-address="Agentschappen.AC11"/>
          </calcext:conditional-format>
          <calcext:conditional-format calcext:target-range-address="Agentschappen.AC19:Agentschappen.AC20">
            <calcext:condition calcext:apply-style-name="ConditionalStyle_16" calcext:value="=[.$AJ$5]" calcext:base-cell-address="Agentschappen.AC19"/>
          </calcext:conditional-format>
          <calcext:conditional-format calcext:target-range-address="Agentschappen.AJ19:Agentschappen.AJ20">
            <calcext:condition calcext:apply-style-name="ConditionalStyle_15" calcext:value="=[.$AC$5]" calcext:base-cell-address="Agentschappen.AJ19"/>
          </calcext:conditional-format>
          <calcext:conditional-format calcext:target-range-address="Agentschappen.AC21:Agentschappen.AC21">
            <calcext:condition calcext:apply-style-name="ConditionalStyle_14" calcext:value="=[.$AJ$5]" calcext:base-cell-address="Agentschappen.AC21"/>
          </calcext:conditional-format>
          <calcext:conditional-format calcext:target-range-address="Agentschappen.AJ21:Agentschappen.AJ21">
            <calcext:condition calcext:apply-style-name="ConditionalStyle_13" calcext:value="=[.$AC$5]" calcext:base-cell-address="Agentschappen.AJ21"/>
          </calcext:conditional-format>
          <calcext:conditional-format calcext:target-range-address="Agentschappen.AC22:Agentschappen.AC22">
            <calcext:condition calcext:apply-style-name="ConditionalStyle_12" calcext:value="=[.$AJ$5]" calcext:base-cell-address="Agentschappen.AC22"/>
          </calcext:conditional-format>
          <calcext:conditional-format calcext:target-range-address="Agentschappen.AJ22:Agentschappen.AJ22">
            <calcext:condition calcext:apply-style-name="ConditionalStyle_11" calcext:value="=[.$AC$5]" calcext:base-cell-address="Agentschappen.AJ22"/>
          </calcext:conditional-format>
          <calcext:conditional-format calcext:target-range-address="Agentschappen.AC23:Agentschappen.AC23">
            <calcext:condition calcext:apply-style-name="ConditionalStyle_10" calcext:value="=[.$AJ$5]" calcext:base-cell-address="Agentschappen.AC23"/>
          </calcext:conditional-format>
          <calcext:conditional-format calcext:target-range-address="Agentschappen.AJ23:Agentschappen.AJ23">
            <calcext:condition calcext:apply-style-name="ConditionalStyle_9" calcext:value="=[.$AC$5]" calcext:base-cell-address="Agentschappen.AJ23"/>
          </calcext:conditional-format>
          <calcext:conditional-format calcext:target-range-address="Agentschappen.AC24:Agentschappen.AC24">
            <calcext:condition calcext:apply-style-name="ConditionalStyle_8" calcext:value="=[.$AJ$5]" calcext:base-cell-address="Agentschappen.AC24"/>
          </calcext:conditional-format>
          <calcext:conditional-format calcext:target-range-address="Agentschappen.AJ24:Agentschappen.AJ24">
            <calcext:condition calcext:apply-style-name="ConditionalStyle_7" calcext:value="=[.$AC$5]" calcext:base-cell-address="Agentschappen.AJ24"/>
          </calcext:conditional-format>
          <calcext:conditional-format calcext:target-range-address="Agentschappen.AD25:Agentschappen.AD28">
            <calcext:condition calcext:apply-style-name="ConditionalStyle_6" calcext:value="=[.$AK$5]" calcext:base-cell-address="Agentschappen.AD25"/>
          </calcext:conditional-format>
          <calcext:conditional-format calcext:target-range-address="Agentschappen.AK25:Agentschappen.AK28">
            <calcext:condition calcext:apply-style-name="ConditionalStyle_5" calcext:value="=[.$AD$5]" calcext:base-cell-address="Agentschappen.AK25"/>
          </calcext:conditional-format>
          <calcext:conditional-format calcext:target-range-address="Agentschappen.AC29:Agentschappen.AC29">
            <calcext:condition calcext:apply-style-name="ConditionalStyle_4" calcext:value="=[.$AJ$5]" calcext:base-cell-address="Agentschappen.AC29"/>
          </calcext:conditional-format>
          <calcext:conditional-format calcext:target-range-address="Agentschappen.AJ29:Agentschappen.AJ29">
            <calcext:condition calcext:apply-style-name="ConditionalStyle_3" calcext:value="=[.$AC$5]" calcext:base-cell-address="Agentschappen.AJ29"/>
          </calcext:conditional-format>
          <calcext:conditional-format calcext:target-range-address="Agentschappen.AC30:Agentschappen.AC32">
            <calcext:condition calcext:apply-style-name="ConditionalStyle_2" calcext:value="=[.$AJ$5]" calcext:base-cell-address="Agentschappen.AC30"/>
          </calcext:conditional-format>
          <calcext:conditional-format calcext:target-range-address="Agentschappen.AJ30:Agentschappen.AJ32">
            <calcext:condition calcext:apply-style-name="ConditionalStyle_1" calcext:value="=[.$AC$5]" calcext:base-cell-address="Agentschappen.AJ3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loext:text> € </loext:text>
      <loext:fill-character> </loext:fill-character>
      <number:number number:decimal-places="2" loext:min-decimal-places="2" number:min-integer-digits="1" number:grouping="true"/>
      <number:text> </number:text>
    </number:number-style>
    <number:number-style style:name="N121P1" style:volatile="true">
      <loext:text> € </loext:text>
      <loext:fill-character> </loext:fill-character>
      <number:text>-</number:text>
      <number:number number:decimal-places="2" loext:min-decimal-places="2" number:min-integer-digits="1" number:grouping="true"/>
      <number:text> </number:text>
    </number:number-style>
    <number:number-style style:name="N121P2" style:volatile="true">
      <loext:text> €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7P0" style:volatile="true">
      <number:number number:decimal-places="2" loext:min-decimal-places="2" number:min-integer-digits="1" number:grouping="true"/>
      <number:text> </number:text>
    </number:number-style>
    <number:number-style style:name="N127P1" style:volatile="true">
      <number:text>-</number:text>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P0" style:volatile="true">
      <loext:text> € </loext:text>
      <loext:fill-character> </loext:fill-character>
      <number:number number:decimal-places="0" loext:min-decimal-places="0" number:min-integer-digits="1" number:grouping="true"/>
      <number:text> </number:text>
    </number:number-style>
    <number:number-style style:name="N126P1" style:volatile="true">
      <loext:text> € </loext:text>
      <loext:fill-character> </loext:fill-character>
      <number:text>-</number:text>
      <number:number number:decimal-places="0" loext:min-decimal-places="0" number:min-integer-digits="1" number:grouping="true"/>
      <number:text> </number:text>
    </number:number-style>
    <number:number-style style:name="N126P2" style:volatile="true">
      <loext:text> €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number number:decimal-places="0" loext:min-decimal-places="0" number:min-integer-digits="1" number:grouping="true"/>
      <number:text> </number:text>
    </number:number-style>
    <number:number-style style:name="N128P1" style:volatile="true">
      <number:text>-</number:text>
      <number:number number:decimal-places="0" loext:min-decimal-places="0" number:min-integer-digits="1" number:grouping="true"/>
      <number:text> </number:text>
    </number:number-style>
    <number:number-style style:name="N128P2" style:volatile="true">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Verdana" fo:font-family="Verdana" style:font-family-generic="swiss" fo:font-size="9pt" style:font-size-asian="9pt" style:font-name-complex="Verdana" style:font-family-complex="Verdana" style:font-family-generic-complex="swiss" style:font-size-complex="9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urrency_20_1" style:display-name="Excel Built-in Currency 1" style:family="table-cell" style:parent-style-name="Default" style:data-style-name="N127">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Excel_20_Built-in_20_Currency" style:display-name="Excel Built-in Currency" style:family="table-cell" style:parent-style-name="Default" style:data-style-name="N121"/>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51pt 0.74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onditionalStyle_5f_23" style:display-name="ConditionalStyle_23" style:family="table-cell" style:parent-style-name="Default">
      <style:table-cell-properties fo:background-color="#c6efce"/>
      <style:text-properties fo:color="#006100"/>
    </style:style>
    <style:style style:name="ConditionalStyle_5f_22" style:display-name="ConditionalStyle_22" style:family="table-cell" style:parent-style-name="Default">
      <style:table-cell-properties fo:background-color="#c6efce"/>
      <style:text-properties fo:color="#006100"/>
    </style:style>
    <style:style style:name="ConditionalStyle_5f_21" style:display-name="ConditionalStyle_21" style:family="table-cell" style:parent-style-name="Default">
      <style:table-cell-properties fo:background-color="#c6efce"/>
      <style:text-properties fo:color="#006100"/>
    </style:style>
    <style:style style:name="ConditionalStyle_5f_20" style:display-name="ConditionalStyle_20" style:family="table-cell" style:parent-style-name="Default">
      <style:table-cell-properties fo:background-color="#c6efce"/>
      <style:text-properties fo:color="#006100"/>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c6efce"/>
      <style:text-properties fo:color="#006100"/>
    </style:style>
    <style:style style:name="ConditionalStyle_5f_17" style:display-name="ConditionalStyle_17" style:family="table-cell" style:parent-style-name="Default">
      <style:table-cell-properties fo:background-color="#c6efce"/>
      <style:text-properties fo:color="#006100"/>
    </style:style>
    <style:style style:name="ConditionalStyle_5f_16" style:display-name="ConditionalStyle_16" style:family="table-cell" style:parent-style-name="Default">
      <style:table-cell-properties fo:background-color="#c6efce"/>
      <style:text-properties fo:color="#006100"/>
    </style:style>
    <style:style style:name="ConditionalStyle_5f_15" style:display-name="ConditionalStyle_15"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c6efce"/>
      <style:text-properties fo:color="#006100"/>
    </style:style>
    <style:style style:name="ConditionalStyle_5f_13" style:display-name="ConditionalStyle_13" style:family="table-cell" style:parent-style-name="Default">
      <style:table-cell-properties fo:background-color="#c6efce"/>
      <style:text-properties fo:color="#006100"/>
    </style:style>
    <style:style style:name="ConditionalStyle_5f_12" style:display-name="ConditionalStyle_12" style:family="table-cell" style:parent-style-name="Default">
      <style:table-cell-properties fo:background-color="#c6efce"/>
      <style:text-properties fo:color="#006100"/>
    </style:style>
    <style:style style:name="ConditionalStyle_5f_11" style:display-name="ConditionalStyle_11" style:family="table-cell" style:parent-style-name="Default">
      <style:table-cell-properties fo:background-color="#c6efce"/>
      <style:text-properties fo:color="#006100"/>
    </style:style>
    <style:style style:name="ConditionalStyle_5f_10" style:display-name="ConditionalStyle_10" style:family="table-cell" style:parent-style-name="Default">
      <style:table-cell-properties fo:background-color="#c6efce"/>
      <style:text-properties fo:color="#006100"/>
    </style:style>
    <style:style style:name="ConditionalStyle_5f_9" style:display-name="ConditionalStyle_9" style:family="table-cell" style:parent-style-name="Default">
      <style:table-cell-properties fo:background-color="#c6efce"/>
      <style:text-properties fo:color="#006100"/>
    </style:style>
    <style:style style:name="ConditionalStyle_5f_8" style:display-name="ConditionalStyle_8" style:family="table-cell" style:parent-style-name="Default">
      <style:table-cell-properties fo:background-color="#c6efce"/>
      <style:text-properties fo:color="#006100"/>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c6efce"/>
      <style:text-properties fo:color="#006100"/>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c6efce"/>
      <style:text-properties fo:color="#006100"/>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andleiding" style:display-name="PageStyle_Handleiding" style:page-layout-name="Mpm3">
      <style:header style:display="false"/>
      <style:header-left style:display="false"/>
      <style:footer style:display="false"/>
      <style:footer-left style:display="false"/>
    </style:master-page>
    <style:master-page style:name="PageStyle_5f_Agentschappen" style:display-name="PageStyle_Agentschapp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G_MR</meta:initial-creator>
    <dc:creator>Halvemaan, CR (Chayenne) (BZ/BBH)</dc:creator>
    <meta:creation-date>2018-01-03T14:30:19</meta:creation-date>
    <dc:date>2020-04-20T12:39:22</dc:date>
    <meta:editing-duration>P0D</meta:editing-duration>
    <meta:generator>LibreOffice/6.2.8.2$Linux_X86_64 LibreOffice_project/20$Build-2</meta:generator>
    <meta:document-statistic meta:table-count="2" meta:cell-count="1199" meta:object-count="0"/>
    <meta:user-defined meta:name="AppVersion">16.0300</meta:user-defined>
    <meta:user-defined meta:name="Company">Rijksoverheid</meta:user-defined>
    <meta:user-defined meta:name="ContentTypeId">0x010100ECBD3C6078D8684595B9FD95335357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